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fb694a" draw:stroke-linejoin="round" svg:stroke-linecap="butt" draw:fill="solid" draw:fill-color="#fb694a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73c476" draw:stroke-linejoin="round" svg:stroke-linecap="butt" draw:fill="solid" draw:fill-color="#73c476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fd8c3b" draw:stroke-linejoin="round" svg:stroke-linecap="butt" draw:fill="solid" draw:fill-color="#fd8c3b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fb694a" svg:stroke-opacity="50%" draw:stroke-linejoin="miter" svg:stroke-linecap="butt" draw:fill="solid" draw:fill-color="#fb694a" draw:opacity="50%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73c476" svg:stroke-opacity="50%" draw:stroke-linejoin="miter" svg:stroke-linecap="butt" draw:fill="solid" draw:fill-color="#73c476" draw:opacity="50%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.035cm" svg:stroke-color="#808080" draw:stroke-linejoin="miter" svg:stroke-linecap="butt" draw:fill="solid" draw:fill-color="#808080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35cm" svg:stroke-color="#000000" draw:stroke-linejoin="round" svg:stroke-linecap="butt" draw:fill="solid" draw:fill-color="#000000" fo:padding-top="0.017cm" fo:padding-bottom="0.017cm" fo:padding-left="0.017cm" fo:padding-right="0.017cm"/>
    </style:style>
    <style:style style:name="gr10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1" style:family="graphic" style:parent-style-name="standard">
      <style:graphic-properties draw:stroke="solid" svg:stroke-width="0.035cm" svg:stroke-color="#fd8c3b" svg:stroke-opacity="50%" draw:stroke-linejoin="miter" svg:stroke-linecap="butt" draw:fill="solid" draw:fill-color="#fd8c3b" draw:opacity="50%" fo:padding-top="0.017cm" fo:padding-bottom="0.017cm" fo:padding-left="0.017cm" fo:padding-right="0.017cm"/>
    </style:style>
    <style:style style:name="gr12" style:family="graphic" style:parent-style-name="standard">
      <style:graphic-properties draw:stroke="none" draw:fill="solid" draw:fill-color="#808080"/>
    </style:style>
    <style:style style:name="gr13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/>
    </style:style>
    <style:style style:name="gr14" style:family="graphic" style:parent-style-name="standard">
      <style:graphic-properties draw:stroke="none" draw:fill="solid" draw:fill-color="#fb694a"/>
    </style:style>
    <style:style style:name="gr15" style:family="graphic" style:parent-style-name="standard">
      <style:graphic-properties draw:stroke="solid" svg:stroke-width="0.035cm" svg:stroke-color="#fb694a" draw:stroke-linejoin="round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none" svg:stroke-color="#000000" draw:fill="none" draw:fill-color="#ffffff" fo:min-height="1.8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3.256cm" fo:min-width="10.871cm" fo:padding-top="0.026cm" fo:padding-bottom="0.026cm" fo:padding-left="0.026cm" fo:padding-right="0.026cm"/>
    </style:style>
    <style:style style:name="gr19" style:family="graphic" style:parent-style-name="standard">
      <style:graphic-properties draw:stroke="none" svg:stroke-color="#000000" draw:fill="none" draw:fill-color="#ffffff" fo:min-height="1.587cm"/>
      <style:paragraph-properties style:writing-mode="lr-tb"/>
    </style:style>
    <style:style style:name="gr20" style:family="graphic" style:parent-style-name="standard">
      <style:graphic-properties draw:stroke="none" draw:fill-color="#73c476" draw:opacity="70%" draw:textarea-horizontal-align="center" draw:textarea-vertical-align="middle"/>
    </style:style>
    <style:style style:name="gr21" style:family="graphic" style:parent-style-name="standard">
      <style:graphic-properties draw:stroke="solid" svg:stroke-width="0.035cm" svg:stroke-color="#73c476" svg:stroke-opacity="50%" draw:stroke-linejoin="miter" svg:stroke-linecap="butt" draw:fill="solid" draw:fill-color="#73c476" draw:opacity="70%" fo:padding-top="0.017cm" fo:padding-bottom="0.017cm" fo:padding-left="0.017cm" fo:padding-right="0.017cm"/>
    </style:style>
    <style:style style:name="gr22" style:family="graphic" style:parent-style-name="standard">
      <style:graphic-properties draw:stroke="none" svg:stroke-color="#000000" draw:fill="none" draw:fill-color="#ffffff" fo:min-height="1.406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b694a"/>
    </style:style>
    <style:style style:name="P3" style:family="paragraph">
      <loext:graphic-properties draw:fill="solid" draw:fill-color="#73c476"/>
    </style:style>
    <style:style style:name="P4" style:family="paragraph">
      <loext:graphic-properties draw:fill="solid" draw:fill-color="#fd8c3b"/>
    </style:style>
    <style:style style:name="P5" style:family="paragraph">
      <loext:graphic-properties draw:fill="solid" draw:fill-color="#fb694a" draw:opacity="50%"/>
    </style:style>
    <style:style style:name="P6" style:family="paragraph">
      <loext:graphic-properties draw:fill="solid" draw:fill-color="#73c476" draw:opacity="50%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808080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d8c3b" draw:opacity="50%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" fo:font-size="36pt" style:font-size-asian="36pt" style:font-size-complex="36pt"/>
    </style:style>
    <style:style style:name="P12" style:family="paragraph">
      <loext:graphic-properties draw:fill="none" draw:fill-color="#ffffff"/>
      <style:paragraph-properties style:writing-mode="lr-tb"/>
      <style:text-properties style:font-name="Times New Roman" fo:font-size="32pt" style:font-size-asian="32pt" style:font-size-complex="3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6d6d" loext:opacity="100%" loext:color-lum-mod="100%" loext:color-lum-off="0%" style:font-name="Times New Roman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-color="#73c476" draw:opacity="7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3faf46" loext:opacity="100%" loext:color-lum-mod="100%" loext:color-lum-off="0%" style:font-name="Times New Roman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solid" draw:fill-color="#73c476" draw:opacity="70%"/>
    </style:style>
    <style:style style:name="P18" style:family="paragraph">
      <loext:graphic-properties draw:fill="none" draw:fill-color="#ffffff"/>
      <style:paragraph-properties style:writing-mode="lr-tb"/>
      <style:text-properties fo:color="#fd8c3b" loext:opacity="100%" loext:color-lum-mod="100%" loext:color-lum-off="0%" style:font-name="Times New Roman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Times New Roman" fo:font-size="32pt" style:font-size-asian="32pt" style:font-size-complex="32pt"/>
    </style:style>
    <style:style style:name="P20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style:font-name="Times New Roman" fo:font-size="36pt" style:font-size-asian="36pt" style:font-size-complex="36pt"/>
    </style:style>
    <style:style style:name="T1" style:family="text">
      <style:text-properties style:font-name="Times New Roman" fo:font-size="36pt" style:font-size-asian="36pt" style:font-size-complex="36pt"/>
    </style:style>
    <style:style style:name="T2" style:family="text">
      <style:text-properties style:font-name="Times New Roman" fo:font-size="32pt" style:font-size-asian="32pt" style:font-size-complex="32pt"/>
    </style:style>
    <style:style style:name="T3" style:family="text">
      <style:text-properties fo:color="#ff6d6d" loext:opacity="100%" style:font-name="Times New Roman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3faf46" loext:opacity="100%" style:font-name="Times New Roman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d8c3b" loext:opacity="100%" style:font-name="Times New Roman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0000" loext:opacity="100%" style:font-name="Times New Roman" fo:font-size="32pt" style:font-size-asian="32pt" style:font-size-complex="32pt"/>
    </style:style>
    <style:style style:name="T7" style:family="text">
      <style:text-properties fo:color="#ff0000" loext:opacity="100%" style:font-name="Times New Roman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5.629cm" svg:height="16.719cm" svg:x="0cm" svg:y="0cm" svg:viewBox="0 0 55630 16720" draw:points="0,16720 55630,16720 55630,0 0,0">
          <text:p/>
        </draw:polygon>
        <draw:polygon draw:style-name="gr1" draw:text-style-name="P1" draw:layer="layout" svg:width="10.504cm" svg:height="13.69cm" svg:x="0.996cm" svg:y="2.032cm" svg:viewBox="0 0 10505 13691" draw:points="0,13691 10505,13691 10505,0 0,0">
          <text:p/>
        </draw:polygon>
        <draw:path draw:style-name="gr2" draw:text-style-name="P2" draw:layer="layout" svg:width="0.558cm" svg:height="0.558cm" svg:x="2.584cm" svg:y="7.559cm" svg:viewBox="0 0 559 559" svg:d="M279 559c74 0 145-30 197-83 54-52 83-123 83-197s-29-145-83-197c-52-53-123-82-197-82s-145 29-197 82c-52 52-82 123-82 197s30 145 82 197c52 53 123 83 197 83z">
          <text:p/>
        </draw:path>
        <draw:path draw:style-name="gr2" draw:text-style-name="P2" draw:layer="layout" svg:width="0.558cm" svg:height="0.558cm" svg:x="5.165cm" svg:y="6.704cm" svg:viewBox="0 0 559 559" svg:d="M280 559c74 0 145-30 197-82s82-123 82-197c0-75-30-146-82-198-52-53-123-82-197-82s-145 29-198 82c-53 52-82 123-82 198 0 74 29 145 82 197s124 82 198 82z">
          <text:p/>
        </draw:path>
        <draw:path draw:style-name="gr2" draw:text-style-name="P2" draw:layer="layout" svg:width="0.558cm" svg:height="0.558cm" svg:x="5.351cm" svg:y="3.574cm" svg:viewBox="0 0 559 559" svg:d="M279 559c74 0 145-29 197-82 54-52 83-123 83-197s-29-145-83-197c-52-53-123-83-197-83s-145 30-197 83c-52 52-82 123-82 197s30 145 82 197c52 53 123 82 197 82z">
          <text:p/>
        </draw:path>
        <draw:path draw:style-name="gr2" draw:text-style-name="P2" draw:layer="layout" svg:width="0.558cm" svg:height="0.558cm" svg:x="2.234cm" svg:y="5.701cm" svg:viewBox="0 0 559 559" svg:d="M280 559c74 0 145-29 197-82 52-52 82-123 82-197s-30-146-82-198-123-82-197-82c-75 0-146 30-199 82-52 52-81 124-81 198s29 145 81 197c53 53 124 82 199 82z">
          <text:p/>
        </draw:path>
        <draw:path draw:style-name="gr2" draw:text-style-name="P2" draw:layer="layout" svg:width="0.558cm" svg:height="0.558cm" svg:x="4.939cm" svg:y="7.391cm" svg:viewBox="0 0 559 559" svg:d="M279 559c75 0 146-30 199-82 52-52 81-123 81-197s-29-145-81-198c-53-53-124-82-199-82-74 0-145 29-197 82s-82 124-82 198 30 145 82 197 123 82 197 82z">
          <text:p/>
        </draw:path>
        <draw:path draw:style-name="gr2" draw:text-style-name="P2" draw:layer="layout" svg:width="0.558cm" svg:height="0.558cm" svg:x="3.94cm" svg:y="4.451cm" svg:viewBox="0 0 559 559" svg:d="M280 559c74 0 145-30 198-82 52-52 81-123 81-198 0-74-29-145-81-197-53-53-124-82-198-82-75 0-146 29-198 82-52 52-82 123-82 197 0 75 30 146 82 198s123 82 198 82z">
          <text:p/>
        </draw:path>
        <draw:path draw:style-name="gr2" draw:text-style-name="P2" draw:layer="layout" svg:width="0.558cm" svg:height="0.558cm" svg:x="8.332cm" svg:y="6.808cm" svg:viewBox="0 0 559 559" svg:d="M279 559c75 0 146-29 198-81 52-53 82-124 82-198s-30-146-82-198-123-82-198-82c-74 0-145 30-197 82-53 52-82 124-82 198s29 145 82 198c52 52 123 81 197 81z">
          <text:p/>
        </draw:path>
        <draw:path draw:style-name="gr2" draw:text-style-name="P2" draw:layer="layout" svg:width="0.558cm" svg:height="0.558cm" svg:x="7.788cm" svg:y="5.383cm" svg:viewBox="0 0 559 559" svg:d="M279 559c75 0 146-29 198-81 52-54 82-125 82-199s-30-145-82-197-123-82-198-82c-74 0-145 30-198 82-52 52-81 123-81 197s29 145 81 199c53 52 124 81 198 81z">
          <text:p/>
        </draw:path>
        <draw:path draw:style-name="gr2" draw:text-style-name="P2" draw:layer="layout" svg:width="0.558cm" svg:height="0.557cm" svg:x="6.897cm" svg:y="6.188cm" svg:viewBox="0 0 559 558" svg:d="M280 558c74 0 145-29 198-81 52-53 81-123 81-197 0-75-29-146-81-199-53-52-124-81-198-81s-145 29-197 81c-53 53-83 124-83 199 0 74 30 144 83 197 52 52 123 81 197 81z">
          <text:p/>
        </draw:path>
        <draw:path draw:style-name="gr2" draw:text-style-name="P2" draw:layer="layout" svg:width="0.558cm" svg:height="0.558cm" svg:x="4.226cm" svg:y="5.96cm" svg:viewBox="0 0 559 559" svg:d="M279 559c74 0 145-30 197-82 54-53 83-124 83-198s-29-145-83-198c-52-52-123-81-197-81s-145 29-197 81c-52 53-82 124-82 198s30 145 82 198c52 52 123 82 197 82z">
          <text:p/>
        </draw:path>
        <draw:path draw:style-name="gr2" draw:text-style-name="P2" draw:layer="layout" svg:width="0.558cm" svg:height="0.558cm" svg:x="2.483cm" svg:y="3.148cm" svg:viewBox="0 0 559 559" svg:d="M280 559c74 0 145-29 197-82s82-124 82-198-30-145-82-197-123-82-197-82-145 30-197 82c-53 52-83 123-83 197s30 145 83 198c52 53 123 82 197 82z">
          <text:p/>
        </draw:path>
        <draw:path draw:style-name="gr2" draw:text-style-name="P2" draw:layer="layout" svg:width="0.558cm" svg:height="0.558cm" svg:x="5.981cm" svg:y="5.96cm" svg:viewBox="0 0 559 559" svg:d="M279 559c74 0 145-29 198-81 52-54 82-125 82-199s-30-145-82-197c-53-52-124-82-198-82s-145 30-197 82c-53 52-82 123-82 197s29 145 82 199c52 52 123 81 197 81z">
          <text:p/>
        </draw:path>
        <draw:path draw:style-name="gr3" draw:text-style-name="P3" draw:layer="layout" svg:width="0.558cm" svg:height="0.558cm" svg:x="6.759cm" svg:y="12.106cm" svg:viewBox="0 0 559 559" svg:d="M280 559c74 0 145-29 197-82s82-124 82-198-30-145-82-197-123-82-197-82-146 30-198 82c-53 52-82 123-82 197s29 145 82 198c52 53 124 82 198 82z">
          <text:p/>
        </draw:path>
        <draw:path draw:style-name="gr3" draw:text-style-name="P3" draw:layer="layout" svg:width="0.558cm" svg:height="0.558cm" svg:x="8.361cm" svg:y="9.856cm" svg:viewBox="0 0 559 559" svg:d="M280 559c74 0 145-29 197-82 53-53 82-124 82-198s-29-145-82-197c-52-52-123-82-197-82-75 0-146 30-198 82-53 52-82 123-82 197s29 145 82 198c52 53 123 82 198 82z">
          <text:p/>
        </draw:path>
        <draw:path draw:style-name="gr3" draw:text-style-name="P3" draw:layer="layout" svg:width="0.558cm" svg:height="0.558cm" svg:x="6.516cm" svg:y="11.891cm" svg:viewBox="0 0 559 559" svg:d="M279 559c74 0 145-30 198-82 52-52 82-123 82-197s-30-145-82-198c-53-53-124-82-198-82s-145 29-197 82c-53 53-82 124-82 198s29 145 82 197c52 52 123 82 197 82z">
          <text:p/>
        </draw:path>
        <draw:path draw:style-name="gr3" draw:text-style-name="P3" draw:layer="layout" svg:width="0.557cm" svg:height="0.558cm" svg:x="8.091cm" svg:y="14.302cm" svg:viewBox="0 0 558 559" svg:d="M278 559c74 0 145-29 198-82 52-53 82-124 82-198s-30-145-82-197c-53-52-124-82-198-82s-144 30-197 82c-52 52-81 123-81 197s29 145 81 198c53 53 123 82 197 82z">
          <text:p/>
        </draw:path>
        <draw:path draw:style-name="gr3" draw:text-style-name="P3" draw:layer="layout" svg:width="0.558cm" svg:height="0.557cm" svg:x="8.265cm" svg:y="10.529cm" svg:viewBox="0 0 559 558" svg:d="M279 558c74 0 146-29 198-81 52-53 82-123 82-198 0-74-30-145-82-198-52-52-124-81-198-81s-145 29-198 81c-52 53-81 124-81 198 0 75 29 145 81 198 53 52 124 81 198 81z">
          <text:p/>
        </draw:path>
        <draw:path draw:style-name="gr3" draw:text-style-name="P3" draw:layer="layout" svg:width="0.558cm" svg:height="0.558cm" svg:x="5.142cm" svg:y="12.608cm" svg:viewBox="0 0 559 559" svg:d="M280 559c74 0 145-30 197-83 53-52 82-123 82-197s-29-145-82-197c-52-53-123-82-197-82s-146 29-198 82c-52 52-82 123-82 197s30 145 82 197c52 53 124 83 198 83z">
          <text:p/>
        </draw:path>
        <draw:path draw:style-name="gr3" draw:text-style-name="P3" draw:layer="layout" svg:width="0.557cm" svg:height="0.558cm" svg:x="6.285cm" svg:y="10.58cm" svg:viewBox="0 0 558 559" svg:d="M279 559c74 0 145-29 198-82 52-52 81-123 81-198 0-74-29-145-81-197-53-52-124-82-198-82s-144 30-198 82c-52 52-81 123-81 197 0 75 29 146 81 198 54 53 124 82 198 82z">
          <text:p/>
        </draw:path>
        <draw:path draw:style-name="gr3" draw:text-style-name="P3" draw:layer="layout" svg:width="0.558cm" svg:height="0.558cm" svg:x="10.075cm" svg:y="13.421cm" svg:viewBox="0 0 559 559" svg:d="M280 559c74 0 145-29 197-82 52-52 82-123 82-197 0-75-30-146-82-198-52-53-123-82-197-82-75 0-146 29-198 82-53 52-82 123-82 198 0 74 29 145 82 197 52 53 123 82 198 82z">
          <text:p/>
        </draw:path>
        <draw:path draw:style-name="gr3" draw:text-style-name="P3" draw:layer="layout" svg:width="0.558cm" svg:height="0.558cm" svg:x="8.85cm" svg:y="13.896cm" svg:viewBox="0 0 559 559" svg:d="M279 559c75 0 146-29 198-81 52-53 82-124 82-199 0-74-30-145-82-197s-123-82-198-82c-74 0-145 30-197 82-53 52-82 123-82 197 0 75 29 146 82 199 52 52 123 81 197 81z">
          <text:p/>
        </draw:path>
        <draw:path draw:style-name="gr3" draw:text-style-name="P3" draw:layer="layout" svg:width="0.557cm" svg:height="0.558cm" svg:x="6.269cm" svg:y="13.274cm" svg:viewBox="0 0 558 559" svg:d="M279 559c74 0 145-30 198-82 52-52 81-124 81-198s-29-145-81-197c-53-53-124-82-198-82s-145 29-198 82c-52 52-81 123-81 197s29 146 81 198c53 52 124 82 198 82z">
          <text:p/>
        </draw:path>
        <draw:path draw:style-name="gr3" draw:text-style-name="P3" draw:layer="layout" svg:width="0.558cm" svg:height="0.558cm" svg:x="10.346cm" svg:y="12.434cm" svg:viewBox="0 0 559 559" svg:d="M279 559c74 0 145-30 197-82 54-52 83-123 83-197s-29-145-83-198c-52-53-123-82-197-82s-145 29-197 82-82 124-82 198 30 145 82 197 123 82 197 82z">
          <text:p/>
        </draw:path>
        <draw:path draw:style-name="gr3" draw:text-style-name="P3" draw:layer="layout" svg:width="0.558cm" svg:height="0.557cm" svg:x="6.853cm" svg:y="13.279cm" svg:viewBox="0 0 559 558" svg:d="M280 558c74 0 145-29 197-81 53-53 82-125 82-198 0-74-29-145-82-198-52-52-123-81-197-81s-145 29-198 81c-52 53-82 124-82 198 0 73 30 145 82 198 53 52 124 81 198 81z">
          <text:p/>
        </draw:path>
        <draw:path draw:style-name="gr4" draw:text-style-name="P4" draw:layer="layout" svg:width="0.558cm" svg:height="0.558cm" svg:x="6.758cm" svg:y="10.319cm" svg:viewBox="0 0 559 559" svg:d="M280 559c74 0 145-30 197-83 53-52 82-123 82-197s-29-145-82-197c-52-52-123-82-197-82s-146 30-198 82-82 123-82 197 30 145 82 197c52 53 124 83 198 83z">
          <text:p/>
        </draw:path>
        <draw:polygon draw:style-name="gr3" draw:text-style-name="P3" draw:layer="layout" svg:width="0.558cm" svg:height="0.557cm" svg:x="2.661cm" svg:y="7.955cm" svg:viewBox="0 0 559 558" draw:points="279,0 0,558 559,558">
          <text:p/>
        </draw:polygon>
        <draw:polygon draw:style-name="gr3" draw:text-style-name="P3" draw:layer="layout" svg:width="0.558cm" svg:height="0.557cm" svg:x="4.413cm" svg:y="7.329cm" svg:viewBox="0 0 559 558" draw:points="279,0 0,558 559,558">
          <text:p/>
        </draw:polygon>
        <draw:polygon draw:style-name="gr3" draw:text-style-name="P3" draw:layer="layout" svg:width="0.558cm" svg:height="0.558cm" svg:x="3.869cm" svg:y="5.988cm" svg:viewBox="0 0 559 559" draw:points="279,0 0,559 559,559">
          <text:p/>
        </draw:polygon>
        <draw:polygon draw:style-name="gr3" draw:text-style-name="P3" draw:layer="layout" svg:width="0.558cm" svg:height="0.557cm" svg:x="3.123cm" svg:y="9.386cm" svg:viewBox="0 0 559 558" draw:points="279,0 0,558 559,558">
          <text:p/>
        </draw:polygon>
        <draw:polygon draw:style-name="gr3" draw:text-style-name="P3" draw:layer="layout" svg:width="0.558cm" svg:height="0.558cm" svg:x="2.092cm" svg:y="8.349cm" svg:viewBox="0 0 559 559" draw:points="279,0 0,559 559,559">
          <text:p/>
        </draw:polygon>
        <draw:polygon draw:style-name="gr3" draw:text-style-name="P3" draw:layer="layout" svg:width="0.557cm" svg:height="0.557cm" svg:x="4.157cm" svg:y="9.562cm" svg:viewBox="0 0 558 558" draw:points="279,0 0,558 558,558">
          <text:p/>
        </draw:polygon>
        <draw:polygon draw:style-name="gr3" draw:text-style-name="P3" draw:layer="layout" svg:width="0.557cm" svg:height="0.558cm" svg:x="2.835cm" svg:y="6.344cm" svg:viewBox="0 0 558 559" draw:points="280,0 0,559 558,559">
          <text:p/>
        </draw:polygon>
        <draw:polygon draw:style-name="gr3" draw:text-style-name="P3" draw:layer="layout" svg:width="0.558cm" svg:height="0.558cm" svg:x="4.887cm" svg:y="8.862cm" svg:viewBox="0 0 559 559" draw:points="279,0 0,559 559,559">
          <text:p/>
        </draw:polygon>
        <draw:polygon draw:style-name="gr3" draw:text-style-name="P3" draw:layer="layout" svg:width="0.558cm" svg:height="0.557cm" svg:x="4.397cm" svg:y="8.562cm" svg:viewBox="0 0 559 558" draw:points="279,0 0,558 559,558">
          <text:p/>
        </draw:polygon>
        <draw:polygon draw:style-name="gr3" draw:text-style-name="P3" draw:layer="layout" svg:width="0.557cm" svg:height="0.558cm" svg:x="3.402cm" svg:y="5.999cm" svg:viewBox="0 0 558 559" draw:points="280,0 0,559 558,559">
          <text:p/>
        </draw:polygon>
        <draw:polygon draw:style-name="gr3" draw:text-style-name="P3" draw:layer="layout" svg:width="0.558cm" svg:height="0.558cm" svg:x="1.592cm" svg:y="6.301cm" svg:viewBox="0 0 559 559" draw:points="279,0 0,559 559,559">
          <text:p/>
        </draw:polygon>
        <draw:polygon draw:style-name="gr3" draw:text-style-name="P3" draw:layer="layout" svg:width="0.558cm" svg:height="0.557cm" svg:x="4.547cm" svg:y="6.574cm" svg:viewBox="0 0 559 558" draw:points="280,0 0,558 559,558">
          <text:p/>
        </draw:polygon>
        <draw:polygon draw:style-name="gr3" draw:text-style-name="P3" draw:layer="layout" svg:width="0.558cm" svg:height="0.558cm" svg:x="4.429cm" svg:y="4.93cm" svg:viewBox="0 0 559 559" draw:points="279,0 0,559 559,559">
          <text:p/>
        </draw:polygon>
        <draw:polygon draw:style-name="gr3" draw:text-style-name="P3" draw:layer="layout" svg:width="0.558cm" svg:height="0.558cm" svg:x="6.565cm" svg:y="6.918cm" svg:viewBox="0 0 559 559" draw:points="279,0 0,559 559,559">
          <text:p/>
        </draw:polygon>
        <draw:polygon draw:style-name="gr3" draw:text-style-name="P3" draw:layer="layout" svg:width="0.557cm" svg:height="0.558cm" svg:x="5.221cm" svg:y="2.893cm" svg:viewBox="0 0 558 559" draw:points="279,0 0,559 558,559">
          <text:p/>
        </draw:polygon>
        <draw:polygon draw:style-name="gr3" draw:text-style-name="P3" draw:layer="layout" svg:width="0.558cm" svg:height="0.558cm" svg:x="4.321cm" svg:y="3.45cm" svg:viewBox="0 0 559 559" draw:points="279,0 0,559 559,559">
          <text:p/>
        </draw:polygon>
        <draw:polygon draw:style-name="gr3" draw:text-style-name="P3" draw:layer="layout" svg:width="0.558cm" svg:height="0.558cm" svg:x="5.567cm" svg:y="8.448cm" svg:viewBox="0 0 559 559" draw:points="279,0 0,559 559,559">
          <text:p/>
        </draw:polygon>
        <draw:polygon draw:style-name="gr3" draw:text-style-name="P3" draw:layer="layout" svg:width="0.557cm" svg:height="0.558cm" svg:x="6.619cm" svg:y="3.441cm" svg:viewBox="0 0 558 559" draw:points="279,0 0,559 558,559">
          <text:p/>
        </draw:polygon>
        <draw:polygon draw:style-name="gr3" draw:text-style-name="P3" draw:layer="layout" svg:width="0.558cm" svg:height="0.557cm" svg:x="4.809cm" svg:y="5.703cm" svg:viewBox="0 0 559 558" draw:points="279,0 0,558 559,558">
          <text:p/>
        </draw:polygon>
        <draw:polygon draw:style-name="gr3" draw:text-style-name="P3" draw:layer="layout" svg:width="0.558cm" svg:height="0.558cm" svg:x="6.724cm" svg:y="5.865cm" svg:viewBox="0 0 559 559" draw:points="280,0 0,559 559,559">
          <text:p/>
        </draw:polygon>
        <draw:polygon draw:style-name="gr3" draw:text-style-name="P3" draw:layer="layout" svg:width="0.558cm" svg:height="0.558cm" svg:x="6.14cm" svg:y="6.324cm" svg:viewBox="0 0 559 559" draw:points="280,0 0,559 559,559">
          <text:p/>
        </draw:polygon>
        <draw:polygon draw:style-name="gr3" draw:text-style-name="P3" draw:layer="layout" svg:width="0.558cm" svg:height="0.557cm" svg:x="3.479cm" svg:y="4.022cm" svg:viewBox="0 0 559 558" draw:points="280,0 0,558 559,558">
          <text:p/>
        </draw:polygon>
        <draw:polygon draw:style-name="gr3" draw:text-style-name="P3" draw:layer="layout" svg:width="0.558cm" svg:height="0.558cm" svg:x="6.486cm" svg:y="7.782cm" svg:viewBox="0 0 559 559" draw:points="279,0 0,559 559,559">
          <text:p/>
        </draw:polygon>
        <draw:polygon draw:style-name="gr3" draw:text-style-name="P3" draw:layer="layout" svg:width="0.557cm" svg:height="0.558cm" svg:x="3.666cm" svg:y="8.489cm" svg:viewBox="0 0 558 559" draw:points="278,0 0,559 558,559">
          <text:p/>
        </draw:polygon>
        <draw:polygon draw:style-name="gr3" draw:text-style-name="P3" draw:layer="layout" svg:width="0.558cm" svg:height="0.557cm" svg:x="3.03cm" svg:y="4.897cm" svg:viewBox="0 0 559 558" draw:points="280,0 0,558 559,558">
          <text:p/>
        </draw:polygon>
        <draw:polygon draw:style-name="gr5" draw:text-style-name="P5" draw:layer="layout" svg:width="6.098cm" svg:height="4.411cm" svg:x="2.513cm" svg:y="3.427cm" svg:viewBox="0 0 6099 4412" draw:points="249,0 0,2553 350,4412 2706,4244 6099,3661 5555,2235 3118,426">
          <text:p/>
        </draw:polygon>
        <draw:polygon draw:style-name="gr6" draw:text-style-name="P6" draw:layer="layout" svg:width="8.754cm" svg:height="11.409cm" svg:x="1.871cm" svg:y="3.172cm" svg:viewBox="0 0 8755 11410" draw:points="1887,1129 0,3409 500,5457 3551,9716 4677,10382 6499,11410 8484,10529 8755,9542 5028,548 3629,0 2730,557">
          <text:p/>
        </draw:polygon>
        <draw:path draw:style-name="gr7" draw:text-style-name="P7" draw:layer="layout" svg:width="0.302cm" svg:height="0.36cm" svg:x="5.562cm" svg:y="16.002cm" svg:viewBox="0 0 303 361" svg:d="M49 41v280h59c50 0 86-11 109-34 23-22 35-58 35-106 0-49-12-84-35-106-23-23-59-34-109-34zM0 0h101c69 0 121 15 153 44 33 30 49 75 49 137s-16 107-49 137c-33 29-84 43-153 43h-101z">
          <text:p/>
        </draw:path>
        <draw:path draw:style-name="gr7" draw:text-style-name="P7" draw:layer="layout" svg:width="0.044cm" svg:height="0.375cm" svg:x="5.94cm" svg:y="15.987cm" svg:viewBox="0 0 45 376" svg:d="M0 105h45v271h-45zM0 0h45v56h-45z">
          <text:p/>
        </draw:path>
        <draw:path draw:style-name="gr7" draw:text-style-name="P7" draw:layer="layout" svg:width="0.394cm" svg:height="0.277cm" svg:x="6.076cm" svg:y="16.085cm" svg:viewBox="0 0 395 278" svg:d="M213 59c10-20 24-34 39-44s34-15 55-15c28 0 49 10 65 30 15 20 23 49 23 85v163h-45v-161c0-26-5-45-13-59-10-13-24-19-42-19-24 0-42 8-55 24-14 16-20 36-20 62v153h-44v-161c0-26-5-45-14-59-10-13-24-19-43-19-22 0-41 8-54 24s-20 36-20 62v153h-45v-271h45v42c10-16 22-29 37-37 14-8 30-12 50-12s36 5 50 15 24 25 31 44z">
          <text:p/>
        </draw:path>
        <draw:polygon draw:style-name="gr7" draw:text-style-name="P7" draw:layer="layout" svg:width="0.215cm" svg:height="0.36cm" svg:x="6.723cm" svg:y="16.002cm" svg:viewBox="0 0 216 361" draw:points="7,320 88,320 88,45 0,63 0,17 87,0 136,0 136,320 216,320 216,361 7,361">
          <text:p/>
        </draw:polygon>
        <draw:path draw:style-name="gr7" draw:text-style-name="P7" draw:layer="layout" svg:width="0.36cm" svg:height="0.302cm" svg:x="0.269cm" svg:y="9.261cm" svg:viewBox="0 0 361 303" svg:d="M40 255h281v-60c0-50-11-86-34-109s-59-35-107-35c-49 0-84 12-107 35-22 23-33 59-33 109zM0 303v-101c0-69 15-121 43-153 29-33 75-49 137-49s108 16 137 49c30 33 44 84 44 153v101z">
          <text:p/>
        </draw:path>
        <draw:path draw:style-name="gr7" draw:text-style-name="P7" draw:layer="layout" svg:width="0.375cm" svg:height="0.044cm" svg:x="0.254cm" svg:y="9.141cm" svg:viewBox="0 0 376 45" svg:d="M105 45v-45h271v45zM0 45v-45h56v45z">
          <text:p/>
        </draw:path>
        <draw:path draw:style-name="gr7" draw:text-style-name="P7" draw:layer="layout" svg:width="0.277cm" svg:height="0.394cm" svg:x="0.352cm" svg:y="8.655cm" svg:viewBox="0 0 278 395" svg:d="M59 182c-20-10-34-24-44-39s-15-34-15-55c0-28 10-49 30-65 20-15 49-23 85-23h163v45h-162c-25 0-45 5-58 13-13 10-19 24-19 42 0 24 8 42 24 55 15 14 36 20 62 20h153v45h-162c-25 0-45 5-58 14-13 10-19 24-19 43 0 22 8 41 24 54 15 13 36 20 62 20h153v44h-271v-44h42c-17-10-29-22-37-37-8-14-12-30-12-50s5-36 15-50c10-15 25-25 44-32z">
          <text:p/>
        </draw:path>
        <draw:path draw:style-name="gr7" draw:text-style-name="P7" draw:layer="layout" svg:width="0.367cm" svg:height="0.229cm" svg:x="0.262cm" svg:y="8.191cm" svg:viewBox="0 0 368 230" svg:d="M327 171v-171h41v230h-41c-19-18-46-43-78-75-32-33-53-53-62-62-18-16-32-26-45-32-12-6-24-10-36-10-19 0-34 7-46 21-12 13-19 30-19 52 0 16 3 33 8 49 6 17 14 35 25 55h-50c-8-20-14-38-18-55s-6-33-6-48c0-37 10-67 29-89 18-22 43-34 74-34 15 0 29 3 42 9 13 5 29 15 47 30 5 4 18 17 41 38 22 22 53 53 94 92z">
          <text:p/>
        </draw:path>
        <draw:polygon draw:style-name="gr8" draw:text-style-name="P8" draw:layer="layout" svg:width="0.529cm" svg:height="0.529cm" svg:x="6.773cm" svg:y="10.334cm" svg:viewBox="0 0 530 530" draw:points="176,530 352,530 352,352 530,352 530,176 352,176 352,0 176,0 176,176 0,176 0,352 176,352">
          <text:p/>
        </draw:polygon>
        <draw:path draw:style-name="gr9" draw:text-style-name="P7" draw:layer="layout" svg:width="1.209cm" svg:height="0.698cm" svg:x="4.503cm" svg:y="5.582cm" svg:viewBox="0 0 1210 699" svg:d="M133 0h125l189 588 115-588h90l-133 686h-126l-188-592-115 592h-90zM916 699c-60 0-108-18-143-55-35-38-52-88-52-153 0-37 6-75 18-113 12-40 27-73 47-99 30-41 64-71 101-91 37-19 81-29 128-29 58 0 105 18 141 54 36 37 54 84 54 144 0 41-6 81-18 122-12 40-27 73-47 100-30 41-63 71-100 91-38 20-80 29-129 29zM808 489c0 46 10 81 29 104 20 23 49 35 89 35 57 0 104-25 141-74 37-50 56-112 56-188 0-46-10-79-30-102-20-22-49-34-87-34-32 0-61 8-86 23-25 14-47 37-67 67-14 23-25 50-33 79s-12 59-12 90z">
          <text:p/>
        </draw:path>
        <draw:path draw:style-name="gr9" draw:text-style-name="P7" draw:layer="layout" svg:width="1.211cm" svg:height="0.643cm" svg:x="5.435cm" svg:y="8.548cm" svg:viewBox="0 0 1212 644" svg:d="M123 0h128l74 426 243-426h132l-123 631h-83l107-553-247 432h-83l-80-434-107 555h-84zM942 644c-55 0-99-18-131-52s-48-81-48-140c0-34 5-69 16-104 11-36 26-66 44-90 27-38 58-66 93-84 34-18 73-27 116-27 54 0 97 17 130 51 34 33 50 77 50 131 0 37-5 74-16 112-11 37-26 67-44 92-27 38-58 66-92 84-35 18-74 27-118 27zM843 450c0 43 9 75 27 96s45 32 81 32c52 0 95-23 130-68 34-46 51-103 51-173 0-41-9-72-28-93-18-20-45-31-80-31-29 0-55 7-78 21-23 13-43 34-61 62-14 21-24 44-31 71s-11 54-11 83z">
          <text:p/>
        </draw:path>
        <draw:line draw:style-name="gr10" draw:text-style-name="P9" draw:layer="layout" svg:x1="0.996cm" svg:y1="15.722cm" svg:x2="0.996cm" svg:y2="2.032cm">
          <text:p/>
        </draw:line>
        <draw:line draw:style-name="gr10" draw:text-style-name="P9" draw:layer="layout" svg:x1="11.5cm" svg:y1="15.722cm" svg:x2="11.5cm" svg:y2="2.032cm">
          <text:p/>
        </draw:line>
        <draw:line draw:style-name="gr10" draw:text-style-name="P9" draw:layer="layout" svg:x1="0.996cm" svg:y1="15.722cm" svg:x2="11.5cm" svg:y2="15.722cm">
          <text:p/>
        </draw:line>
        <draw:line draw:style-name="gr10" draw:text-style-name="P9" draw:layer="layout" svg:x1="0.996cm" svg:y1="2.032cm" svg:x2="11.5cm" svg:y2="2.032cm">
          <text:p/>
        </draw:line>
        <draw:path draw:style-name="gr7" draw:text-style-name="P7" draw:layer="layout" svg:width="0.199cm" svg:height="0.309cm" svg:x="4.993cm" svg:y="1.511cm" svg:viewBox="0 0 200 310" svg:d="M42 35v116h53c20 0 35-5 45-15 11-10 16-25 16-43 0-19-5-33-16-43-10-10-25-15-45-15zM0 0h95c35 0 61 8 79 24 17 16 26 38 26 69 0 30-9 53-26 69-18 15-44 24-79 24h-53v124h-42z">
          <text:p/>
        </draw:path>
        <draw:path draw:style-name="gr7" draw:text-style-name="P7" draw:layer="layout" svg:width="0.136cm" svg:height="0.237cm" svg:x="5.238cm" svg:y="1.583cm" svg:viewBox="0 0 137 238" svg:d="M137 41c-5-3-9-4-14-6-5-1-11-1-17-1-23 0-39 7-50 21-12 14-18 34-18 60v123h-38v-233h38v36c8-14 18-24 31-31s29-10 48-10c3 0 6 0 9 0 3 1 6 1 11 2z">
          <text:p/>
        </draw:path>
        <draw:path draw:style-name="gr7" draw:text-style-name="P7" draw:layer="layout" svg:width="0.215cm" svg:height="0.242cm" svg:x="5.388cm" svg:y="1.583cm" svg:viewBox="0 0 216 243" svg:d="M216 112v18h-176c2 26 9 47 24 60 14 14 34 21 59 21 15 0 29-2 43-5 13-4 27-9 41-17v36c-14 6-28 12-42 14-15 3-29 4-44 4-37 0-67-10-89-32-21-22-32-51-32-88s10-67 30-90c21-22 50-33 84-33 32 0 56 10 75 30 17 20 27 47 27 82zM178 101c-1-21-7-38-18-50-11-13-26-19-45-19-21 0-38 6-52 18-13 12-20 29-22 51z">
          <text:p/>
        </draw:path>
        <draw:path draw:style-name="gr7" draw:text-style-name="P7" draw:layer="layout" svg:width="0.207cm" svg:height="0.327cm" svg:x="5.648cm" svg:y="1.498cm" svg:viewBox="0 0 208 328" svg:d="M170 125v-125h38v323h-38v-36c-8 15-18 25-30 32-12 6-27 9-44 9-28 0-52-11-69-34-18-22-27-51-27-88 0-36 9-65 27-88 17-22 41-33 69-33 17 0 32 3 44 10s22 17 30 30zM40 206c0 28 6 50 18 66 11 16 27 24 47 24s36-8 48-24c11-16 17-38 17-66s-6-49-17-65c-12-16-28-24-48-24s-36 8-47 24c-12 16-18 37-18 65z">
          <text:p/>
        </draw:path>
        <draw:path draw:style-name="gr7" draw:text-style-name="P7" draw:layer="layout" svg:width="0.249cm" svg:height="0.319cm" svg:x="6.052cm" svg:y="1.506cm" svg:viewBox="0 0 250 320" svg:d="M250 29v44c-14-13-29-22-45-29s-33-10-51-10c-35 0-62 11-81 33-18 21-28 52-28 93 0 40 10 72 28 94 19 22 46 32 81 32 18 0 35-2 51-9s31-16 45-30v44c-15 10-30 17-46 22-17 5-34 7-52 7-47 0-83-14-111-42s-41-68-41-118 13-89 41-118c28-28 64-42 111-42 19 0 36 2 52 7s32 12 46 22z">
          <text:p/>
        </draw:path>
        <draw:polygon draw:style-name="gr7" draw:text-style-name="P7" draw:layer="layout" svg:width="0.038cm" svg:height="0.322cm" svg:x="6.364cm" svg:y="1.498cm" svg:viewBox="0 0 39 323" draw:points="0,323 39,323 39,0 0,0">
          <text:p/>
        </draw:polygon>
        <draw:path draw:style-name="gr7" draw:text-style-name="P7" draw:layer="layout" svg:width="0.196cm" svg:height="0.242cm" svg:x="6.467cm" svg:y="1.583cm" svg:viewBox="0 0 197 243" svg:d="M121 120c-31 0-52 4-65 11-12 7-18 19-18 36 0 14 4 25 13 32 9 8 22 12 38 12 21 0 38-7 51-22 12-15 19-35 19-60v-9zM197 105v133h-38v-36c-9 14-20 24-33 32-13 6-29 9-47 9-25 0-44-6-58-20-14-13-21-31-21-53 0-26 9-46 26-59 18-13 45-20 79-20h54v-4c0-17-6-31-18-41-11-9-27-14-48-14-14 0-26 2-40 5-13 3-25 8-36 14v-35c14-5 27-9 40-12 14-3 27-4 40-4 33 0 58 9 75 26 16 17 25 44 25 79z">
          <text:p/>
        </draw:path>
        <draw:path draw:style-name="gr7" draw:text-style-name="P7" draw:layer="layout" svg:width="0.177cm" svg:height="0.242cm" svg:x="6.724cm" svg:y="1.583cm" svg:viewBox="0 0 178 243" svg:d="M166 12v36c-11-5-22-9-34-12s-23-4-36-4c-19 0-33 2-42 8-11 6-15 15-15 26 0 9 3 16 10 21 8 5 21 10 41 14l14 3c27 6 46 15 57 25s17 25 17 44c0 22-8 38-25 51s-41 19-71 19c-12 0-25-1-40-3-13-2-27-6-42-12v-39c14 8 28 13 42 17 14 3 28 5 41 5 18 0 32-3 42-9 9-6 14-15 14-26 0-10-4-18-11-24-6-5-22-11-45-16l-13-3c-25-5-42-13-53-23-10-10-15-24-15-42 0-22 7-39 23-50 15-12 38-18 67-18 14 0 27 1 39 3 13 2 24 5 35 9z">
          <text:p/>
        </draw:path>
        <draw:path draw:style-name="gr7" draw:text-style-name="P7" draw:layer="layout" svg:width="0.177cm" svg:height="0.242cm" svg:x="6.945cm" svg:y="1.583cm" svg:viewBox="0 0 178 243" svg:d="M165 12v36c-11-5-22-9-33-12-12-3-24-4-36-4-19 0-34 2-43 8s-14 15-14 26c0 9 4 16 10 21 7 5 21 10 41 14l13 3c27 6 46 15 58 25 11 10 17 25 17 44 0 22-9 38-26 51s-40 19-70 19c-13 0-26-1-39-3-14-2-28-6-43-12v-39c15 8 29 13 42 17 14 3 27 5 41 5 18 0 31-3 41-9s15-15 15-26c0-10-4-18-11-24-7-5-22-11-46-16l-13-3c-24-5-41-13-51-23-12-10-17-24-17-42 0-22 9-39 24-50 15-12 37-18 66-18 14 0 27 1 40 3 12 2 24 5 34 9z">
          <text:p/>
        </draw:path>
        <draw:polygon draw:style-name="gr7" draw:text-style-name="P7" draw:layer="layout" svg:width="0.184cm" svg:height="0.309cm" svg:x="7.323cm" svg:y="1.511cm" svg:viewBox="0 0 185 310" draw:points="6,275 75,275 75,38 0,53 0,15 74,0 117,0 117,275 185,275 185,310 6,310">
          <text:p/>
        </draw:polygon>
        <draw:polygon draw:style-name="gr1" draw:text-style-name="P1" draw:layer="layout" svg:width="11.982cm" svg:height="11.086cm" svg:x="14.636cm" svg:y="3.334cm" svg:viewBox="0 0 11983 11087" draw:points="0,11087 11983,11087 11983,0 0,0">
          <text:p/>
        </draw:polygon>
        <draw:path draw:style-name="gr3" draw:text-style-name="P3" draw:layer="layout" svg:width="0.557cm" svg:height="0.558cm" svg:x="23.751cm" svg:y="10.057cm" svg:viewBox="0 0 558 559" svg:d="M278 559c74 0 145-29 198-82 53-52 82-123 82-197 0-75-29-146-82-198s-124-82-198-82-144 30-197 82c-52 52-81 123-81 198 0 74 29 145 81 197 53 53 123 82 197 82z">
          <text:p/>
        </draw:path>
        <draw:path draw:style-name="gr3" draw:text-style-name="P3" draw:layer="layout" svg:width="0.558cm" svg:height="0.557cm" svg:x="21.402cm" svg:y="10.828cm" svg:viewBox="0 0 559 558" svg:d="M280 558c74 0 145-29 197-81 52-53 82-124 82-197 0-74-30-145-82-198s-123-82-197-82-145 29-197 82c-54 53-83 124-83 198 0 73 29 144 83 197 52 52 123 81 197 81z">
          <text:p/>
        </draw:path>
        <draw:path draw:style-name="gr3" draw:text-style-name="P3" draw:layer="layout" svg:width="0.558cm" svg:height="0.557cm" svg:x="25.34cm" svg:y="7.93cm" svg:viewBox="0 0 559 558" svg:d="M280 558c74 0 145-29 198-81 52-53 81-123 81-197s-29-146-81-199c-53-52-124-81-198-81s-145 29-197 81c-52 53-83 125-83 199s31 144 83 197c52 52 123 81 197 81z">
          <text:p/>
        </draw:path>
        <draw:path draw:style-name="gr3" draw:text-style-name="P3" draw:layer="layout" svg:width="0.558cm" svg:height="0.558cm" svg:x="21.509cm" svg:y="13.217cm" svg:viewBox="0 0 559 559" svg:d="M279 559c74 0 145-30 197-82 54-53 83-124 83-198s-29-145-83-197c-52-53-123-82-197-82s-145 29-197 82c-52 52-82 123-82 197s30 145 82 198c52 52 123 82 197 82z">
          <text:p/>
        </draw:path>
        <draw:path draw:style-name="gr4" draw:text-style-name="P4" draw:layer="layout" svg:width="0.558cm" svg:height="0.558cm" svg:x="21.017cm" svg:y="7.299cm" svg:viewBox="0 0 559 559" svg:d="M279 559c74 0 145-29 199-82 52-52 81-123 81-197 0-75-29-146-81-198-54-52-125-82-199-82s-145 30-197 82-82 123-82 198c0 74 30 145 82 197 52 53 123 82 197 82z">
          <text:p/>
        </draw:path>
        <draw:path draw:style-name="gr4" draw:text-style-name="P4" draw:layer="layout" svg:width="0.558cm" svg:height="0.558cm" svg:x="20.81cm" svg:y="6.615cm" svg:viewBox="0 0 559 559" svg:d="M280 559c74 0 145-29 197-81 52-53 82-124 82-199 0-74-30-145-82-197s-123-82-197-82-145 30-198 82-82 123-82 197c0 75 29 146 82 199 53 52 124 81 198 81z">
          <text:p/>
        </draw:path>
        <draw:path draw:style-name="gr4" draw:text-style-name="P4" draw:layer="layout" svg:width="0.558cm" svg:height="0.558cm" svg:x="17.589cm" svg:y="7.127cm" svg:viewBox="0 0 559 559" svg:d="M279 559c74 0 145-29 197-82 54-52 83-124 83-198s-29-145-83-197c-52-52-123-82-197-82s-145 30-197 82-82 123-82 197 30 146 82 198c52 53 123 82 197 82z">
          <text:p/>
        </draw:path>
        <draw:path draw:style-name="gr4" draw:text-style-name="P4" draw:layer="layout" svg:width="0.559cm" svg:height="0.558cm" svg:x="16.431cm" svg:y="8.012cm" svg:viewBox="0 0 560 559" svg:d="M280 559c74 0 145-29 198-82 52-52 82-123 82-197s-30-145-82-197c-53-53-124-83-198-83s-145 30-197 83c-52 52-83 123-83 197s31 145 83 197c52 53 123 82 197 82z">
          <text:p/>
        </draw:path>
        <draw:path draw:style-name="gr4" draw:text-style-name="P4" draw:layer="layout" svg:width="0.558cm" svg:height="0.558cm" svg:x="22.503cm" svg:y="5.127cm" svg:viewBox="0 0 559 559" svg:d="M280 559c74 0 145-30 197-82 53-52 82-123 82-197s-29-146-82-198c-52-53-123-82-197-82s-145 29-197 82c-53 52-83 124-83 198s30 145 83 197c52 52 123 82 197 82z">
          <text:p/>
        </draw:path>
        <draw:path draw:style-name="gr4" draw:text-style-name="P4" draw:layer="layout" svg:width="0.558cm" svg:height="0.558cm" svg:x="24.161cm" svg:y="7.057cm" svg:viewBox="0 0 559 559" svg:d="M280 559c74 0 145-29 197-82s82-124 82-198-30-145-82-197-123-82-197-82-145 30-197 82c-54 52-83 123-83 197s29 145 83 198c52 53 123 82 197 82z">
          <text:p/>
        </draw:path>
        <draw:path draw:style-name="gr4" draw:text-style-name="P4" draw:layer="layout" svg:width="0.558cm" svg:height="0.557cm" svg:x="18.896cm" svg:y="6.383cm" svg:viewBox="0 0 559 558" svg:d="M279 558c75 0 146-29 198-81 53-53 82-124 82-198s-29-144-82-197c-52-52-123-82-198-82-74 0-145 30-197 82-52 53-82 123-82 197s30 145 82 198c52 52 123 81 197 81z">
          <text:p/>
        </draw:path>
        <draw:path draw:style-name="gr4" draw:text-style-name="P4" draw:layer="layout" svg:width="0.557cm" svg:height="0.558cm" svg:x="21.596cm" svg:y="5.328cm" svg:viewBox="0 0 558 559" svg:d="M278 559c74 0 146-29 199-83 52-52 81-123 81-197s-29-145-81-197c-53-52-125-82-199-82s-144 30-197 82c-52 52-81 123-81 197s29 145 81 197c53 54 123 83 197 83z">
          <text:p/>
        </draw:path>
        <draw:path draw:style-name="gr4" draw:text-style-name="P4" draw:layer="layout" svg:width="0.557cm" svg:height="0.557cm" svg:x="15.943cm" svg:y="9.105cm" svg:viewBox="0 0 558 558" svg:d="M278 558c74 0 145-29 198-81 53-53 82-124 82-198s-29-144-82-198c-53-52-124-81-198-81s-144 29-197 81c-52 54-81 124-81 198s29 145 81 198c53 52 123 81 197 81z">
          <text:p/>
        </draw:path>
        <draw:path draw:style-name="gr4" draw:text-style-name="P4" draw:layer="layout" svg:width="0.558cm" svg:height="0.558cm" svg:x="17.183cm" svg:y="11.268cm" svg:viewBox="0 0 559 559" svg:d="M279 559c74 0 146-30 198-82s82-123 82-197-30-146-82-199c-52-52-124-81-198-81s-145 29-198 81c-52 53-81 125-81 199s29 145 81 197c53 52 124 82 198 82z">
          <text:p/>
        </draw:path>
        <draw:path draw:style-name="gr4" draw:text-style-name="P4" draw:layer="layout" svg:width="0.558cm" svg:height="0.558cm" svg:x="19.839cm" svg:y="5.951cm" svg:viewBox="0 0 559 559" svg:d="M279 559c74 0 145-30 197-82 54-53 83-124 83-198s-29-145-83-197c-52-53-123-82-197-82s-145 29-197 82c-52 52-82 123-82 197s30 145 82 198c52 52 123 82 197 82z">
          <text:p/>
        </draw:path>
        <draw:path draw:style-name="gr4" draw:text-style-name="P4" draw:layer="layout" svg:width="0.557cm" svg:height="0.558cm" svg:x="22.283cm" svg:y="3.979cm" svg:viewBox="0 0 558 559" svg:d="M280 559c74 0 144-30 197-82 52-52 81-123 81-197s-29-146-81-199c-53-52-123-81-197-81-75 0-146 29-199 81-52 53-81 125-81 199s29 145 81 197c53 52 124 82 199 82z">
          <text:p/>
        </draw:path>
        <draw:path draw:style-name="gr4" draw:text-style-name="P4" draw:layer="layout" svg:width="0.558cm" svg:height="0.558cm" svg:x="19.261cm" svg:y="6.567cm" svg:viewBox="0 0 559 559" svg:d="M279 559c74 0 145-29 197-82 54-52 83-124 83-198s-29-145-83-197c-52-53-123-82-197-82s-145 29-197 82c-52 52-82 123-82 197s30 146 82 198c52 53 123 82 197 82z">
          <text:p/>
        </draw:path>
        <draw:path draw:style-name="gr4" draw:text-style-name="P4" draw:layer="layout" svg:width="0.558cm" svg:height="0.558cm" svg:x="18.31cm" svg:y="12.394cm" svg:viewBox="0 0 559 559" svg:d="M279 559c75 0 146-29 198-81 52-53 82-124 82-198s-30-146-82-198-123-82-198-82c-74 0-145 30-197 82-53 52-82 124-82 198s29 145 82 198c52 52 123 81 197 81z">
          <text:p/>
        </draw:path>
        <draw:path draw:style-name="gr4" draw:text-style-name="P4" draw:layer="layout" svg:width="0.558cm" svg:height="0.558cm" svg:x="23.566cm" svg:y="4.989cm" svg:viewBox="0 0 559 559" svg:d="M280 559c74 0 145-29 197-82 53-52 82-123 82-198 0-74-29-145-82-197-52-52-123-82-197-82s-145 30-198 82c-52 52-82 123-82 197 0 75 30 146 82 198 53 53 124 82 198 82z">
          <text:p/>
        </draw:path>
        <draw:path draw:style-name="gr4" draw:text-style-name="P4" draw:layer="layout" svg:width="0.558cm" svg:height="0.557cm" svg:x="22.898cm" svg:y="11.847cm" svg:viewBox="0 0 559 558" svg:d="M280 558c74 0 145-29 197-81 52-53 82-124 82-198 0-73-30-144-82-198-52-52-123-81-197-81-75 0-146 29-199 81-52 54-81 125-81 198 0 74 29 145 81 198 53 52 124 81 199 81z">
          <text:p/>
        </draw:path>
        <draw:path draw:style-name="gr4" draw:text-style-name="P4" draw:layer="layout" svg:width="0.557cm" svg:height="0.557cm" svg:x="18.319cm" svg:y="11.668cm" svg:viewBox="0 0 558 558" svg:d="M278 558c75 0 146-29 199-81 52-53 81-123 81-198 0-74-29-145-81-198-53-52-124-81-199-81-73 0-144 29-197 81-52 53-81 124-81 198 0 75 29 145 81 198 53 52 124 81 197 81z">
          <text:p/>
        </draw:path>
        <draw:path draw:style-name="gr4" draw:text-style-name="P4" draw:layer="layout" svg:width="0.557cm" svg:height="0.558cm" svg:x="20.93cm" svg:y="6.106cm" svg:viewBox="0 0 558 559" svg:d="M279 559c73 0 144-29 197-82 53-52 82-123 82-198 0-74-29-145-82-197s-124-82-197-82c-74 0-145 30-198 82-52 52-81 123-81 197 0 75 29 146 81 198 53 53 124 82 198 82z">
          <text:p/>
        </draw:path>
        <draw:path draw:style-name="gr4" draw:text-style-name="P4" draw:layer="layout" svg:width="0.558cm" svg:height="0.558cm" svg:x="24.448cm" svg:y="7.342cm" svg:viewBox="0 0 559 559" svg:d="M279 559c75 0 146-30 198-82 53-52 82-123 82-197s-29-146-82-198c-52-53-123-82-198-82-74 0-145 29-197 82-52 52-82 124-82 198s30 145 82 197 123 82 197 82z">
          <text:p/>
        </draw:path>
        <draw:path draw:style-name="gr4" draw:text-style-name="P4" draw:layer="layout" svg:width="0.558cm" svg:height="0.557cm" svg:x="15.355cm" svg:y="7.689cm" svg:viewBox="0 0 559 558" svg:d="M279 558c74 0 145-29 197-81 54-53 83-125 83-199s-29-144-83-197c-52-52-123-81-197-81s-145 29-197 81c-52 53-82 123-82 197s30 146 82 199c52 52 123 81 197 81z">
          <text:p/>
        </draw:path>
        <draw:path draw:style-name="gr4" draw:text-style-name="P4" draw:layer="layout" svg:width="0.558cm" svg:height="0.557cm" svg:x="18.243cm" svg:y="11.865cm" svg:viewBox="0 0 559 558" svg:d="M279 558c74 0 146-29 198-81 52-53 82-123 82-197s-30-145-82-199c-52-52-124-81-198-81s-145 29-198 81c-52 54-81 125-81 199s29 144 81 197c53 52 124 81 198 81z">
          <text:p/>
        </draw:path>
        <draw:polygon draw:style-name="gr4" draw:text-style-name="P4" draw:layer="layout" svg:width="0.558cm" svg:height="0.557cm" svg:x="23.858cm" svg:y="9.36cm" svg:viewBox="0 0 559 558" draw:points="279,0 0,558 559,558">
          <text:p/>
        </draw:polygon>
        <draw:polygon draw:style-name="gr4" draw:text-style-name="P4" draw:layer="layout" svg:width="0.558cm" svg:height="0.558cm" svg:x="20.544cm" svg:y="8.142cm" svg:viewBox="0 0 559 559" draw:points="279,0 0,559 559,559">
          <text:p/>
        </draw:polygon>
        <draw:polygon draw:style-name="gr4" draw:text-style-name="P4" draw:layer="layout" svg:width="0.558cm" svg:height="0.558cm" svg:x="22.161cm" svg:y="8.616cm" svg:viewBox="0 0 559 559" draw:points="279,0 0,559 559,559">
          <text:p/>
        </draw:polygon>
        <draw:polygon draw:style-name="gr4" draw:text-style-name="P4" draw:layer="layout" svg:width="0.558cm" svg:height="0.558cm" svg:x="19.065cm" svg:y="12.538cm" svg:viewBox="0 0 559 559" draw:points="280,0 0,559 559,559">
          <text:p/>
        </draw:polygon>
        <draw:polygon draw:style-name="gr4" draw:text-style-name="P4" draw:layer="layout" svg:width="0.558cm" svg:height="0.557cm" svg:x="18.782cm" svg:y="10.395cm" svg:viewBox="0 0 559 558" draw:points="279,0 0,558 559,558">
          <text:p/>
        </draw:polygon>
        <draw:polygon draw:style-name="gr4" draw:text-style-name="P4" draw:layer="layout" svg:width="0.558cm" svg:height="0.558cm" svg:x="23.996cm" svg:y="10.185cm" svg:viewBox="0 0 559 559" draw:points="280,0 0,559 559,559">
          <text:p/>
        </draw:polygon>
        <draw:polygon draw:style-name="gr4" draw:text-style-name="P4" draw:layer="layout" svg:width="0.558cm" svg:height="0.558cm" svg:x="23.642cm" svg:y="6.305cm" svg:viewBox="0 0 559 559" draw:points="280,0 0,559 559,559">
          <text:p/>
        </draw:polygon>
        <draw:polygon draw:style-name="gr4" draw:text-style-name="P4" draw:layer="layout" svg:width="0.558cm" svg:height="0.558cm" svg:x="24.019cm" svg:y="8.516cm" svg:viewBox="0 0 559 559" draw:points="280,0 0,559 559,559">
          <text:p/>
        </draw:polygon>
        <draw:polygon draw:style-name="gr4" draw:text-style-name="P4" draw:layer="layout" svg:width="0.558cm" svg:height="0.557cm" svg:x="18.533cm" svg:y="9.624cm" svg:viewBox="0 0 559 558" draw:points="280,0 0,558 559,558">
          <text:p/>
        </draw:polygon>
        <draw:polygon draw:style-name="gr4" draw:text-style-name="P4" draw:layer="layout" svg:width="0.558cm" svg:height="0.558cm" svg:x="19.407cm" svg:y="9.611cm" svg:viewBox="0 0 559 559" draw:points="279,0 0,559 559,559">
          <text:p/>
        </draw:polygon>
        <draw:polygon draw:style-name="gr4" draw:text-style-name="P4" draw:layer="layout" svg:width="0.558cm" svg:height="0.557cm" svg:x="20.832cm" svg:y="10.169cm" svg:viewBox="0 0 559 558" draw:points="280,0 0,558 559,558">
          <text:p/>
        </draw:polygon>
        <draw:polygon draw:style-name="gr4" draw:text-style-name="P4" draw:layer="layout" svg:width="0.558cm" svg:height="0.558cm" svg:x="22.049cm" svg:y="7.097cm" svg:viewBox="0 0 559 559" draw:points="279,0 0,559 559,559">
          <text:p/>
        </draw:polygon>
        <draw:polygon draw:style-name="gr4" draw:text-style-name="P4" draw:layer="layout" svg:width="0.558cm" svg:height="0.558cm" svg:x="21.45cm" svg:y="12.557cm" svg:viewBox="0 0 559 559" draw:points="279,0 0,559 559,559">
          <text:p/>
        </draw:polygon>
        <draw:polygon draw:style-name="gr4" draw:text-style-name="P4" draw:layer="layout" svg:width="0.558cm" svg:height="0.558cm" svg:x="19.324cm" svg:y="8.894cm" svg:viewBox="0 0 559 559" draw:points="279,0 0,559 559,559">
          <text:p/>
        </draw:polygon>
        <draw:polygon draw:style-name="gr4" draw:text-style-name="P4" draw:layer="layout" svg:width="0.557cm" svg:height="0.557cm" svg:x="17.801cm" svg:y="7.389cm" svg:viewBox="0 0 558 558" draw:points="278,0 0,558 558,558">
          <text:p/>
        </draw:polygon>
        <draw:polygon draw:style-name="gr4" draw:text-style-name="P4" draw:layer="layout" svg:width="0.558cm" svg:height="0.558cm" svg:x="22.301cm" svg:y="8.879cm" svg:viewBox="0 0 559 559" draw:points="280,0 0,559 559,559">
          <text:p/>
        </draw:polygon>
        <draw:polygon draw:style-name="gr4" draw:text-style-name="P4" draw:layer="layout" svg:width="0.558cm" svg:height="0.558cm" svg:x="22.953cm" svg:y="9.669cm" svg:viewBox="0 0 559 559" draw:points="280,0 0,559 559,559">
          <text:p/>
        </draw:polygon>
        <draw:polygon draw:style-name="gr4" draw:text-style-name="P4" draw:layer="layout" svg:width="0.558cm" svg:height="0.558cm" svg:x="20.342cm" svg:y="7.992cm" svg:viewBox="0 0 559 559" draw:points="279,0 0,559 559,559">
          <text:p/>
        </draw:polygon>
        <draw:polygon draw:style-name="gr4" draw:text-style-name="P4" draw:layer="layout" svg:width="0.558cm" svg:height="0.558cm" svg:x="16.568cm" svg:y="10.414cm" svg:viewBox="0 0 559 559" draw:points="279,0 0,559 559,559">
          <text:p/>
        </draw:polygon>
        <draw:polygon draw:style-name="gr4" draw:text-style-name="P4" draw:layer="layout" svg:width="0.558cm" svg:height="0.558cm" svg:x="19.864cm" svg:y="13.104cm" svg:viewBox="0 0 559 559" draw:points="279,0 0,559 559,559">
          <text:p/>
        </draw:polygon>
        <draw:polygon draw:style-name="gr4" draw:text-style-name="P4" draw:layer="layout" svg:width="0.557cm" svg:height="0.558cm" svg:x="22.524cm" svg:y="7.674cm" svg:viewBox="0 0 558 559" draw:points="279,0 0,559 558,559">
          <text:p/>
        </draw:polygon>
        <draw:polygon draw:style-name="gr4" draw:text-style-name="P4" draw:layer="layout" svg:width="0.558cm" svg:height="0.558cm" svg:x="23.037cm" svg:y="13.142cm" svg:viewBox="0 0 559 559" draw:points="280,0 0,559 559,559">
          <text:p/>
        </draw:polygon>
        <draw:polygon draw:style-name="gr4" draw:text-style-name="P4" draw:layer="layout" svg:width="0.558cm" svg:height="0.558cm" svg:x="17.495cm" svg:y="8.906cm" svg:viewBox="0 0 559 559" draw:points="280,0 0,559 559,559">
          <text:p/>
        </draw:polygon>
        <draw:polygon draw:style-name="gr4" draw:text-style-name="P4" draw:layer="layout" svg:width="0.558cm" svg:height="0.557cm" svg:x="21.193cm" svg:y="5.7cm" svg:viewBox="0 0 559 558" draw:points="280,0 0,558 559,558">
          <text:p/>
        </draw:polygon>
        <draw:polygon draw:style-name="gr4" draw:text-style-name="P4" draw:layer="layout" svg:width="0.558cm" svg:height="0.557cm" svg:x="19.903cm" svg:y="10.809cm" svg:viewBox="0 0 559 558" draw:points="279,0 0,558 559,558">
          <text:p/>
        </draw:polygon>
        <draw:polygon draw:style-name="gr11" draw:text-style-name="P10" draw:layer="layout" svg:width="9.093cm" svg:height="9.163cm" svg:x="15.634cm" svg:y="4.258cm" svg:viewBox="0 0 9094 9164" draw:points="6928,0 0,3710 587,5126 1213,6436 1828,7290 2955,8416 4509,9126 7683,9164 8642,6207 9094,3364 8212,1011">
          <text:p/>
        </draw:polygon>
        <draw:path draw:style-name="gr7" draw:text-style-name="P7" draw:layer="layout" svg:width="0.303cm" svg:height="0.36cm" svg:x="19.94cm" svg:y="14.7cm" svg:viewBox="0 0 304 361" svg:d="M49 40v281h59c50 0 87-11 110-34s35-59 35-108c0-48-12-83-35-106-23-22-60-33-110-33zM0 0h100c71 0 122 15 155 43 33 29 49 75 49 136 0 64-17 109-49 138-33 29-84 44-155 44h-100z">
          <text:p/>
        </draw:path>
        <draw:path draw:style-name="gr7" draw:text-style-name="P7" draw:layer="layout" svg:width="0.045cm" svg:height="0.376cm" svg:x="20.318cm" svg:y="14.684cm" svg:viewBox="0 0 46 377" svg:d="M0 106h46v271h-46zM0 0h46v57h-46z">
          <text:p/>
        </draw:path>
        <draw:path draw:style-name="gr7" draw:text-style-name="P7" draw:layer="layout" svg:width="0.394cm" svg:height="0.277cm" svg:x="20.454cm" svg:y="14.783cm" svg:viewBox="0 0 395 278" svg:d="M212 58c11-19 25-34 41-44 15-9 33-14 55-14 27 0 49 10 64 30 16 20 23 48 23 84v164h-44v-163c0-25-5-45-14-58-9-12-23-18-42-18-23 0-41 8-55 23s-20 36-20 62v154h-45v-163c0-25-5-45-14-58-9-12-23-18-42-18-23 0-41 8-54 23-14 15-20 36-20 62v154h-45v-271h45v42c10-17 22-29 36-37s31-12 51-12c19 0 36 5 50 15 13 10 23 25 30 43z">
          <text:p/>
        </draw:path>
        <draw:polygon draw:style-name="gr7" draw:text-style-name="P7" draw:layer="layout" svg:width="0.214cm" svg:height="0.36cm" svg:x="21.102cm" svg:y="14.7cm" svg:viewBox="0 0 215 361" draw:points="7,320 86,320 86,44 0,61 0,17 86,0 135,0 135,320 215,320 215,361 7,361">
          <text:p/>
        </draw:polygon>
        <draw:path draw:style-name="gr7" draw:text-style-name="P7" draw:layer="layout" svg:width="0.36cm" svg:height="0.302cm" svg:x="13.909cm" svg:y="9.261cm" svg:viewBox="0 0 361 303" svg:d="M40 255h281v-60c0-50-12-86-35-109s-58-35-107-35c-48 0-83 12-106 35-22 23-33 59-33 109zM0 303v-101c0-69 14-121 43-153 29-33 75-49 136-49 63 0 108 16 138 49 29 33 44 84 44 153v101z">
          <text:p/>
        </draw:path>
        <draw:path draw:style-name="gr7" draw:text-style-name="P7" draw:layer="layout" svg:width="0.376cm" svg:height="0.044cm" svg:x="13.893cm" svg:y="9.141cm" svg:viewBox="0 0 377 45" svg:d="M105 45v-45h272v45zM0 45v-45h57v45z">
          <text:p/>
        </draw:path>
        <draw:path draw:style-name="gr7" draw:text-style-name="P7" draw:layer="layout" svg:width="0.277cm" svg:height="0.394cm" svg:x="13.992cm" svg:y="8.655cm" svg:viewBox="0 0 278 395" svg:d="M58 182c-19-10-34-24-44-39-9-15-14-34-14-55 0-28 10-49 30-65 19-15 48-23 84-23h164v45h-163c-26 0-45 5-58 13-12 10-18 24-18 42 0 24 7 42 23 55 15 14 36 20 62 20h154v45h-163c-26 0-45 5-58 14-12 10-18 24-18 43 0 22 7 41 23 54 15 13 36 20 62 20h154v44h-272v-44h42c-16-10-28-22-36-37-8-14-12-30-12-50s5-36 15-50c10-15 25-25 43-32z">
          <text:p/>
        </draw:path>
        <draw:path draw:style-name="gr7" draw:text-style-name="P7" draw:layer="layout" svg:width="0.367cm" svg:height="0.229cm" svg:x="13.902cm" svg:y="8.191cm" svg:viewBox="0 0 368 230" svg:d="M327 171v-171h41v230h-41c-19-18-45-43-77-75-33-33-53-53-64-62-17-16-32-26-44-32s-24-10-36-10c-19 0-35 7-47 21-11 13-18 30-18 52 0 16 3 33 8 49 5 17 13 35 24 55h-49c-8-20-14-38-18-55s-6-33-6-48c0-37 10-67 28-89 19-22 44-34 75-34 15 0 29 3 42 9 13 5 29 15 48 30 5 4 18 17 40 38 22 22 54 53 94 92z">
          <text:p/>
        </draw:path>
        <draw:path draw:style-name="gr9" draw:text-style-name="P7" draw:layer="layout" svg:width="1.201cm" svg:height="0.978cm" svg:x="19.746cm" svg:y="9.209cm" svg:viewBox="0 0 1202 979" svg:d="M184 39h325c88 0 154 17 197 51 44 32 66 82 66 147 0 61-19 113-57 157-37 43-86 70-147 79 52 12 91 34 117 67 26 34 39 78 39 133 0 94-35 169-105 224s-165 82-286 82h-333zM215 531l-66 344h204c77 0 136-18 177-53 42-35 62-85 62-149 0-50-13-86-41-108-27-23-71-34-132-34zM290 145l-55 283h189c67 0 120-15 158-44s57-70 57-122c0-41-13-70-38-89-26-19-67-28-123-28zM1086 0h116l-29 148h-115zM1033 275h116l-138 704h-116z">
          <text:p/>
        </draw:path>
        <draw:polygon draw:style-name="gr8" draw:text-style-name="P8" draw:layer="layout" svg:width="0.529cm" svg:height="0.529cm" svg:x="23.765cm" svg:y="10.072cm" svg:viewBox="0 0 530 530" draw:points="176,530 354,530 354,353 530,353 530,176 354,176 354,0 176,0 176,176 0,176 0,353 176,353">
          <text:p/>
        </draw:polygon>
        <draw:polygon draw:style-name="gr8" draw:text-style-name="P8" draw:layer="layout" svg:width="0.53cm" svg:height="0.529cm" svg:x="21.416cm" svg:y="10.842cm" svg:viewBox="0 0 531 530" draw:points="178,530 354,530 354,354 531,354 531,177 354,177 354,0 178,0 178,177 0,177 0,354 178,354">
          <text:p/>
        </draw:polygon>
        <draw:polygon draw:style-name="gr8" draw:text-style-name="P8" draw:layer="layout" svg:width="0.529cm" svg:height="0.529cm" svg:x="25.355cm" svg:y="7.944cm" svg:viewBox="0 0 530 530" draw:points="176,530 354,530 354,354 530,354 530,176 354,176 354,0 176,0 176,176 0,176 0,354 176,354">
          <text:p/>
        </draw:polygon>
        <draw:polygon draw:style-name="gr8" draw:text-style-name="P8" draw:layer="layout" svg:width="0.529cm" svg:height="0.53cm" svg:x="21.524cm" svg:y="13.231cm" svg:viewBox="0 0 530 531" draw:points="176,531 352,531 352,354 530,354 530,177 352,177 352,0 176,0 176,177 0,177 0,354 176,354">
          <text:p/>
        </draw:polygon>
        <draw:line draw:style-name="gr10" draw:text-style-name="P9" draw:layer="layout" svg:x1="14.636cm" svg:y1="14.42cm" svg:x2="14.636cm" svg:y2="3.334cm">
          <text:p/>
        </draw:line>
        <draw:line draw:style-name="gr10" draw:text-style-name="P9" draw:layer="layout" svg:x1="26.618cm" svg:y1="14.42cm" svg:x2="26.618cm" svg:y2="3.334cm">
          <text:p/>
        </draw:line>
        <draw:line draw:style-name="gr10" draw:text-style-name="P9" draw:layer="layout" svg:x1="14.636cm" svg:y1="14.42cm" svg:x2="26.618cm" svg:y2="14.42cm">
          <text:p/>
        </draw:line>
        <draw:line draw:style-name="gr10" draw:text-style-name="P9" draw:layer="layout" svg:x1="14.636cm" svg:y1="3.334cm" svg:x2="26.618cm" svg:y2="3.334cm">
          <text:p/>
        </draw:line>
        <draw:path draw:style-name="gr7" draw:text-style-name="P7" draw:layer="layout" svg:width="0.199cm" svg:height="0.308cm" svg:x="19.372cm" svg:y="2.814cm" svg:viewBox="0 0 200 309" svg:d="M42 34v117h53c19 0 34-5 45-15 10-10 16-26 16-44 0-19-6-33-16-43-11-10-26-15-45-15zM0 0h95c34 0 60 8 78 23 18 16 27 39 27 69 0 31-9 55-27 70-18 16-44 23-78 23h-53v124h-42z">
          <text:p/>
        </draw:path>
        <draw:path draw:style-name="gr7" draw:text-style-name="P7" draw:layer="layout" svg:width="0.135cm" svg:height="0.237cm" svg:x="19.617cm" svg:y="2.885cm" svg:viewBox="0 0 136 238" svg:d="M136 41c-4-2-9-4-14-5s-10-2-16-2c-22 0-38 7-50 21s-17 35-17 61v122h-39v-232h39v36c7-14 18-25 31-32 12-7 28-10 47-10 2 0 5 1 9 1 3 0 6 0 10 1z">
          <text:p/>
        </draw:path>
        <draw:path draw:style-name="gr7" draw:text-style-name="P7" draw:layer="layout" svg:width="0.214cm" svg:height="0.243cm" svg:x="19.767cm" svg:y="2.885cm" svg:viewBox="0 0 215 244" svg:d="M215 112v18h-175c2 28 10 48 24 62 14 13 34 20 59 20 14 0 29-2 42-5 14-4 28-9 41-17v36c-13 6-27 11-42 13-14 3-29 5-43 5-37 0-67-11-88-32-23-21-33-50-33-88s10-68 31-90c20-22 48-34 83-34 31 0 56 10 74 30s27 48 27 82zM177 101c0-21-6-37-17-50-12-12-27-19-45-19-22 0-39 7-51 18-13 12-21 29-22 51z">
          <text:p/>
        </draw:path>
        <draw:path draw:style-name="gr7" draw:text-style-name="P7" draw:layer="layout" svg:width="0.207cm" svg:height="0.328cm" svg:x="20.027cm" svg:y="2.8cm" svg:viewBox="0 0 208 329" svg:d="M170 126v-126h38v323h-38v-36c-8 14-19 26-32 32-12 6-26 10-43 10-28 0-51-11-69-34-18-22-26-52-26-88 0-37 8-66 26-88s41-34 69-34c17 0 31 3 43 10 13 7 24 17 32 31zM39 207c0 28 6 50 17 66 12 16 27 23 48 23 20 0 36-7 48-23s18-38 18-66-6-50-18-66-28-24-48-24c-21 0-36 8-48 24-11 16-17 38-17 66z">
          <text:p/>
        </draw:path>
        <draw:path draw:style-name="gr7" draw:text-style-name="P7" draw:layer="layout" svg:width="0.249cm" svg:height="0.32cm" svg:x="20.431cm" svg:y="2.808cm" svg:viewBox="0 0 250 321" svg:d="M250 29v44c-15-12-29-22-46-29-16-6-32-10-50-10-35 0-63 11-81 33-19 22-28 52-28 93s9 73 28 95c18 21 46 32 81 32 18 0 34-3 50-10 17-6 31-16 46-29v43c-15 11-31 18-47 22-16 5-33 8-51 8-47 0-84-14-111-43-28-28-41-68-41-118 0-49 13-88 41-117 27-29 64-43 111-43 18 0 36 3 52 7 16 5 31 13 46 22z">
          <text:p/>
        </draw:path>
        <draw:polygon draw:style-name="gr7" draw:text-style-name="P7" draw:layer="layout" svg:width="0.039cm" svg:height="0.322cm" svg:x="20.742cm" svg:y="2.8cm" svg:viewBox="0 0 40 323" draw:points="0,323 40,323 40,0 0,0">
          <text:p/>
        </draw:polygon>
        <draw:path draw:style-name="gr7" draw:text-style-name="P7" draw:layer="layout" svg:width="0.195cm" svg:height="0.243cm" svg:x="20.846cm" svg:y="2.885cm" svg:viewBox="0 0 196 244" svg:d="M121 121c-32 0-54 4-65 10-12 8-18 20-18 37 0 14 4 25 13 32 9 9 21 12 36 12 22 0 39-7 52-22s19-35 19-61v-8zM196 105v133h-38v-35c-9 14-20 25-32 31-14 6-30 10-49 10-24 0-43-7-57-20s-20-31-20-53c0-26 8-46 26-60 17-13 43-20 78-20h54v-4c0-17-6-31-17-40-12-10-29-15-49-15-14 0-27 2-39 5-13 4-25 8-36 14v-35c13-5 27-9 40-12 13-2 26-4 38-4 35 0 60 9 76 26 17 18 25 44 25 79z">
          <text:p/>
        </draw:path>
        <draw:path draw:style-name="gr7" draw:text-style-name="P7" draw:layer="layout" svg:width="0.177cm" svg:height="0.243cm" svg:x="21.103cm" svg:y="2.885cm" svg:viewBox="0 0 178 244" svg:d="M165 12v36c-11-5-22-9-33-12-12-2-24-4-37-4-19 0-34 3-43 9s-14 14-14 26c0 8 4 15 10 20 7 5 21 10 41 15l13 3c28 6 47 14 59 24 11 12 17 27 17 45 0 22-9 39-26 51-17 13-40 19-71 19-13 0-25-2-39-4s-28-5-42-10v-40c14 8 28 13 41 17 14 4 27 5 41 5 18 0 33-3 42-9 10-5 15-14 15-26 0-10-4-18-11-24-7-5-22-11-47-17l-13-3c-23-5-41-12-51-22-11-11-16-25-16-43 0-21 8-38 23-50s37-18 66-18c14 0 28 1 41 3 12 3 24 6 34 9z">
          <text:p/>
        </draw:path>
        <draw:path draw:style-name="gr7" draw:text-style-name="P7" draw:layer="layout" svg:width="0.177cm" svg:height="0.243cm" svg:x="21.323cm" svg:y="2.885cm" svg:viewBox="0 0 178 244" svg:d="M166 12v36c-11-5-22-9-34-12-11-2-23-4-36-4-19 0-33 3-43 9s-14 14-14 26c0 8 3 15 10 20s21 10 42 15l13 3c27 6 46 14 57 24 11 12 17 27 17 45 0 22-8 39-25 51-17 13-41 19-70 19-13 0-27-2-40-4-14-2-28-5-43-10v-40c14 8 28 13 42 17 13 4 28 5 41 5 18 0 32-3 42-9 9-5 14-14 14-26 0-10-4-18-10-24-7-5-22-11-46-17l-13-3c-25-5-42-12-52-22-11-11-16-25-16-43 0-21 8-38 23-50s38-18 67-18c14 0 27 1 40 3 12 3 23 6 34 9z">
          <text:p/>
        </draw:path>
        <draw:path draw:style-name="gr7" draw:text-style-name="P7" draw:layer="layout" svg:width="0.196cm" svg:height="0.314cm" svg:x="21.686cm" svg:y="2.808cm" svg:viewBox="0 0 197 315" svg:d="M51 280h146v35h-197v-35c16-16 38-38 65-66s45-46 52-54c13-15 23-28 28-38 5-11 8-21 8-31 0-16-6-30-18-40-11-10-26-16-44-16-14 0-27 3-42 7-14 5-30 11-46 21v-43c16-6 32-11 47-15 14-3 27-5 40-5 32 0 57 8 76 24 20 16 30 37 30 64 0 13-3 25-7 36-5 12-14 25-27 40-4 5-15 17-33 36-19 19-45 46-78 80z">
          <text:p/>
        </draw:path>
        <draw:polygon draw:style-name="gr1" draw:text-style-name="P1" draw:layer="layout" svg:width="9.102cm" svg:height="13.69cm" svg:x="30.454cm" svg:y="2.032cm" svg:viewBox="0 0 9103 13691" draw:points="0,13691 9103,13691 9103,0 0,0">
          <text:p/>
        </draw:polygon>
        <draw:path draw:style-name="gr3" draw:text-style-name="P3" draw:layer="layout" svg:width="0.557cm" svg:height="0.558cm" svg:x="36.149cm" svg:y="11.198cm" svg:viewBox="0 0 558 559" svg:d="M278 559c75 0 146-30 199-82 52-52 81-123 81-197 0-75-29-146-81-198-53-53-124-82-199-82-74 0-144 29-197 82-52 52-81 123-81 198 0 74 29 145 81 197 53 52 123 82 197 82z">
          <text:p/>
        </draw:path>
        <draw:path draw:style-name="gr3" draw:text-style-name="P3" draw:layer="layout" svg:width="0.558cm" svg:height="0.557cm" svg:x="36.981cm" svg:y="12.549cm" svg:viewBox="0 0 559 558" svg:d="M280 558c74 0 145-30 197-82 53-53 82-123 82-197s-29-145-82-198c-52-52-123-81-197-81s-145 29-197 81c-53 53-83 124-83 198s30 144 83 197c52 52 123 82 197 82z">
          <text:p/>
        </draw:path>
        <draw:path draw:style-name="gr3" draw:text-style-name="P3" draw:layer="layout" svg:width="0.558cm" svg:height="0.558cm" svg:x="37.045cm" svg:y="13.415cm" svg:viewBox="0 0 559 559" svg:d="M279 559c74 0 145-30 197-82 53-52 83-123 83-197 0-75-30-146-83-199-52-52-123-81-197-81s-145 29-197 81c-52 53-82 124-82 199 0 74 30 145 82 197s123 82 197 82z">
          <text:p/>
        </draw:path>
        <draw:path draw:style-name="gr3" draw:text-style-name="P3" draw:layer="layout" svg:width="0.558cm" svg:height="0.558cm" svg:x="35.671cm" svg:y="13.923cm" svg:viewBox="0 0 559 559" svg:d="M280 559c74 0 145-29 197-82 53-52 82-123 82-198 0-74-29-145-82-197-52-53-123-82-197-82-75 0-146 29-198 82-52 52-82 123-82 197 0 75 30 146 82 198 52 53 123 82 198 82z">
          <text:p/>
        </draw:path>
        <draw:path draw:style-name="gr3" draw:text-style-name="P3" draw:layer="layout" svg:width="0.558cm" svg:height="0.558cm" svg:x="38.519cm" svg:y="11.42cm" svg:viewBox="0 0 559 559" svg:d="M280 559c74 0 145-30 197-83 52-52 82-123 82-197s-30-145-82-197-123-82-197-82-146 30-198 82c-53 52-82 123-82 197s29 145 82 197c52 53 124 83 198 83z">
          <text:p/>
        </draw:path>
        <draw:path draw:style-name="gr3" draw:text-style-name="P3" draw:layer="layout" svg:width="0.558cm" svg:height="0.558cm" svg:x="36.414cm" svg:y="14.302cm" svg:viewBox="0 0 559 559" svg:d="M280 559c74 0 145-29 197-82 53-53 82-124 82-198s-29-145-82-197c-52-52-123-82-197-82s-145 30-197 82c-53 52-83 123-83 197s30 145 83 198c52 53 123 82 197 82z">
          <text:p/>
        </draw:path>
        <draw:path draw:style-name="gr3" draw:text-style-name="P3" draw:layer="layout" svg:width="0.557cm" svg:height="0.558cm" svg:x="37.021cm" svg:y="12.242cm" svg:viewBox="0 0 558 559" svg:d="M279 559c74 0 145-30 198-82 52-52 81-123 81-198 0-74-29-145-81-198-53-52-124-81-198-81s-144 29-197 81c-52 53-82 124-82 198 0 75 30 146 82 198 53 52 123 82 197 82z">
          <text:p/>
        </draw:path>
        <draw:path draw:style-name="gr3" draw:text-style-name="P3" draw:layer="layout" svg:width="0.558cm" svg:height="0.558cm" svg:x="37.596cm" svg:y="13.672cm" svg:viewBox="0 0 559 559" svg:d="M280 559c74 0 145-30 198-82 52-53 81-124 81-198s-29-145-81-197c-53-52-124-82-198-82s-145 30-197 82-83 123-83 197 31 145 83 198c52 52 123 82 197 82z">
          <text:p/>
        </draw:path>
        <draw:path draw:style-name="gr3" draw:text-style-name="P3" draw:layer="layout" svg:width="0.558cm" svg:height="0.558cm" svg:x="36.405cm" svg:y="12.73cm" svg:viewBox="0 0 559 559" svg:d="M280 559c74 0 145-29 197-82 53-52 82-124 82-198s-29-145-82-197c-52-53-123-82-197-82s-145 29-197 82c-53 52-83 123-83 197s30 146 83 198c52 53 123 82 197 82z">
          <text:p/>
        </draw:path>
        <draw:path draw:style-name="gr4" draw:text-style-name="P4" draw:layer="layout" svg:width="0.557cm" svg:height="0.558cm" svg:x="34.345cm" svg:y="11.693cm" svg:viewBox="0 0 558 559" svg:d="M278 559c74 0 145-30 199-82 52-52 81-123 81-198 0-74-29-145-81-197-54-53-125-82-199-82s-144 29-197 82c-52 52-81 123-81 197 0 75 29 146 81 198 53 52 123 82 197 82z">
          <text:p/>
        </draw:path>
        <draw:path draw:style-name="gr4" draw:text-style-name="P4" draw:layer="layout" svg:width="0.558cm" svg:height="0.558cm" svg:x="33.695cm" svg:y="11.635cm" svg:viewBox="0 0 559 559" svg:d="M280 559c74 0 145-29 197-82 52-52 82-123 82-198 0-74-30-145-82-197-52-53-123-82-197-82s-145 29-197 82c-53 52-83 123-83 197 0 75 30 146 83 198 52 53 123 82 197 82z">
          <text:p/>
        </draw:path>
        <draw:path draw:style-name="gr4" draw:text-style-name="P4" draw:layer="layout" svg:width="0.558cm" svg:height="0.558cm" svg:x="34.228cm" svg:y="11.427cm" svg:viewBox="0 0 559 559" svg:d="M280 559c74 0 145-30 197-83 53-52 82-123 82-197s-29-145-82-197c-52-52-123-82-197-82s-145 30-197 82-83 123-83 197 31 145 83 197c52 53 123 83 197 83z">
          <text:p/>
        </draw:path>
        <draw:polygon draw:style-name="gr2" draw:text-style-name="P2" draw:layer="layout" svg:width="0.558cm" svg:height="0.558cm" svg:x="35.811cm" svg:y="7.554cm" svg:viewBox="0 0 559 559" draw:points="280,0 0,559 559,559">
          <text:p/>
        </draw:polygon>
        <draw:polygon draw:style-name="gr2" draw:text-style-name="P2" draw:layer="layout" svg:width="0.557cm" svg:height="0.558cm" svg:x="32.007cm" svg:y="6.731cm" svg:viewBox="0 0 558 559" draw:points="279,0 0,559 558,559">
          <text:p/>
        </draw:polygon>
        <draw:polygon draw:style-name="gr2" draw:text-style-name="P2" draw:layer="layout" svg:width="0.558cm" svg:height="0.558cm" svg:x="34.648cm" svg:y="2.893cm" svg:viewBox="0 0 559 559" draw:points="280,0 0,559 559,559">
          <text:p/>
        </draw:polygon>
        <draw:polygon draw:style-name="gr2" draw:text-style-name="P2" draw:layer="layout" svg:width="0.558cm" svg:height="0.558cm" svg:x="30.934cm" svg:y="4.08cm" svg:viewBox="0 0 559 559" draw:points="279,0 0,559 559,559">
          <text:p/>
        </draw:polygon>
        <draw:polygon draw:style-name="gr2" draw:text-style-name="P2" draw:layer="layout" svg:width="0.558cm" svg:height="0.558cm" svg:x="34.283cm" svg:y="5.649cm" svg:viewBox="0 0 559 559" draw:points="279,0 0,559 559,559">
          <text:p/>
        </draw:polygon>
        <draw:polygon draw:style-name="gr2" draw:text-style-name="P2" draw:layer="layout" svg:width="0.557cm" svg:height="0.558cm" svg:x="34.472cm" svg:y="6.09cm" svg:viewBox="0 0 558 559" draw:points="279,0 0,559 558,559">
          <text:p/>
        </draw:polygon>
        <draw:polygon draw:style-name="gr2" draw:text-style-name="P2" draw:layer="layout" svg:width="0.558cm" svg:height="0.557cm" svg:x="32.922cm" svg:y="6.463cm" svg:viewBox="0 0 559 558" draw:points="280,0 0,558 559,558">
          <text:p/>
        </draw:polygon>
        <draw:polygon draw:style-name="gr2" draw:text-style-name="P2" draw:layer="layout" svg:width="0.558cm" svg:height="0.558cm" svg:x="34.934cm" svg:y="5.642cm" svg:viewBox="0 0 559 559" draw:points="279,0 0,559 559,559">
          <text:p/>
        </draw:polygon>
        <draw:polygon draw:style-name="gr2" draw:text-style-name="P2" draw:layer="layout" svg:width="0.558cm" svg:height="0.558cm" svg:x="36.596cm" svg:y="6.74cm" svg:viewBox="0 0 559 559" draw:points="279,0 0,559 559,559">
          <text:p/>
        </draw:polygon>
        <draw:polygon draw:style-name="gr2" draw:text-style-name="P2" draw:layer="layout" svg:width="0.558cm" svg:height="0.557cm" svg:x="32.461cm" svg:y="3.042cm" svg:viewBox="0 0 559 558" draw:points="280,0 0,558 559,558">
          <text:p/>
        </draw:polygon>
        <draw:polygon draw:style-name="gr2" draw:text-style-name="P2" draw:layer="layout" svg:width="0.558cm" svg:height="0.558cm" svg:x="33.485cm" svg:y="3.631cm" svg:viewBox="0 0 559 559" draw:points="280,0 0,559 559,559">
          <text:p/>
        </draw:polygon>
        <draw:polygon draw:style-name="gr2" draw:text-style-name="P2" draw:layer="layout" svg:width="0.558cm" svg:height="0.558cm" svg:x="32.641cm" svg:y="5.376cm" svg:viewBox="0 0 559 559" draw:points="279,0 0,559 559,559">
          <text:p/>
        </draw:polygon>
        <draw:polygon draw:style-name="gr5" draw:text-style-name="P5" draw:layer="layout" svg:width="5.662cm" svg:height="4.661cm" svg:x="31.213cm" svg:y="3.172cm" svg:viewBox="0 0 5663 4662" draw:points="5663,3848 3714,0 1527,149 0,1187 1072,3839 4877,4662">
          <text:p/>
        </draw:polygon>
        <draw:polygon draw:style-name="gr6" draw:text-style-name="P6" draw:layer="layout" svg:width="2.848cm" svg:height="3.104cm" svg:x="35.95cm" svg:y="11.477cm" svg:viewBox="0 0 2849 3105" draw:points="477,0 0,2726 743,3105 1925,2474 2849,222">
          <text:p/>
        </draw:polygon>
        <draw:path draw:style-name="gr7" draw:text-style-name="P7" draw:layer="layout" svg:width="0.303cm" svg:height="0.36cm" svg:x="34.319cm" svg:y="16.002cm" svg:viewBox="0 0 304 361" svg:d="M49 41v280h58c50 0 86-11 110-34 22-22 34-58 34-106 0-49-12-84-34-106-24-23-60-34-110-34zM0 0h100c70 0 121 15 154 44 33 30 50 75 50 137s-17 107-51 137c-32 29-84 43-153 43h-100z">
          <text:p/>
        </draw:path>
        <draw:path draw:style-name="gr7" draw:text-style-name="P7" draw:layer="layout" svg:width="0.045cm" svg:height="0.375cm" svg:x="34.697cm" svg:y="15.987cm" svg:viewBox="0 0 46 376" svg:d="M0 105h46v271h-46zM0 0h46v56h-46z">
          <text:p/>
        </draw:path>
        <draw:path draw:style-name="gr7" draw:text-style-name="P7" draw:layer="layout" svg:width="0.394cm" svg:height="0.277cm" svg:x="34.833cm" svg:y="16.085cm" svg:viewBox="0 0 395 278" svg:d="M213 59c11-20 24-34 39-44 16-10 34-15 55-15 28 0 50 10 65 30s23 49 23 85v163h-44v-161c0-26-5-45-14-59-10-13-23-19-42-19-23 0-42 8-55 24s-20 36-20 62v153h-44v-161c0-26-5-45-14-59-9-13-24-19-43-19-22 0-41 8-54 24s-20 36-20 62v153h-45v-271h45v42c10-16 23-29 37-37s31-12 50-12c20 0 36 5 50 15s24 25 31 44z">
          <text:p/>
        </draw:path>
        <draw:polygon draw:style-name="gr7" draw:text-style-name="P7" draw:layer="layout" svg:width="0.215cm" svg:height="0.36cm" svg:x="35.48cm" svg:y="16.002cm" svg:viewBox="0 0 216 361" draw:points="7,320 87,320 87,45 0,63 0,17 86,0 135,0 135,320 216,320 216,361 7,361">
          <text:p/>
        </draw:polygon>
        <draw:path draw:style-name="gr7" draw:text-style-name="P7" draw:layer="layout" svg:width="0.36cm" svg:height="0.302cm" svg:x="29.727cm" svg:y="9.261cm" svg:viewBox="0 0 361 303" svg:d="M40 255h280v-60c0-50-10-86-33-109s-58-35-107-35c-48 0-83 12-106 35-22 23-34 59-34 109zM0 303v-101c0-69 15-121 44-153 29-33 74-49 136-49s108 16 137 49c30 33 44 84 44 153v101z">
          <text:p/>
        </draw:path>
        <draw:path draw:style-name="gr7" draw:text-style-name="P7" draw:layer="layout" svg:width="0.375cm" svg:height="0.044cm" svg:x="29.712cm" svg:y="9.141cm" svg:viewBox="0 0 376 45" svg:d="M106 45v-45h270v45zM0 45v-45h56v45z">
          <text:p/>
        </draw:path>
        <draw:path draw:style-name="gr7" draw:text-style-name="P7" draw:layer="layout" svg:width="0.276cm" svg:height="0.394cm" svg:x="29.811cm" svg:y="8.655cm" svg:viewBox="0 0 277 395" svg:d="M58 182c-20-10-34-24-44-39-9-15-14-34-14-55 0-28 10-49 29-65 20-15 48-23 84-23h164v45h-162c-26 0-45 5-58 13-12 10-19 24-19 42 0 24 8 42 24 55 15 14 36 20 62 20h153v45h-162c-26 0-45 5-58 14-12 10-19 24-19 43 0 22 8 41 24 54 15 13 36 20 62 20h153v44h-271v-44h42c-16-10-28-22-36-37-8-14-12-30-12-50s5-36 15-50c10-15 24-25 43-32z">
          <text:p/>
        </draw:path>
        <draw:path draw:style-name="gr7" draw:text-style-name="P7" draw:layer="layout" svg:width="0.366cm" svg:height="0.229cm" svg:x="29.721cm" svg:y="8.191cm" svg:viewBox="0 0 367 230" svg:d="M326 171v-171h41v230h-41c-18-18-44-43-77-75-32-33-53-53-62-62-17-16-32-26-44-32s-25-10-37-10c-19 0-35 7-47 21-12 13-18 30-18 52 0 16 3 33 8 49 5 17 13 35 24 55h-49c-8-20-14-38-18-55s-6-33-6-48c0-37 9-67 28-89s44-34 75-34c15 0 30 3 43 9 13 5 29 15 47 30 4 4 18 17 40 38 22 22 53 53 93 92z">
          <text:p/>
        </draw:path>
        <draw:polygon draw:style-name="gr8" draw:text-style-name="P8" draw:layer="layout" svg:width="0.529cm" svg:height="0.529cm" svg:x="34.359cm" svg:y="11.707cm" svg:viewBox="0 0 530 530" draw:points="176,530 354,530 354,354 530,354 530,177 354,177 354,0 176,0 176,177 0,177 0,354 176,354">
          <text:p/>
        </draw:polygon>
        <draw:polygon draw:style-name="gr8" draw:text-style-name="P8" draw:layer="layout" svg:width="0.529cm" svg:height="0.53cm" svg:x="33.709cm" svg:y="11.649cm" svg:viewBox="0 0 530 531" draw:points="177,531 353,531 353,354 530,354 530,177 353,177 353,0 177,0 177,177 0,177 0,354 177,354">
          <text:p/>
        </draw:polygon>
        <draw:polygon draw:style-name="gr12" draw:text-style-name="P8" draw:layer="layout" svg:width="0.529cm" svg:height="0.529cm" svg:x="34.243cm" svg:y="11.442cm" svg:viewBox="0 0 530 530" draw:points="176,530 352,530 352,352 530,352 530,176 352,176 352,0 176,0 176,176 0,176 0,352 176,352">
          <text:p/>
        </draw:polygon>
        <draw:polygon draw:style-name="gr13" draw:text-style-name="P9" draw:layer="layout" svg:width="0.529cm" svg:height="0.529cm" svg:x="34.243cm" svg:y="11.442cm" svg:viewBox="0 0 530 530" draw:points="176,530 352,530 352,352 530,352 530,176 352,176 352,0 176,0 176,176 0,176 0,352 176,352">
          <text:p/>
        </draw:polygon>
        <draw:path draw:style-name="gr9" draw:text-style-name="P7" draw:layer="layout" svg:width="1.209cm" svg:height="0.699cm" svg:x="33.43cm" svg:y="5.103cm" svg:viewBox="0 0 1210 700" svg:d="M133 0h125l189 588 115-588h90l-133 686h-126l-188-592-115 592h-90zM916 700c-60 0-108-19-143-56s-52-88-52-152c0-38 6-76 18-114 12-39 28-72 47-98 30-41 64-71 101-91 37-19 80-29 127-29 59 0 106 18 142 55 36 36 54 83 54 142 0 41-6 81-18 122-12 40-27 74-47 100-29 41-63 72-100 91-39 20-81 30-129 30zM808 489c0 46 10 81 29 104 20 23 49 35 89 35 56 0 104-25 141-74 37-50 56-112 56-188 0-44-10-78-30-100-20-23-49-35-88-35-32 0-61 8-85 23-25 15-47 37-67 67-14 23-25 49-33 78s-12 59-12 90z">
          <text:p/>
        </draw:path>
        <draw:path draw:style-name="gr9" draw:text-style-name="P7" draw:layer="layout" svg:width="1.211cm" svg:height="0.642cm" svg:x="36.555cm" svg:y="12.861cm" svg:viewBox="0 0 1212 643" svg:d="M122 0h128l74 425 245-425h131l-123 631h-83l108-553-249 432h-83l-80-434-107 555h-83zM942 643c-55 0-99-17-131-51s-48-81-48-140c0-34 5-69 16-105 11-35 26-66 44-91 27-37 59-65 93-83s73-27 116-27c54 0 98 17 131 50 33 34 49 77 49 132 0 38-5 75-16 112s-26 68-43 93c-28 37-59 65-93 83s-74 27-118 27zM843 450c0 42 9 74 27 96 18 21 45 31 81 31 52 0 95-22 130-68 34-45 51-103 51-173 0-41-9-72-28-93-18-21-45-31-80-31-29 0-55 7-78 20-23 14-43 35-61 63-14 21-24 45-31 72s-11 54-11 83z">
          <text:p/>
        </draw:path>
        <draw:line draw:style-name="gr10" draw:text-style-name="P9" draw:layer="layout" svg:x1="30.454cm" svg:y1="15.722cm" svg:x2="30.454cm" svg:y2="2.032cm">
          <text:p/>
        </draw:line>
        <draw:line draw:style-name="gr10" draw:text-style-name="P9" draw:layer="layout" svg:x1="39.556cm" svg:y1="15.722cm" svg:x2="39.556cm" svg:y2="2.032cm">
          <text:p/>
        </draw:line>
        <draw:line draw:style-name="gr10" draw:text-style-name="P9" draw:layer="layout" svg:x1="30.454cm" svg:y1="15.722cm" svg:x2="39.556cm" svg:y2="15.722cm">
          <text:p/>
        </draw:line>
        <draw:line draw:style-name="gr10" draw:text-style-name="P9" draw:layer="layout" svg:x1="30.454cm" svg:y1="2.032cm" svg:x2="39.556cm" svg:y2="2.032cm">
          <text:p/>
        </draw:line>
        <draw:path draw:style-name="gr7" draw:text-style-name="P7" draw:layer="layout" svg:width="0.2cm" svg:height="0.309cm" svg:x="33.75cm" svg:y="1.511cm" svg:viewBox="0 0 201 310" svg:d="M42 35v116h53c19 0 34-5 44-15 11-10 17-25 17-43 0-19-6-33-17-43-10-10-25-15-44-15zM0 0h95c34 0 60 8 78 24 19 16 28 38 28 69 0 30-9 53-28 69-18 15-44 24-78 24h-53v124h-42z">
          <text:p/>
        </draw:path>
        <draw:path draw:style-name="gr7" draw:text-style-name="P7" draw:layer="layout" svg:width="0.136cm" svg:height="0.237cm" svg:x="33.995cm" svg:y="1.583cm" svg:viewBox="0 0 137 238" svg:d="M137 41c-4-3-9-4-14-6-5-1-11-1-17-1-22 0-39 7-50 21-12 14-18 34-18 60v123h-38v-233h38v36c8-14 19-24 31-31 13-7 30-10 48-10 3 0 6 0 9 0 3 1 7 1 11 2z">
          <text:p/>
        </draw:path>
        <draw:path draw:style-name="gr7" draw:text-style-name="P7" draw:layer="layout" svg:width="0.215cm" svg:height="0.242cm" svg:x="34.145cm" svg:y="1.583cm" svg:viewBox="0 0 216 243" svg:d="M216 112v18h-176c2 26 9 47 24 60 14 14 33 21 59 21 14 0 28-2 42-5 13-4 27-9 42-17v36c-15 6-29 12-43 14-14 3-29 4-44 4-37 0-66-10-88-32-21-22-32-51-32-88s10-67 31-90c20-22 48-33 83-33 31 0 56 10 74 30 19 20 28 47 28 82zM177 101c-1-21-7-38-18-50-11-13-26-19-45-19-21 0-38 6-51 18-12 12-20 29-22 51z">
          <text:p/>
        </draw:path>
        <draw:path draw:style-name="gr7" draw:text-style-name="P7" draw:layer="layout" svg:width="0.207cm" svg:height="0.327cm" svg:x="34.406cm" svg:y="1.498cm" svg:viewBox="0 0 208 328" svg:d="M169 125v-125h39v323h-39v-36c-8 15-18 25-30 32-12 6-27 9-44 9-28 0-51-11-69-34-18-22-26-51-26-88 0-36 8-65 26-88 18-22 41-33 69-33 17 0 32 3 44 10s22 17 30 30zM39 206c0 28 5 50 17 66s28 24 48 24c21 0 36-8 48-24s17-38 17-66-5-49-17-65-27-24-48-24c-20 0-36 8-48 24s-17 37-17 65z">
          <text:p/>
        </draw:path>
        <draw:path draw:style-name="gr7" draw:text-style-name="P7" draw:layer="layout" svg:width="0.249cm" svg:height="0.319cm" svg:x="34.809cm" svg:y="1.506cm" svg:viewBox="0 0 250 320" svg:d="M250 29v44c-14-13-29-22-45-29s-33-10-50-10c-36 0-63 11-82 33-18 21-28 52-28 93 0 40 10 72 28 94 19 22 46 32 82 32 17 0 34-2 50-9s31-16 45-30v44c-14 10-30 17-46 22s-34 7-52 7c-46 0-83-14-110-42-28-28-42-68-42-118s14-89 42-118c27-28 64-42 110-42 19 0 36 2 52 7s32 12 46 22z">
          <text:p/>
        </draw:path>
        <draw:polygon draw:style-name="gr7" draw:text-style-name="P7" draw:layer="layout" svg:width="0.038cm" svg:height="0.322cm" svg:x="35.121cm" svg:y="1.498cm" svg:viewBox="0 0 39 323" draw:points="0,323 39,323 39,0 0,0">
          <text:p/>
        </draw:polygon>
        <draw:path draw:style-name="gr7" draw:text-style-name="P7" draw:layer="layout" svg:width="0.196cm" svg:height="0.242cm" svg:x="35.224cm" svg:y="1.583cm" svg:viewBox="0 0 197 243" svg:d="M120 120c-31 0-52 4-64 11s-18 19-18 36c0 14 5 25 14 32 8 8 21 12 36 12 21 0 38-7 51-22 12-15 19-35 19-60v-9zM197 105v133h-39v-36c-9 14-20 24-33 32-12 6-29 9-47 9-24 0-43-6-57-20-14-13-21-31-21-53 0-26 9-46 27-59 17-13 43-20 77-20h54v-4c0-17-6-31-18-41-11-9-27-14-48-14-13 0-26 2-39 5-12 3-24 8-36 14v-35c14-5 27-9 40-12 14-3 26-4 39-4 33 0 58 9 76 26 16 17 25 44 25 79z">
          <text:p/>
        </draw:path>
        <draw:path draw:style-name="gr7" draw:text-style-name="P7" draw:layer="layout" svg:width="0.177cm" svg:height="0.242cm" svg:x="35.481cm" svg:y="1.583cm" svg:viewBox="0 0 178 243" svg:d="M166 12v36c-12-5-23-9-34-12-12-3-24-4-36-4-20 0-34 2-43 8-10 6-14 15-14 26 0 9 3 16 10 21s20 10 41 14l13 3c27 6 46 15 58 25 11 10 17 25 17 44 0 22-8 38-26 51-17 13-41 19-70 19-13 0-26-1-39-3-14-2-28-6-43-12v-39c14 8 28 13 42 17 13 3 27 5 40 5 18 0 32-3 42-9 9-6 14-15 14-26 0-10-4-18-10-24-7-5-22-11-46-16l-13-3c-24-5-41-13-51-23-11-10-16-24-16-42 0-22 8-39 23-50 15-12 37-18 66-18 14 0 27 1 40 3 12 2 23 5 35 9z">
          <text:p/>
        </draw:path>
        <draw:path draw:style-name="gr7" draw:text-style-name="P7" draw:layer="layout" svg:width="0.177cm" svg:height="0.242cm" svg:x="35.702cm" svg:y="1.583cm" svg:viewBox="0 0 178 243" svg:d="M166 12v36c-11-5-22-9-34-12s-25-4-37-4c-19 0-33 2-43 8-9 6-14 15-14 26 0 9 4 16 11 21 6 5 20 10 40 14l13 3c28 6 47 15 59 25 11 10 17 25 17 44 0 22-9 38-26 51s-41 19-71 19c-13 0-25-1-39-3-13-2-27-6-42-12v-39c14 8 28 13 41 17 14 3 27 5 41 5 18 0 32-3 42-9s15-15 15-26c0-10-4-18-11-24-7-5-23-11-46-16l-14-3c-23-5-41-13-51-23s-15-24-15-42c0-22 7-39 22-50 16-12 38-18 66-18 14 0 29 1 41 3 13 2 24 5 35 9z">
          <text:p/>
        </draw:path>
        <draw:path draw:style-name="gr7" draw:text-style-name="P7" draw:layer="layout" svg:width="0.204cm" svg:height="0.319cm" svg:x="36.066cm" svg:y="1.506cm" svg:viewBox="0 0 205 320" svg:d="M140 147c20 5 37 14 48 27 11 14 17 31 17 50 0 32-11 55-32 72-22 16-52 24-90 24-13 0-27-1-40-3-14-3-28-6-43-11v-41c12 7 24 12 38 16 14 3 28 5 44 5 26 0 46-5 59-16 14-10 21-26 21-46 0-18-6-32-19-42s-30-16-53-16h-36v-34h37c21 0 36-4 47-12 11-9 17-20 17-36s-6-28-17-36c-12-9-28-13-48-13-12 0-24 1-37 4-13 2-28 6-43 11v-37c15-4 30-8 44-10s27-3 39-3c32 0 57 7 75 21 20 15 29 34 29 59 0 17-5 31-14 43-10 12-25 20-43 24z">
          <text:p/>
        </draw:path>
        <draw:polygon draw:style-name="gr1" draw:text-style-name="P1" draw:layer="layout" svg:width="11.982cm" svg:height="12.182cm" svg:x="43.393cm" svg:y="2.786cm" svg:viewBox="0 0 11983 12183" draw:points="0,12183 11983,12183 11983,0 0,0">
          <text:p/>
        </draw:polygon>
        <draw:path draw:style-name="gr2" draw:text-style-name="P2" draw:layer="layout" svg:width="0.558cm" svg:height="0.557cm" svg:x="51.371cm" svg:y="13.031cm" svg:viewBox="0 0 559 558" svg:d="M280 558c74 0 145-29 197-81 53-53 82-124 82-198s-29-144-82-197c-52-53-123-82-197-82s-146 29-198 82-82 123-82 197 30 145 82 198c52 52 124 81 198 81z">
          <text:p/>
        </draw:path>
        <draw:path draw:style-name="gr2" draw:text-style-name="P2" draw:layer="layout" svg:width="0.558cm" svg:height="0.557cm" svg:x="48.835cm" svg:y="4.483cm" svg:viewBox="0 0 559 558" svg:d="M279 558c74 0 145-29 199-81 52-53 81-124 81-198 0-75-29-145-81-198-54-52-125-81-199-81s-145 29-197 81c-52 53-82 123-82 198 0 74 30 145 82 198 52 52 123 81 197 81z">
          <text:p/>
        </draw:path>
        <draw:path draw:style-name="gr2" draw:text-style-name="P2" draw:layer="layout" svg:width="0.558cm" svg:height="0.557cm" svg:x="50.761cm" svg:y="7.758cm" svg:viewBox="0 0 559 558" svg:d="M280 558c74 0 145-29 197-81 53-53 82-124 82-198s-29-145-82-198c-52-52-123-81-197-81s-146 29-198 81c-52 53-82 124-82 198s30 145 82 198c52 52 124 81 198 81z">
          <text:p/>
        </draw:path>
        <draw:path draw:style-name="gr2" draw:text-style-name="P2" draw:layer="layout" svg:width="0.558cm" svg:height="0.558cm" svg:x="48.074cm" svg:y="11.313cm" svg:viewBox="0 0 559 559" svg:d="M280 559c74 0 145-30 197-82s82-123 82-197-30-145-82-199c-52-52-123-81-197-81s-145 29-199 81c-52 54-81 125-81 199s29 145 81 197c54 52 125 82 199 82z">
          <text:p/>
        </draw:path>
        <draw:path draw:style-name="gr2" draw:text-style-name="P2" draw:layer="layout" svg:width="0.557cm" svg:height="0.558cm" svg:x="44.113cm" svg:y="8.449cm" svg:viewBox="0 0 558 559" svg:d="M279 559c74 0 145-29 198-82 52-52 81-123 81-197s-29-146-81-198c-53-52-124-82-198-82s-145 30-198 82c-52 52-81 124-81 198s29 145 81 197c53 53 124 82 198 82z">
          <text:p/>
        </draw:path>
        <draw:path draw:style-name="gr2" draw:text-style-name="P2" draw:layer="layout" svg:width="0.557cm" svg:height="0.557cm" svg:x="53.145cm" svg:y="6.522cm" svg:viewBox="0 0 558 558" svg:d="M280 558c74 0 144-29 197-81 52-54 81-125 81-199 0-73-29-144-81-197-53-52-123-81-197-81s-145 29-198 81c-53 53-82 124-82 197 0 74 29 145 82 199 53 52 124 81 198 81z">
          <text:p/>
        </draw:path>
        <draw:path draw:style-name="gr2" draw:text-style-name="P2" draw:layer="layout" svg:width="0.558cm" svg:height="0.558cm" svg:x="47.614cm" svg:y="7.53cm" svg:viewBox="0 0 559 559" svg:d="M280 559c74 0 145-30 197-83 53-52 82-123 82-197s-29-145-82-197c-52-52-123-82-197-82s-145 30-197 82-83 123-83 197 31 145 83 197c52 53 123 83 197 83z">
          <text:p/>
        </draw:path>
        <draw:path draw:style-name="gr2" draw:text-style-name="P2" draw:layer="layout" svg:width="0.558cm" svg:height="0.558cm" svg:x="45.445cm" svg:y="11.321cm" svg:viewBox="0 0 559 559" svg:d="M279 559c74 0 145-30 197-82 53-52 83-123 83-197s-30-145-83-198c-52-53-123-82-197-82s-145 29-197 82c-53 53-82 124-82 198s29 145 82 197c52 52 123 82 197 82z">
          <text:p/>
        </draw:path>
        <draw:path draw:style-name="gr2" draw:text-style-name="P2" draw:layer="layout" svg:width="0.558cm" svg:height="0.558cm" svg:x="51.984cm" svg:y="6.706cm" svg:viewBox="0 0 559 559" svg:d="M280 559c74 0 145-30 197-82 53-52 82-123 82-197 0-75-29-146-82-198-52-53-123-82-197-82s-145 29-198 82c-53 52-82 123-82 198 0 74 29 145 82 197s124 82 198 82z">
          <text:p/>
        </draw:path>
        <draw:path draw:style-name="gr2" draw:text-style-name="P2" draw:layer="layout" svg:width="0.558cm" svg:height="0.558cm" svg:x="48.424cm" svg:y="12.189cm" svg:viewBox="0 0 559 559" svg:d="M279 559c75 0 146-30 199-82 52-52 81-123 81-198 0-74-29-145-81-197-53-53-124-82-199-82-74 0-145 29-197 82-52 52-82 123-82 197 0 75 30 146 82 198s123 82 197 82z">
          <text:p/>
        </draw:path>
        <draw:path draw:style-name="gr2" draw:text-style-name="P2" draw:layer="layout" svg:width="0.558cm" svg:height="0.558cm" svg:x="47.826cm" svg:y="3.522cm" svg:viewBox="0 0 559 559" svg:d="M279 559c74 0 146-30 198-82 53-52 82-123 82-197s-29-145-82-198c-52-53-124-82-198-82s-145 29-197 82-82 124-82 198 30 145 82 197 123 82 197 82z">
          <text:p/>
        </draw:path>
        <draw:path draw:style-name="gr2" draw:text-style-name="P2" draw:layer="layout" svg:width="0.558cm" svg:height="0.558cm" svg:x="50.066cm" svg:y="11.151cm" svg:viewBox="0 0 559 559" svg:d="M279 559c75 0 146-29 198-82 52-52 82-123 82-197 0-75-30-146-82-198s-123-82-198-82c-74 0-145 30-197 82-53 52-82 123-82 198 0 74 29 145 82 197 52 53 123 82 197 82z">
          <text:p/>
        </draw:path>
        <draw:path draw:style-name="gr2" draw:text-style-name="P2" draw:layer="layout" svg:width="0.558cm" svg:height="0.557cm" svg:x="47.408cm" svg:y="6.692cm" svg:viewBox="0 0 559 558" svg:d="M280 558c74 0 145-29 197-81 53-52 82-123 82-197 0-75-29-146-82-199-52-52-123-81-197-81-75 0-146 29-198 81-52 53-82 124-82 199 0 74 30 145 82 197s123 81 198 81z">
          <text:p/>
        </draw:path>
        <draw:polygon draw:style-name="gr2" draw:text-style-name="P2" draw:layer="layout" svg:width="0.558cm" svg:height="0.558cm" svg:x="46.953cm" svg:y="13.674cm" svg:viewBox="0 0 559 559" draw:points="280,0 0,559 559,559">
          <text:p/>
        </draw:polygon>
        <draw:polygon draw:style-name="gr2" draw:text-style-name="P2" draw:layer="layout" svg:width="0.558cm" svg:height="0.558cm" svg:x="44.128cm" svg:y="9.025cm" svg:viewBox="0 0 559 559" draw:points="280,0 0,559 559,559">
          <text:p/>
        </draw:polygon>
        <draw:polygon draw:style-name="gr2" draw:text-style-name="P2" draw:layer="layout" svg:width="0.558cm" svg:height="0.558cm" svg:x="45.7cm" svg:y="6.031cm" svg:viewBox="0 0 559 559" draw:points="280,0 0,559 559,559">
          <text:p/>
        </draw:polygon>
        <draw:polygon draw:style-name="gr2" draw:text-style-name="P2" draw:layer="layout" svg:width="0.558cm" svg:height="0.558cm" svg:x="45.525cm" svg:y="8.474cm" svg:viewBox="0 0 559 559" draw:points="279,0 0,559 559,559">
          <text:p/>
        </draw:polygon>
        <draw:polygon draw:style-name="gr2" draw:text-style-name="P2" draw:layer="layout" svg:width="0.558cm" svg:height="0.558cm" svg:x="50.446cm" svg:y="11.756cm" svg:viewBox="0 0 559 559" draw:points="279,0 0,559 559,559">
          <text:p/>
        </draw:polygon>
        <draw:polygon draw:style-name="gr2" draw:text-style-name="P2" draw:layer="layout" svg:width="0.558cm" svg:height="0.558cm" svg:x="52.696cm" svg:y="6.275cm" svg:viewBox="0 0 559 559" draw:points="279,0 0,559 559,559">
          <text:p/>
        </draw:polygon>
        <draw:polygon draw:style-name="gr2" draw:text-style-name="P2" draw:layer="layout" svg:width="0.558cm" svg:height="0.558cm" svg:x="46.697cm" svg:y="6.991cm" svg:viewBox="0 0 559 559" draw:points="279,0 0,559 559,559">
          <text:p/>
        </draw:polygon>
        <draw:polygon draw:style-name="gr2" draw:text-style-name="P2" draw:layer="layout" svg:width="0.558cm" svg:height="0.558cm" svg:x="54.098cm" svg:y="7.948cm" svg:viewBox="0 0 559 559" draw:points="280,0 0,559 559,559">
          <text:p/>
        </draw:polygon>
        <draw:polygon draw:style-name="gr14" draw:text-style-name="P2" draw:layer="layout" svg:width="0.558cm" svg:height="0.557cm" svg:x="51.326cm" svg:y="6.528cm" svg:viewBox="0 0 559 558" draw:points="280,0 0,558 559,558">
          <text:p/>
        </draw:polygon>
        <draw:polygon draw:style-name="gr15" draw:text-style-name="P9" draw:layer="layout" svg:width="0.558cm" svg:height="0.557cm" svg:x="51.326cm" svg:y="6.528cm" svg:viewBox="0 0 559 558" draw:points="280,0 0,558 559,558">
          <text:p/>
        </draw:polygon>
        <draw:polygon draw:style-name="gr2" draw:text-style-name="P2" draw:layer="layout" svg:width="0.558cm" svg:height="0.558cm" svg:x="46.57cm" svg:y="10.162cm" svg:viewBox="0 0 559 559" draw:points="279,0 0,559 559,559">
          <text:p/>
        </draw:polygon>
        <draw:polygon draw:style-name="gr2" draw:text-style-name="P2" draw:layer="layout" svg:width="0.558cm" svg:height="0.558cm" svg:x="51.824cm" svg:y="12.542cm" svg:viewBox="0 0 559 559" draw:points="280,0 0,559 559,559">
          <text:p/>
        </draw:polygon>
        <draw:polygon draw:style-name="gr2" draw:text-style-name="P2" draw:layer="layout" svg:width="0.558cm" svg:height="0.557cm" svg:x="49.834cm" svg:y="7.146cm" svg:viewBox="0 0 559 558" draw:points="280,0 0,558 559,558">
          <text:p/>
        </draw:polygon>
        <draw:polygon draw:style-name="gr2" draw:text-style-name="P2" draw:layer="layout" svg:width="0.558cm" svg:height="0.558cm" svg:x="51.113cm" svg:y="7.491cm" svg:viewBox="0 0 559 559" draw:points="279,0 0,559 559,559">
          <text:p/>
        </draw:polygon>
        <draw:polygon draw:style-name="gr5" draw:text-style-name="P5" draw:layer="layout" svg:width="9.986cm" svg:height="10.152cm" svg:x="44.391cm" svg:y="3.801cm" svg:viewBox="0 0 9987 10153" draw:points="0,4928 16,5504 1334,7800 2842,10153 7260,9509 7713,9021 9987,4427 9034,3000 3715,0 1589,2510">
          <text:p/>
        </draw:polygon>
        <draw:path draw:style-name="gr7" draw:text-style-name="P7" draw:layer="layout" svg:width="0.303cm" svg:height="0.36cm" svg:x="48.697cm" svg:y="15.248cm" svg:viewBox="0 0 304 361" svg:d="M49 40v281h60c49 0 86-11 109-34s35-58 35-107c0-48-12-83-35-106s-60-34-109-34zM0 0h102c69 0 121 15 153 43 33 30 49 76 49 137 0 63-17 108-49 137-33 29-84 44-153 44h-102z">
          <text:p/>
        </draw:path>
        <draw:path draw:style-name="gr7" draw:text-style-name="P7" draw:layer="layout" svg:width="0.044cm" svg:height="0.376cm" svg:x="49.076cm" svg:y="15.232cm" svg:viewBox="0 0 45 377" svg:d="M0 106h45v271h-45zM0 0h45v57h-45z">
          <text:p/>
        </draw:path>
        <draw:path draw:style-name="gr7" draw:text-style-name="P7" draw:layer="layout" svg:width="0.394cm" svg:height="0.277cm" svg:x="49.212cm" svg:y="15.331cm" svg:viewBox="0 0 395 278" svg:d="M211 58c11-19 26-34 41-43 15-10 33-15 55-15 27 0 49 10 64 30 16 20 24 48 24 84v164h-45v-163c0-25-5-45-14-58-9-12-23-18-42-18-23 0-41 8-54 23-15 15-21 36-21 62v154h-45v-163c0-25-5-45-13-58-10-12-24-18-43-18-23 0-41 8-54 23-14 15-20 36-20 62v154h-44v-271h44v42c10-17 22-29 37-37 13-8 30-12 50-12s36 5 50 15 23 25 30 43z">
          <text:p/>
        </draw:path>
        <draw:polygon draw:style-name="gr7" draw:text-style-name="P7" draw:layer="layout" svg:width="0.214cm" svg:height="0.36cm" svg:x="49.859cm" svg:y="15.248cm" svg:viewBox="0 0 215 361" draw:points="7,320 86,320 86,44 0,62 0,17 86,0 136,0 136,320 215,320 215,361 7,361">
          <text:p/>
        </draw:polygon>
        <draw:path draw:style-name="gr7" draw:text-style-name="P7" draw:layer="layout" svg:width="0.36cm" svg:height="0.302cm" svg:x="42.666cm" svg:y="9.261cm" svg:viewBox="0 0 361 303" svg:d="M40 255h280v-60c0-50-11-86-34-109-22-23-58-35-106-35-49 0-84 12-107 35-22 23-33 59-33 109zM0 303v-101c0-69 15-121 43-153 29-33 75-49 137-49s107 16 136 49c30 33 45 84 45 153v101z">
          <text:p/>
        </draw:path>
        <draw:path draw:style-name="gr7" draw:text-style-name="P7" draw:layer="layout" svg:width="0.376cm" svg:height="0.044cm" svg:x="42.65cm" svg:y="9.141cm" svg:viewBox="0 0 377 45" svg:d="M106 45v-45h271v45zM0 45v-45h57v45z">
          <text:p/>
        </draw:path>
        <draw:path draw:style-name="gr7" draw:text-style-name="P7" draw:layer="layout" svg:width="0.277cm" svg:height="0.394cm" svg:x="42.749cm" svg:y="8.655cm" svg:viewBox="0 0 278 395" svg:d="M59 182c-20-10-35-24-44-39-10-15-15-34-15-55 0-28 10-49 30-65 20-15 48-23 84-23h164v45h-163c-25 0-45 5-57 13-13 10-19 24-19 42 0 24 8 42 23 55 15 14 36 20 62 20h154v45h-163c-25 0-45 5-57 14-13 10-19 24-19 43 0 22 8 41 23 54s36 20 62 20h154v44h-271v-44h42c-17-10-29-22-37-37-8-14-12-30-12-50s5-36 15-50c10-15 25-25 44-32z">
          <text:p/>
        </draw:path>
        <draw:path draw:style-name="gr7" draw:text-style-name="P7" draw:layer="layout" svg:width="0.367cm" svg:height="0.229cm" svg:x="42.659cm" svg:y="8.191cm" svg:viewBox="0 0 368 230" svg:d="M326 171v-171h42v230h-42c-19-18-45-43-77-75-32-33-53-53-62-62-18-16-33-26-45-32s-24-10-36-10c-19 0-35 7-46 21-12 13-19 30-19 52 0 16 3 33 8 49 6 17 14 35 24 55h-49c-8-20-14-38-18-55s-6-33-6-48c0-37 10-67 29-89 18-22 43-34 74-34 15 0 29 3 42 9 13 5 29 15 47 30 5 4 18 17 40 38 23 22 54 53 94 92z">
          <text:p/>
        </draw:path>
        <draw:path draw:style-name="gr9" draw:text-style-name="P7" draw:layer="layout" svg:width="1.21cm" svg:height="0.699cm" svg:x="48.147cm" svg:y="9.136cm" svg:viewBox="0 0 1211 700" svg:d="M134 0h124l190 588 114-588h91l-134 686h-125l-189-592-114 592h-91zM917 700c-60 0-109-19-144-56s-52-88-52-152c0-38 6-76 18-114 12-39 28-72 47-99 30-41 65-71 102-91 38-19 80-29 127-29 59 0 106 18 142 55 36 36 54 84 54 143 0 41-6 81-18 122-12 40-28 74-47 100-30 41-64 72-101 91-37 20-80 30-128 30zM809 489c0 46 10 81 30 104 19 23 49 35 88 35 57 0 104-25 141-74 37-50 55-112 55-188 0-44-10-78-29-101-20-23-49-35-88-35-32 0-60 8-85 23s-47 38-66 68c-15 23-26 49-34 78-9 29-12 59-12 90z">
          <text:p/>
        </draw:path>
        <draw:line draw:style-name="gr10" draw:text-style-name="P9" draw:layer="layout" svg:x1="43.393cm" svg:y1="14.968cm" svg:x2="43.393cm" svg:y2="2.786cm">
          <text:p/>
        </draw:line>
        <draw:line draw:style-name="gr10" draw:text-style-name="P9" draw:layer="layout" svg:x1="55.375cm" svg:y1="14.968cm" svg:x2="55.375cm" svg:y2="2.786cm">
          <text:p/>
        </draw:line>
        <draw:line draw:style-name="gr10" draw:text-style-name="P9" draw:layer="layout" svg:x1="43.393cm" svg:y1="14.968cm" svg:x2="55.375cm" svg:y2="14.968cm">
          <text:p/>
        </draw:line>
        <draw:line draw:style-name="gr10" draw:text-style-name="P9" draw:layer="layout" svg:x1="43.393cm" svg:y1="2.786cm" svg:x2="55.375cm" svg:y2="2.786cm">
          <text:p/>
        </draw:line>
        <draw:path draw:style-name="gr7" draw:text-style-name="P7" draw:layer="layout" svg:width="0.199cm" svg:height="0.308cm" svg:x="48.129cm" svg:y="2.266cm" svg:viewBox="0 0 200 309" svg:d="M42 34v117h52c20 0 34-5 46-15 11-10 16-25 16-43 0-19-5-33-16-43-12-11-26-16-46-16zM0 0h94c34 0 62 8 79 23 18 16 27 40 27 70s-9 54-27 69c-17 15-45 23-79 23h-52v124h-42z">
          <text:p/>
        </draw:path>
        <draw:path draw:style-name="gr7" draw:text-style-name="P7" draw:layer="layout" svg:width="0.135cm" svg:height="0.237cm" svg:x="48.374cm" svg:y="2.337cm" svg:viewBox="0 0 136 238" svg:d="M136 41c-4-2-9-4-14-5s-10-2-16-2c-22 0-38 7-50 21-11 14-17 34-17 60v123h-39v-232h39v36c8-14 18-25 31-32s28-10 47-10c2 0 5 0 9 0 3 1 6 1 10 2z">
          <text:p/>
        </draw:path>
        <draw:path draw:style-name="gr7" draw:text-style-name="P7" draw:layer="layout" svg:width="0.214cm" svg:height="0.243cm" svg:x="48.524cm" svg:y="2.337cm" svg:viewBox="0 0 215 244" svg:d="M215 112v18h-175c1 27 9 47 23 61s34 21 59 21c15 0 29-2 44-5 13-5 27-10 41-18v37c-14 6-28 11-42 13-16 3-31 5-45 5-37 0-66-11-88-32-22-22-32-51-32-88 0-38 10-68 30-90 21-22 49-34 83-34 32 0 57 10 75 30s27 48 27 82zM177 101c0-21-6-37-18-50-11-12-27-19-45-19-21 0-38 7-51 18-13 12-20 29-22 51z">
          <text:p/>
        </draw:path>
        <draw:path draw:style-name="gr7" draw:text-style-name="P7" draw:layer="layout" svg:width="0.207cm" svg:height="0.328cm" svg:x="48.784cm" svg:y="2.252cm" svg:viewBox="0 0 208 329" svg:d="M169 126v-126h39v323h-39v-35c-8 14-18 25-30 31-13 6-27 10-44 10-28 0-51-11-69-33-17-22-26-52-26-88 0-38 9-67 26-89 18-22 41-34 69-34 17 0 31 3 44 10 12 7 22 17 30 31zM40 208c0 28 5 50 16 66 12 16 28 23 48 23s36-7 48-23c11-16 17-38 17-66 0-29-6-51-17-67-12-16-28-24-48-24s-36 8-48 24c-11 16-16 38-16 67z">
          <text:p/>
        </draw:path>
        <draw:path draw:style-name="gr7" draw:text-style-name="P7" draw:layer="layout" svg:width="0.249cm" svg:height="0.32cm" svg:x="49.188cm" svg:y="2.26cm" svg:viewBox="0 0 250 321" svg:d="M250 29v44c-14-12-29-22-45-29-16-6-33-10-51-10-35 0-62 11-81 33s-28 52-28 94c0 41 9 72 28 94 19 21 46 32 81 32 18 0 35-3 51-10 16-6 31-16 45-29v43c-15 11-31 18-47 22-16 5-33 8-51 8-47 0-84-14-111-43-28-28-41-67-41-117s13-89 41-118c27-29 64-43 111-43 18 0 36 3 52 7 16 5 32 12 46 22z">
          <text:p/>
        </draw:path>
        <draw:polygon draw:style-name="gr7" draw:text-style-name="P7" draw:layer="layout" svg:width="0.038cm" svg:height="0.322cm" svg:x="49.5cm" svg:y="2.252cm" svg:viewBox="0 0 39 323" draw:points="0,323 39,323 39,0 0,0">
          <text:p/>
        </draw:polygon>
        <draw:path draw:style-name="gr7" draw:text-style-name="P7" draw:layer="layout" svg:width="0.195cm" svg:height="0.243cm" svg:x="49.603cm" svg:y="2.337cm" svg:viewBox="0 0 196 244" svg:d="M121 121c-31 0-52 4-64 10-12 8-18 19-18 36 0 14 4 25 13 32 9 10 21 13 37 13 21 0 38-7 50-23 13-15 19-35 19-60v-8zM196 105v133h-38v-36c-8 15-20 26-32 32-13 6-29 10-48 10-23 0-42-7-57-20-14-13-21-32-21-54 0-26 8-45 27-59 18-13 43-20 78-20h53v-4c0-17-6-31-17-40-11-10-27-15-48-15-14 0-26 2-39 5-13 4-25 8-37 14v-35c14-5 28-9 41-12 13-2 26-4 39-4 33 0 58 9 75 26 16 18 24 44 24 79z">
          <text:p/>
        </draw:path>
        <draw:path draw:style-name="gr7" draw:text-style-name="P7" draw:layer="layout" svg:width="0.177cm" svg:height="0.243cm" svg:x="49.86cm" svg:y="2.337cm" svg:viewBox="0 0 178 244" svg:d="M166 12v36c-11-5-22-9-34-12-12-2-24-4-36-4-19 0-33 3-43 9-9 6-14 14-14 26 0 8 4 15 11 20 6 5 20 10 40 15l13 3c27 6 46 14 58 24 11 11 17 26 17 44 0 22-9 40-26 52-17 13-40 19-70 19-13 0-25-2-39-4s-28-5-43-10v-41c14 8 28 13 42 18 14 4 27 5 41 5 18 0 32-3 41-10 10-6 15-14 15-26 0-10-4-18-11-24-6-5-22-11-45-16l-14-3c-23-5-42-12-52-22-10-11-15-25-15-43 0-21 7-38 22-50 17-12 39-18 67-18 14 0 28 1 40 3 13 3 24 6 35 9z">
          <text:p/>
        </draw:path>
        <draw:path draw:style-name="gr7" draw:text-style-name="P7" draw:layer="layout" svg:width="0.177cm" svg:height="0.243cm" svg:x="50.08cm" svg:y="2.337cm" svg:viewBox="0 0 178 244" svg:d="M165 12v36c-11-5-22-9-33-12-12-2-24-4-36-4-19 0-34 3-43 9s-14 14-14 26c0 8 3 15 10 20s20 10 41 15l13 3c27 6 46 14 57 24 12 11 18 26 18 44 0 22-8 40-26 52-17 13-41 19-70 19-13 0-26-2-39-4-14-2-28-5-43-10v-41c14 8 28 13 42 18 13 4 27 5 41 5 17 0 31-3 41-10 9-6 14-14 14-26 0-10-3-18-10-24-7-5-22-11-46-16l-13-3c-24-5-41-12-51-22-11-11-16-25-16-43 0-21 8-38 23-50s37-18 66-18c14 0 27 1 40 3 12 3 24 6 34 9z">
          <text:p/>
        </draw:path>
        <draw:path draw:style-name="gr7" draw:text-style-name="P7" draw:layer="layout" svg:width="0.225cm" svg:height="0.308cm" svg:x="50.433cm" svg:y="2.266cm" svg:viewBox="0 0 226 309" svg:d="M141 36l-107 166h107zM130 0h52v202h44v34h-44v73h-41v-73h-141v-40z">
          <text:p/>
        </draw:path>
        <draw:path draw:style-name="gr7" draw:text-style-name="P7" draw:layer="layout" svg:width="0.338cm" svg:height="0.237cm" svg:x="24.864cm" svg:y="0.338cm" svg:viewBox="0 0 339 238" svg:d="M181 51c10-17 21-29 34-38 13-8 30-13 48-13 24 0 43 9 56 27 13 17 20 41 20 72v139h-38v-138c0-22-5-39-12-50-8-10-20-16-36-16-21 0-37 7-48 20-12 13-17 31-17 54v130h-38v-138c0-22-5-39-12-50-8-10-20-16-37-16-19 0-35 7-46 20-12 13-17 31-17 54v130h-38v-232h38v37c8-14 19-26 31-32 12-7 27-11 43-11 17 0 31 5 43 13 12 10 21 22 26 38z">
          <text:p/>
        </draw:path>
        <draw:path draw:style-name="gr7" draw:text-style-name="P7" draw:layer="layout" svg:width="0.215cm" svg:height="0.243cm" svg:x="25.261cm" svg:y="0.338cm" svg:viewBox="0 0 216 244" svg:d="M216 113v19h-176c1 26 9 46 23 60 14 13 34 20 60 20 15 0 29-2 43-5 13-3 27-9 41-16v36c-14 5-28 10-42 13-15 2-29 4-44 4-38 0-67-11-89-32-21-21-32-50-32-87 0-38 10-68 30-90 21-23 49-35 84-35 32 0 56 11 74 31 18 21 28 48 28 82zM177 102c0-21-6-37-17-50-11-12-27-18-45-18-22 0-39 6-52 18s-20 29-22 50z">
          <text:p/>
        </draw:path>
        <draw:path draw:style-name="gr7" draw:text-style-name="P7" draw:layer="layout" svg:width="0.145cm" svg:height="0.297cm" svg:x="25.509cm" svg:y="0.278cm" svg:viewBox="0 0 146 298" svg:d="M67 0v66h79v29h-79v127c0 19 3 32 8 37s16 8 32 8h39v31h-39c-30 0-50-5-62-16-11-11-17-31-17-60v-127h-28v-29h28v-66z">
          <text:p/>
        </draw:path>
        <draw:path draw:style-name="gr7" draw:text-style-name="P7" draw:layer="layout" svg:width="0.194cm" svg:height="0.321cm" svg:x="25.702cm" svg:y="0.254cm" svg:viewBox="0 0 195 322" svg:d="M195 182v140h-38v-139c0-22-4-38-13-49-8-11-21-17-38-17-21 0-37 7-50 20-12 13-17 31-17 54v131h-39v-322h39v126c8-14 19-24 33-31 12-7 26-11 43-11 26 0 46 9 60 25 13 17 20 41 20 73z">
          <text:p/>
        </draw:path>
        <draw:path draw:style-name="gr7" draw:text-style-name="P7" draw:layer="layout" svg:width="0.212cm" svg:height="0.243cm" svg:x="25.956cm" svg:y="0.338cm" svg:viewBox="0 0 213 244" svg:d="M107 34c-20 0-37 8-48 24-12 16-18 37-18 65s5 49 17 65c12 17 28 24 49 24 20 0 36-7 48-24 12-16 18-37 18-65 0-27-6-49-18-65s-28-24-48-24zM107 0c33 0 59 11 78 34 18 21 28 51 28 89s-10 68-28 89c-19 21-45 32-78 32-34 0-60-11-78-32-20-21-29-51-29-89s9-68 29-89c18-23 44-34 78-34z">
          <text:p/>
        </draw:path>
        <draw:path draw:style-name="gr7" draw:text-style-name="P7" draw:layer="layout" svg:width="0.207cm" svg:height="0.327cm" svg:x="26.215cm" svg:y="0.254cm" svg:viewBox="0 0 208 328" svg:d="M169 125v-125h39v322h-39v-34c-8 14-19 24-31 30-12 7-27 10-43 10-28 0-51-11-69-33s-26-52-26-89 8-66 26-88 41-34 69-34c16 0 31 4 43 11 12 6 23 16 31 30zM39 206c0 28 6 51 17 67s27 24 47 24c21 0 36-8 48-24s18-39 18-67-6-50-18-66-27-24-48-24c-20 0-36 8-47 24s-17 38-17 66z">
          <text:p/>
        </draw:path>
        <draw:path draw:style-name="gr7" draw:text-style-name="P7" draw:layer="layout" svg:width="0.265cm" svg:height="0.12cm" svg:x="26.64cm" svg:y="0.383cm" svg:viewBox="0 0 266 121" svg:d="M0 0h266v36h-266zM0 85h266v36h-266z">
          <text:p/>
        </draw:path>
        <draw:path draw:style-name="gr7" draw:text-style-name="P7" draw:layer="layout" svg:width="0.194cm" svg:height="0.243cm" svg:x="27.12cm" svg:y="0.338cm" svg:viewBox="0 0 195 244" svg:d="M0 147v-141h38v140c0 22 5 38 13 49s21 16 39 16c20 0 36-6 48-19s18-31 18-54v-132h39v232h-39v-35c-9 14-20 24-32 31s-26 10-43 10c-26 0-46-8-60-25-14-16-21-40-21-72zM96 0z">
          <text:p/>
        </draw:path>
        <draw:path draw:style-name="gr7" draw:text-style-name="P7" draw:layer="layout" svg:width="0.338cm" svg:height="0.237cm" svg:x="27.391cm" svg:y="0.338cm" svg:viewBox="0 0 339 238" svg:d="M183 51c9-17 21-29 34-38 13-8 28-13 47-13 23 0 42 9 55 27 13 17 20 41 20 72v139h-38v-138c0-22-4-39-12-50-8-10-20-16-36-16-20 0-36 7-47 20s-17 31-17 54v130h-38v-138c0-22-4-39-12-50-8-10-20-16-36-16-20 0-36 7-48 20-11 13-17 31-17 54v130h-38v-232h38v37c9-14 19-26 32-32 12-7 27-11 44-11s31 5 43 13c11 10 20 22 26 38z">
          <text:p/>
        </draw:path>
        <draw:path draw:style-name="gr7" draw:text-style-name="P7" draw:layer="layout" svg:width="0.196cm" svg:height="0.243cm" svg:x="27.79cm" svg:y="0.338cm" svg:viewBox="0 0 197 244" svg:d="M120 122c-31 0-52 4-64 11s-18 19-18 36c0 13 5 24 14 32 8 8 21 12 36 12 21 0 38-8 51-23 12-15 19-35 19-60v-8zM197 106v132h-39v-35c-9 15-20 25-33 31-12 7-29 10-47 10-24 0-43-6-57-20-14-13-21-30-21-53 0-26 9-45 27-59 17-13 43-20 77-20h54v-3c0-18-6-31-18-41-11-9-27-14-48-14-13 0-26 1-39 5-12 3-24 8-36 14v-37c14-5 27-9 41-11 13-3 25-5 38-5 33 0 58 9 75 28 16 17 26 43 26 78z">
          <text:p/>
        </draw:path>
        <draw:path draw:style-name="gr7" draw:text-style-name="P7" draw:layer="layout" svg:width="0.207cm" svg:height="0.325cm" svg:x="28.063cm" svg:y="0.338cm" svg:viewBox="0 0 208 326" svg:d="M38 204v122h-38v-320h38v35c8-14 18-24 30-30 12-7 27-11 44-11 28 0 51 12 69 34s27 51 27 88-9 67-27 89-41 33-69 33c-17 0-32-3-44-10-12-6-22-16-30-30zM168 122c0-28-6-50-18-66s-27-24-47-24-36 8-48 24c-11 16-17 38-17 66 0 29 6 51 17 67 12 16 28 24 48 24s35-8 47-24 18-38 18-67z">
          <text:p/>
        </draw:path>
        <draw:path draw:style-name="gr7" draw:text-style-name="P7" draw:layer="layout" svg:width="0.095cm" svg:height="0.377cm" svg:x="28.464cm" svg:y="0.254cm" svg:viewBox="0 0 96 378" svg:d="M96 0c-19 32-33 64-42 95-9 30-13 62-13 93 0 33 4 64 13 95 9 32 23 63 42 95h-34c-21-33-36-64-46-96-11-32-16-63-16-94 0-30 5-61 16-92 10-32 25-63 46-96z">
          <text:p/>
        </draw:path>
        <draw:polygon draw:style-name="gr7" draw:text-style-name="P7" draw:layer="layout" svg:width="0.183cm" svg:height="0.308cm" svg:x="28.64cm" svg:y="0.267cm" svg:viewBox="0 0 184 309" draw:points="5,274 74,274 74,38 0,53 0,15 73,0 115,0 115,274 184,274 184,309 5,309">
          <text:p/>
        </draw:polygon>
        <draw:path draw:style-name="gr7" draw:text-style-name="P7" draw:layer="layout" svg:width="0.095cm" svg:height="0.377cm" svg:x="28.896cm" svg:y="0.254cm" svg:viewBox="0 0 96 378" svg:d="M0 0h34c20 33 36 64 46 96 10 31 16 62 16 92 0 31-6 62-16 94s-26 63-46 96h-34c19-32 33-63 42-95 9-31 14-62 14-95 0-31-5-63-14-93-9-31-23-63-42-95z">
          <text:p/>
        </draw:path>
      </draw:page>
      <draw:page draw:name="page2" draw:style-name="dp1" draw:master-page-name="master-page3">
        <draw:frame draw:style-name="gr16" draw:text-style-name="P11" draw:layer="layout" svg:width="2.515cm" svg:height="1.876cm" svg:x="5.793cm" svg:y="0cm">
          <draw:text-box>
            <text:p><text:span text:style-name="T1">(1)</text:span></text:p>
          </draw:text-box>
        </draw:frame>
        <draw:frame draw:style-name="gr16" draw:text-style-name="P11" draw:layer="layout" svg:width="2.515cm" svg:height="1.876cm" svg:x="44.295cm" svg:y="0cm">
          <draw:text-box>
            <text:p><text:span text:style-name="T1">(4)</text:span></text:p>
          </draw:text-box>
        </draw:frame>
        <draw:polygon draw:style-name="gr8" draw:text-style-name="P8" draw:layer="layout" svg:width="0.529cm" svg:height="0.529cm" svg:x="1.134cm" svg:y="15.419cm" svg:viewBox="0 0 530 530" draw:points="176,530 354,530 354,353 530,353 530,176 354,176 354,0 176,0 176,176 0,176 0,353 176,353">
          <text:p/>
        </draw:polygon>
        <draw:frame draw:style-name="gr17" draw:text-style-name="P12" draw:layer="layout" svg:width="6.807cm" svg:height="1.255cm" svg:x="1.962cm" svg:y="15.119cm">
          <draw:text-box>
            <text:p><text:span text:style-name="T2">Outliers</text:span></text:p>
          </draw:text-box>
        </draw:frame>
        <draw:frame draw:style-name="gr16" draw:text-style-name="P11" draw:layer="layout" svg:width="2.515cm" svg:height="1.876cm" svg:x="31.494cm" svg:y="0cm">
          <draw:text-box>
            <text:p><text:span text:style-name="T1">(3)</text:span></text:p>
          </draw:text-box>
        </draw:frame>
        <draw:frame draw:style-name="gr16" draw:text-style-name="P11" draw:layer="layout" svg:width="2.515cm" svg:height="1.876cm" svg:x="18.594cm" svg:y="0cm">
          <draw:text-box>
            <text:p><text:span text:style-name="T1">(2)</text:span></text:p>
          </draw:text-box>
        </draw:frame>
        <draw:g>
          <draw:polygon draw:style-name="gr5" draw:text-style-name="P5" draw:layer="layout" svg:width="9.986cm" svg:height="10.152cm" svg:x="40.437cm" svg:y="4.055cm" svg:viewBox="0 0 9987 10153" draw:points="0,4928 16,5504 1334,7800 2842,10153 7260,9509 7713,9021 9987,4427 9034,3000 3715,0 1589,2510">
            <text:p/>
          </draw:polygon>
          <draw:custom-shape draw:style-name="gr18" draw:text-style-name="P13" draw:layer="layout" svg:width="10.923cm" svg:height="13.308cm" svg:x="39.755cm" svg:y="1.6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4" draw:layer="layout" svg:width="6.046cm" svg:height="1.587cm" svg:x="40.227cm" svg:y="2.477cm">
            <draw:text-box>
              <text:p><text:span text:style-name="T3">No-I A &amp; B</text:span></text:p>
            </draw:text-box>
          </draw:frame>
          <draw:g>
            <draw:polygon draw:style-name="gr20" draw:text-style-name="P15" draw:layer="layout" svg:width="5.304cm" svg:height="4.504cm" svg:x="5.715cm" svg:y="9.123cm" svg:viewBox="0 0 5305 4505" draw:points="0,2758 1158,695 3242,0 5305,2569 4989,3621 3031,4505">
              <text:p/>
            </draw:polygon>
            <draw:polygon draw:style-name="gr20" draw:text-style-name="P15" draw:layer="layout" svg:width="5.136cm" svg:height="6.694cm" svg:x="2.22cm" svg:y="2.239cm" svg:viewBox="0 0 5137 6695" draw:points="0,3431 484,5558 1558,6547 2610,6695 4926,4905 5137,2947 5032,505 3621,0 1874,1074">
              <text:p/>
            </draw:polygon>
            <draw:polygon draw:style-name="gr5" draw:text-style-name="P5" draw:layer="layout" svg:width="6.098cm" svg:height="4.411cm" svg:x="2.86cm" svg:y="2.403cm" svg:viewBox="0 0 6099 4412" draw:points="249,0 0,2553 350,4412 2706,4244 6099,3661 5555,2235 3118,426">
              <text:p/>
            </draw:polygon>
            <draw:polygon draw:style-name="gr8" draw:text-style-name="P8" draw:layer="layout" svg:width="0.529cm" svg:height="0.529cm" svg:x="7.12cm" svg:y="9.31cm" svg:viewBox="0 0 530 530" draw:points="176,530 352,530 352,352 530,352 530,176 352,176 352,0 176,0 176,176 0,176 0,352 176,352">
              <text:p/>
            </draw:polygon>
          </draw:g>
          <draw:custom-shape draw:style-name="gr18" draw:text-style-name="P13" draw:layer="layout" svg:width="10.923cm" svg:height="13.308cm" svg:x="1.131cm" svg:y="1.677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6" draw:layer="layout" svg:width="5.228cm" svg:height="1.255cm" svg:x="1.336cm" svg:y="8.814cm">
            <draw:text-box>
              <text:p><text:span text:style-name="T4">Mono-I B</text:span></text:p>
            </draw:text-box>
          </draw:frame>
          <draw:frame draw:style-name="gr17" draw:text-style-name="P14" draw:layer="layout" svg:width="3.764cm" svg:height="1.255cm" svg:x="8.013cm" svg:y="3.192cm">
            <draw:text-box>
              <text:p><text:span text:style-name="T3">No-I A</text:span></text:p>
            </draw:text-box>
          </draw:frame>
          <draw:frame draw:style-name="gr17" draw:text-style-name="P16" draw:layer="layout" svg:width="5.228cm" svg:height="1.255cm" svg:x="6.791cm" svg:y="13.406cm">
            <draw:text-box>
              <text:p><text:span text:style-name="T4">Mono-I A</text:span></text:p>
            </draw:text-box>
          </draw:frame>
          <draw:g>
            <draw:polygon draw:style-name="gr21" draw:text-style-name="P17" draw:layer="layout" svg:width="2.848cm" svg:height="3.104cm" svg:x="32.897cm" svg:y="10.808cm" svg:viewBox="0 0 2849 3105" draw:points="477,0 0,2726 743,3105 1925,2474 2849,222">
              <text:p/>
            </draw:polygon>
            <draw:polygon draw:style-name="gr5" draw:text-style-name="P5" draw:layer="layout" svg:width="5.662cm" svg:height="4.661cm" svg:x="28.16cm" svg:y="2.503cm" svg:viewBox="0 0 5663 4662" draw:points="5663,3848 3714,0 1527,149 0,1187 1072,3839 4877,4662">
              <text:p/>
            </draw:polygon>
            <draw:polygon draw:style-name="gr8" draw:text-style-name="P8" draw:layer="layout" svg:width="0.529cm" svg:height="0.53cm" svg:x="30.656cm" svg:y="10.98cm" svg:viewBox="0 0 530 531" draw:points="177,531 353,531 353,354 530,354 530,177 353,177 353,0 177,0 177,177 0,177 0,354 177,354">
              <text:p/>
            </draw:polygon>
            <draw:polygon draw:style-name="gr8" draw:text-style-name="P8" draw:layer="layout" svg:width="0.529cm" svg:height="0.529cm" svg:x="31.306cm" svg:y="11.038cm" svg:viewBox="0 0 530 530" draw:points="176,530 354,530 354,354 530,354 530,177 354,177 354,0 176,0 176,177 0,177 0,354 176,354">
              <text:p/>
            </draw:polygon>
            <draw:polygon draw:style-name="gr12" draw:text-style-name="P8" draw:layer="layout" svg:width="0.529cm" svg:height="0.529cm" svg:x="31.19cm" svg:y="10.773cm" svg:viewBox="0 0 530 530" draw:points="176,530 352,530 352,352 530,352 530,176 352,176 352,0 176,0 176,176 0,176 0,352 176,352">
              <text:p/>
            </draw:polygon>
            <draw:polygon draw:style-name="gr13" draw:text-style-name="P9" draw:layer="layout" svg:width="0.529cm" svg:height="0.529cm" svg:x="31.19cm" svg:y="10.773cm" svg:viewBox="0 0 530 530" draw:points="176,530 352,530 352,352 530,352 530,176 352,176 352,0 176,0 176,176 0,176 0,352 176,352">
              <text:p/>
            </draw:polygon>
          </draw:g>
          <draw:custom-shape draw:style-name="gr18" draw:text-style-name="P13" draw:layer="layout" svg:width="10.923cm" svg:height="13.308cm" svg:x="26.755cm" svg:y="1.6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4" draw:layer="layout" svg:width="3.764cm" svg:height="1.255cm" svg:x="33.167cm" svg:y="3.33cm">
            <draw:text-box>
              <text:p><text:span text:style-name="T3">No-I B</text:span></text:p>
            </draw:text-box>
          </draw:frame>
          <draw:frame draw:style-name="gr17" draw:text-style-name="P16" draw:layer="layout" svg:width="5.228cm" svg:height="1.255cm" svg:x="27.846cm" svg:y="12.226cm">
            <draw:text-box>
              <text:p><text:span text:style-name="T4">Mono-I A</text:span></text:p>
            </draw:text-box>
          </draw:frame>
          <draw:polygon draw:style-name="gr11" draw:text-style-name="P10" draw:layer="layout" svg:width="9.093cm" svg:height="9.163cm" svg:x="14.266cm" svg:y="3.843cm" svg:viewBox="0 0 9094 9164" draw:points="6928,0 0,3710 587,5126 1213,6436 1828,7290 2955,8416 4509,9126 7683,9164 8642,6207 9094,3364 8212,1011">
            <text:p/>
          </draw:polygon>
          <draw:polygon draw:style-name="gr8" draw:text-style-name="P8" draw:layer="layout" svg:width="0.529cm" svg:height="0.53cm" svg:x="20.156cm" svg:y="12.816cm" svg:viewBox="0 0 530 531" draw:points="176,531 352,531 352,354 530,354 530,177 352,177 352,0 176,0 176,177 0,177 0,354 176,354">
            <text:p/>
          </draw:polygon>
          <draw:polygon draw:style-name="gr8" draw:text-style-name="P8" draw:layer="layout" svg:width="0.53cm" svg:height="0.529cm" svg:x="20.048cm" svg:y="10.427cm" svg:viewBox="0 0 531 530" draw:points="178,530 354,530 354,354 531,354 531,177 354,177 354,0 178,0 178,177 0,177 0,354 178,354">
            <text:p/>
          </draw:polygon>
          <draw:polygon draw:style-name="gr8" draw:text-style-name="P8" draw:layer="layout" svg:width="0.529cm" svg:height="0.529cm" svg:x="22.397cm" svg:y="9.657cm" svg:viewBox="0 0 530 530" draw:points="176,530 354,530 354,353 530,353 530,176 354,176 354,0 176,0 176,176 0,176 0,353 176,353">
            <text:p/>
          </draw:polygon>
          <draw:polygon draw:style-name="gr8" draw:text-style-name="P8" draw:layer="layout" svg:width="0.529cm" svg:height="0.529cm" svg:x="23.987cm" svg:y="7.529cm" svg:viewBox="0 0 530 530" draw:points="176,530 354,530 354,354 530,354 530,176 354,176 354,0 176,0 176,176 0,176 0,354 176,354">
            <text:p/>
          </draw:polygon>
          <draw:custom-shape draw:style-name="gr18" draw:text-style-name="P13" draw:layer="layout" svg:width="10.923cm" svg:height="13.308cm" svg:x="13.955cm" svg:y="1.6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8" draw:layer="layout" svg:width="5.228cm" svg:height="1.255cm" svg:x="15.072cm" svg:y="2.66cm">
            <draw:text-box>
              <text:p><text:span text:style-name="T5">B-I A &amp; B</text:span></text:p>
            </draw:text-box>
          </draw:frame>
          <draw:frame draw:style-name="gr17" draw:text-style-name="P19" draw:layer="layout" svg:width="0.816cm" svg:height="1.255cm" svg:x="5.976cm" svg:y="8.617cm">
            <draw:text-box>
              <text:p><text:span text:style-name="T6">*</text:span></text:p>
            </draw:text-box>
          </draw:frame>
          <draw:frame draw:style-name="gr17" draw:text-style-name="P19" draw:layer="layout" svg:width="0.816cm" svg:height="1.255cm" svg:x="11.343cm" svg:y="13.276cm">
            <draw:text-box>
              <text:p><text:span text:style-name="T6">*</text:span></text:p>
            </draw:text-box>
          </draw:frame>
          <draw:frame draw:style-name="gr17" draw:text-style-name="P19" draw:layer="layout" svg:width="0.816cm" svg:height="1.255cm" svg:x="11.176cm" svg:y="2.952cm">
            <draw:text-box>
              <text:p><text:span text:style-name="T6">*</text:span></text:p>
            </draw:text-box>
          </draw:frame>
          <draw:frame draw:style-name="gr17" draw:text-style-name="P19" draw:layer="layout" svg:width="0.816cm" svg:height="1.255cm" svg:x="36.384cm" svg:y="3.136cm">
            <draw:text-box>
              <text:p><text:span text:style-name="T6">*</text:span></text:p>
            </draw:text-box>
          </draw:frame>
          <draw:frame draw:style-name="gr17" draw:text-style-name="P19" draw:layer="layout" svg:width="0.816cm" svg:height="1.255cm" svg:x="20.051cm" svg:y="2.412cm">
            <draw:text-box>
              <text:p><text:span text:style-name="T6">*</text:span></text:p>
            </draw:text-box>
          </draw:frame>
          <draw:frame draw:style-name="gr22" draw:text-style-name="P20" draw:layer="layout" svg:width="0.816cm" svg:height="1.406cm" svg:x="32.343cm" svg:y="11.986cm">
            <draw:text-box>
              <text:p><text:span text:style-name="T7">°</text:span></text:p>
            </draw:text-box>
          </draw:frame>
          <draw:frame draw:style-name="gr22" draw:text-style-name="P20" draw:layer="layout" svg:width="0.816cm" svg:height="1.406cm" svg:x="45.802cm" svg:y="2.236cm">
            <draw:text-box>
              <text:p><text:span text:style-name="T7">°</text:span></text:p>
            </draw:text-box>
          </draw:frame>
        </draw:g>
        <draw:frame draw:style-name="gr17" draw:text-style-name="P19" draw:layer="layout" svg:width="0.816cm" svg:height="1.255cm" svg:x="14.051cm" svg:y="15.145cm">
          <draw:text-box>
            <text:p><text:span text:style-name="T6">*</text:span></text:p>
          </draw:text-box>
        </draw:frame>
        <draw:frame draw:style-name="gr17" draw:text-style-name="P12" draw:layer="layout" svg:width="6.807cm" svg:height="1.255cm" svg:x="14.963cm" svg:y="15.104cm">
          <draw:text-box>
            <text:p><text:span text:style-name="T2">True positive</text:span></text:p>
          </draw:text-box>
        </draw:frame>
        <draw:frame draw:style-name="gr22" draw:text-style-name="P20" draw:layer="layout" svg:width="0.816cm" svg:height="1.406cm" svg:x="28.302cm" svg:y="15.069cm">
          <draw:text-box>
            <text:p><text:span text:style-name="T7">°</text:span></text:p>
          </draw:text-box>
        </draw:frame>
        <draw:frame draw:style-name="gr17" draw:text-style-name="P12" draw:layer="layout" svg:width="6.807cm" svg:height="1.255cm" svg:x="28.964cm" svg:y="15.147cm">
          <draw:text-box>
            <text:p><text:span text:style-name="T2">False positive</text:span></text:p>
          </draw:text-box>
        </draw:frame>
      </draw:page>
      <draw:page draw:name="page3" draw:style-name="dp1" draw:master-page-name="master-page3">
        <draw:path draw:style-name="gr2" draw:text-style-name="P2" draw:layer="layout" svg:width="0.558cm" svg:height="0.558cm" svg:x="2.584cm" svg:y="7.559cm" svg:viewBox="0 0 559 559" svg:d="M279 559c74 0 145-30 197-83 54-52 83-123 83-197s-29-145-83-197c-52-53-123-82-197-82s-145 29-197 82c-52 52-82 123-82 197s30 145 82 197c52 53 123 83 197 83z">
          <text:p/>
        </draw:path>
        <draw:path draw:style-name="gr2" draw:text-style-name="P2" draw:layer="layout" svg:width="0.558cm" svg:height="0.558cm" svg:x="5.165cm" svg:y="6.704cm" svg:viewBox="0 0 559 559" svg:d="M280 559c74 0 145-30 197-82s82-123 82-197c0-75-30-146-82-198-52-53-123-82-197-82s-145 29-198 82c-53 52-82 123-82 198 0 74 29 145 82 197s124 82 198 82z">
          <text:p/>
        </draw:path>
        <draw:path draw:style-name="gr2" draw:text-style-name="P2" draw:layer="layout" svg:width="0.558cm" svg:height="0.558cm" svg:x="5.351cm" svg:y="3.574cm" svg:viewBox="0 0 559 559" svg:d="M279 559c74 0 145-29 197-82 54-52 83-123 83-197s-29-145-83-197c-52-53-123-83-197-83s-145 30-197 83c-52 52-82 123-82 197s30 145 82 197c52 53 123 82 197 82z">
          <text:p/>
        </draw:path>
        <draw:path draw:style-name="gr2" draw:text-style-name="P2" draw:layer="layout" svg:width="0.558cm" svg:height="0.558cm" svg:x="2.234cm" svg:y="5.701cm" svg:viewBox="0 0 559 559" svg:d="M280 559c74 0 145-29 197-82 52-52 82-123 82-197s-30-146-82-198-123-82-197-82c-75 0-146 30-199 82-52 52-81 124-81 198s29 145 81 197c53 53 124 82 199 82z">
          <text:p/>
        </draw:path>
        <draw:path draw:style-name="gr2" draw:text-style-name="P2" draw:layer="layout" svg:width="0.558cm" svg:height="0.558cm" svg:x="4.939cm" svg:y="7.391cm" svg:viewBox="0 0 559 559" svg:d="M279 559c75 0 146-30 199-82 52-52 81-123 81-197s-29-145-81-198c-53-53-124-82-199-82-74 0-145 29-197 82s-82 124-82 198 30 145 82 197 123 82 197 82z">
          <text:p/>
        </draw:path>
        <draw:path draw:style-name="gr2" draw:text-style-name="P2" draw:layer="layout" svg:width="0.558cm" svg:height="0.558cm" svg:x="3.94cm" svg:y="4.451cm" svg:viewBox="0 0 559 559" svg:d="M280 559c74 0 145-30 198-82 52-52 81-123 81-198 0-74-29-145-81-197-53-53-124-82-198-82-75 0-146 29-198 82-52 52-82 123-82 197 0 75 30 146 82 198s123 82 198 82z">
          <text:p/>
        </draw:path>
        <draw:path draw:style-name="gr2" draw:text-style-name="P2" draw:layer="layout" svg:width="0.558cm" svg:height="0.558cm" svg:x="8.332cm" svg:y="6.808cm" svg:viewBox="0 0 559 559" svg:d="M279 559c75 0 146-29 198-81 52-53 82-124 82-198s-30-146-82-198-123-82-198-82c-74 0-145 30-197 82-53 52-82 124-82 198s29 145 82 198c52 52 123 81 197 81z">
          <text:p/>
        </draw:path>
        <draw:path draw:style-name="gr2" draw:text-style-name="P2" draw:layer="layout" svg:width="0.558cm" svg:height="0.558cm" svg:x="7.788cm" svg:y="5.383cm" svg:viewBox="0 0 559 559" svg:d="M279 559c75 0 146-29 198-81 52-54 82-125 82-199s-30-145-82-197-123-82-198-82c-74 0-145 30-198 82-52 52-81 123-81 197s29 145 81 199c53 52 124 81 198 81z">
          <text:p/>
        </draw:path>
        <draw:path draw:style-name="gr2" draw:text-style-name="P2" draw:layer="layout" svg:width="0.558cm" svg:height="0.557cm" svg:x="6.897cm" svg:y="6.188cm" svg:viewBox="0 0 559 558" svg:d="M280 558c74 0 145-29 198-81 52-53 81-123 81-197 0-75-29-146-81-199-53-52-124-81-198-81s-145 29-197 81c-53 53-83 124-83 199 0 74 30 144 83 197 52 52 123 81 197 81z">
          <text:p/>
        </draw:path>
        <draw:path draw:style-name="gr2" draw:text-style-name="P2" draw:layer="layout" svg:width="0.558cm" svg:height="0.558cm" svg:x="4.226cm" svg:y="5.96cm" svg:viewBox="0 0 559 559" svg:d="M279 559c74 0 145-30 197-82 54-53 83-124 83-198s-29-145-83-198c-52-52-123-81-197-81s-145 29-197 81c-52 53-82 124-82 198s30 145 82 198c52 52 123 82 197 82z">
          <text:p/>
        </draw:path>
        <draw:path draw:style-name="gr2" draw:text-style-name="P2" draw:layer="layout" svg:width="0.558cm" svg:height="0.558cm" svg:x="2.483cm" svg:y="3.148cm" svg:viewBox="0 0 559 559" svg:d="M280 559c74 0 145-29 197-82s82-124 82-198-30-145-82-197-123-82-197-82-145 30-197 82c-53 52-83 123-83 197s30 145 83 198c52 53 123 82 197 82z">
          <text:p/>
        </draw:path>
        <draw:path draw:style-name="gr2" draw:text-style-name="P2" draw:layer="layout" svg:width="0.558cm" svg:height="0.558cm" svg:x="5.981cm" svg:y="5.96cm" svg:viewBox="0 0 559 559" svg:d="M279 559c74 0 145-29 198-81 52-54 82-125 82-199s-30-145-82-197c-53-52-124-82-198-82s-145 30-197 82c-53 52-82 123-82 197s29 145 82 199c52 52 123 81 197 81z">
          <text:p/>
        </draw:path>
        <draw:path draw:style-name="gr3" draw:text-style-name="P3" draw:layer="layout" svg:width="0.558cm" svg:height="0.558cm" svg:x="6.759cm" svg:y="12.106cm" svg:viewBox="0 0 559 559" svg:d="M280 559c74 0 145-29 197-82s82-124 82-198-30-145-82-197-123-82-197-82-146 30-198 82c-53 52-82 123-82 197s29 145 82 198c52 53 124 82 198 82z">
          <text:p/>
        </draw:path>
        <draw:path draw:style-name="gr3" draw:text-style-name="P3" draw:layer="layout" svg:width="0.558cm" svg:height="0.558cm" svg:x="8.361cm" svg:y="9.856cm" svg:viewBox="0 0 559 559" svg:d="M280 559c74 0 145-29 197-82 53-53 82-124 82-198s-29-145-82-197c-52-52-123-82-197-82-75 0-146 30-198 82-53 52-82 123-82 197s29 145 82 198c52 53 123 82 198 82z">
          <text:p/>
        </draw:path>
        <draw:path draw:style-name="gr3" draw:text-style-name="P3" draw:layer="layout" svg:width="0.558cm" svg:height="0.558cm" svg:x="6.516cm" svg:y="11.891cm" svg:viewBox="0 0 559 559" svg:d="M279 559c74 0 145-30 198-82 52-52 82-123 82-197s-30-145-82-198c-53-53-124-82-198-82s-145 29-197 82c-53 53-82 124-82 198s29 145 82 197c52 52 123 82 197 82z">
          <text:p/>
        </draw:path>
        <draw:path draw:style-name="gr3" draw:text-style-name="P3" draw:layer="layout" svg:width="0.557cm" svg:height="0.558cm" svg:x="8.091cm" svg:y="14.302cm" svg:viewBox="0 0 558 559" svg:d="M278 559c74 0 145-29 198-82 52-53 82-124 82-198s-30-145-82-197c-53-52-124-82-198-82s-144 30-197 82c-52 52-81 123-81 197s29 145 81 198c53 53 123 82 197 82z">
          <text:p/>
        </draw:path>
        <draw:path draw:style-name="gr3" draw:text-style-name="P3" draw:layer="layout" svg:width="0.558cm" svg:height="0.557cm" svg:x="8.265cm" svg:y="10.529cm" svg:viewBox="0 0 559 558" svg:d="M279 558c74 0 146-29 198-81 52-53 82-123 82-198 0-74-30-145-82-198-52-52-124-81-198-81s-145 29-198 81c-52 53-81 124-81 198 0 75 29 145 81 198 53 52 124 81 198 81z">
          <text:p/>
        </draw:path>
        <draw:path draw:style-name="gr3" draw:text-style-name="P3" draw:layer="layout" svg:width="0.558cm" svg:height="0.558cm" svg:x="5.142cm" svg:y="12.608cm" svg:viewBox="0 0 559 559" svg:d="M280 559c74 0 145-30 197-83 53-52 82-123 82-197s-29-145-82-197c-52-53-123-82-197-82s-146 29-198 82c-52 52-82 123-82 197s30 145 82 197c52 53 124 83 198 83z">
          <text:p/>
        </draw:path>
        <draw:path draw:style-name="gr3" draw:text-style-name="P3" draw:layer="layout" svg:width="0.557cm" svg:height="0.558cm" svg:x="6.285cm" svg:y="10.58cm" svg:viewBox="0 0 558 559" svg:d="M279 559c74 0 145-29 198-82 52-52 81-123 81-198 0-74-29-145-81-197-53-52-124-82-198-82s-144 30-198 82c-52 52-81 123-81 197 0 75 29 146 81 198 54 53 124 82 198 82z">
          <text:p/>
        </draw:path>
        <draw:path draw:style-name="gr3" draw:text-style-name="P3" draw:layer="layout" svg:width="0.558cm" svg:height="0.558cm" svg:x="10.075cm" svg:y="13.421cm" svg:viewBox="0 0 559 559" svg:d="M280 559c74 0 145-29 197-82 52-52 82-123 82-197 0-75-30-146-82-198-52-53-123-82-197-82-75 0-146 29-198 82-53 52-82 123-82 198 0 74 29 145 82 197 52 53 123 82 198 82z">
          <text:p/>
        </draw:path>
        <draw:path draw:style-name="gr3" draw:text-style-name="P3" draw:layer="layout" svg:width="0.558cm" svg:height="0.558cm" svg:x="8.85cm" svg:y="13.896cm" svg:viewBox="0 0 559 559" svg:d="M279 559c75 0 146-29 198-81 52-53 82-124 82-199 0-74-30-145-82-197s-123-82-198-82c-74 0-145 30-197 82-53 52-82 123-82 197 0 75 29 146 82 199 52 52 123 81 197 81z">
          <text:p/>
        </draw:path>
        <draw:path draw:style-name="gr3" draw:text-style-name="P3" draw:layer="layout" svg:width="0.557cm" svg:height="0.558cm" svg:x="6.269cm" svg:y="13.274cm" svg:viewBox="0 0 558 559" svg:d="M279 559c74 0 145-30 198-82 52-52 81-124 81-198s-29-145-81-197c-53-53-124-82-198-82s-145 29-198 82c-52 52-81 123-81 197s29 146 81 198c53 52 124 82 198 82z">
          <text:p/>
        </draw:path>
        <draw:path draw:style-name="gr3" draw:text-style-name="P3" draw:layer="layout" svg:width="0.558cm" svg:height="0.558cm" svg:x="10.346cm" svg:y="12.434cm" svg:viewBox="0 0 559 559" svg:d="M279 559c74 0 145-30 197-82 54-52 83-123 83-197s-29-145-83-198c-52-53-123-82-197-82s-145 29-197 82-82 124-82 198 30 145 82 197 123 82 197 82z">
          <text:p/>
        </draw:path>
        <draw:path draw:style-name="gr3" draw:text-style-name="P3" draw:layer="layout" svg:width="0.558cm" svg:height="0.557cm" svg:x="6.853cm" svg:y="13.279cm" svg:viewBox="0 0 559 558" svg:d="M280 558c74 0 145-29 197-81 53-53 82-125 82-198 0-74-29-145-82-198-52-52-123-81-197-81s-145 29-198 81c-52 53-82 124-82 198 0 73 30 145 82 198 53 52 124 81 198 81z">
          <text:p/>
        </draw:path>
        <draw:path draw:style-name="gr4" draw:text-style-name="P4" draw:layer="layout" svg:width="0.558cm" svg:height="0.558cm" svg:x="6.758cm" svg:y="10.319cm" svg:viewBox="0 0 559 559" svg:d="M280 559c74 0 145-30 197-83 53-52 82-123 82-197s-29-145-82-197c-52-52-123-82-197-82s-146 30-198 82-82 123-82 197 30 145 82 197c52 53 124 83 198 83z">
          <text:p/>
        </draw:path>
        <draw:polygon draw:style-name="gr3" draw:text-style-name="P3" draw:layer="layout" svg:width="0.558cm" svg:height="0.557cm" svg:x="2.661cm" svg:y="7.955cm" svg:viewBox="0 0 559 558" draw:points="279,0 0,558 559,558">
          <text:p/>
        </draw:polygon>
        <draw:polygon draw:style-name="gr3" draw:text-style-name="P3" draw:layer="layout" svg:width="0.558cm" svg:height="0.557cm" svg:x="4.413cm" svg:y="7.329cm" svg:viewBox="0 0 559 558" draw:points="279,0 0,558 559,558">
          <text:p/>
        </draw:polygon>
        <draw:polygon draw:style-name="gr3" draw:text-style-name="P3" draw:layer="layout" svg:width="0.558cm" svg:height="0.558cm" svg:x="3.869cm" svg:y="5.988cm" svg:viewBox="0 0 559 559" draw:points="279,0 0,559 559,559">
          <text:p/>
        </draw:polygon>
        <draw:polygon draw:style-name="gr3" draw:text-style-name="P3" draw:layer="layout" svg:width="0.558cm" svg:height="0.557cm" svg:x="3.123cm" svg:y="9.386cm" svg:viewBox="0 0 559 558" draw:points="279,0 0,558 559,558">
          <text:p/>
        </draw:polygon>
        <draw:polygon draw:style-name="gr3" draw:text-style-name="P3" draw:layer="layout" svg:width="0.558cm" svg:height="0.558cm" svg:x="2.092cm" svg:y="8.349cm" svg:viewBox="0 0 559 559" draw:points="279,0 0,559 559,559">
          <text:p/>
        </draw:polygon>
        <draw:polygon draw:style-name="gr3" draw:text-style-name="P3" draw:layer="layout" svg:width="0.557cm" svg:height="0.557cm" svg:x="4.157cm" svg:y="9.562cm" svg:viewBox="0 0 558 558" draw:points="279,0 0,558 558,558">
          <text:p/>
        </draw:polygon>
        <draw:polygon draw:style-name="gr3" draw:text-style-name="P3" draw:layer="layout" svg:width="0.557cm" svg:height="0.558cm" svg:x="2.835cm" svg:y="6.344cm" svg:viewBox="0 0 558 559" draw:points="280,0 0,559 558,559">
          <text:p/>
        </draw:polygon>
        <draw:polygon draw:style-name="gr3" draw:text-style-name="P3" draw:layer="layout" svg:width="0.558cm" svg:height="0.558cm" svg:x="4.887cm" svg:y="8.862cm" svg:viewBox="0 0 559 559" draw:points="279,0 0,559 559,559">
          <text:p/>
        </draw:polygon>
        <draw:polygon draw:style-name="gr3" draw:text-style-name="P3" draw:layer="layout" svg:width="0.558cm" svg:height="0.557cm" svg:x="4.397cm" svg:y="8.562cm" svg:viewBox="0 0 559 558" draw:points="279,0 0,558 559,558">
          <text:p/>
        </draw:polygon>
        <draw:polygon draw:style-name="gr3" draw:text-style-name="P3" draw:layer="layout" svg:width="0.557cm" svg:height="0.558cm" svg:x="3.402cm" svg:y="5.999cm" svg:viewBox="0 0 558 559" draw:points="280,0 0,559 558,559">
          <text:p/>
        </draw:polygon>
        <draw:polygon draw:style-name="gr3" draw:text-style-name="P3" draw:layer="layout" svg:width="0.558cm" svg:height="0.558cm" svg:x="1.592cm" svg:y="6.301cm" svg:viewBox="0 0 559 559" draw:points="279,0 0,559 559,559">
          <text:p/>
        </draw:polygon>
        <draw:polygon draw:style-name="gr3" draw:text-style-name="P3" draw:layer="layout" svg:width="0.558cm" svg:height="0.557cm" svg:x="4.547cm" svg:y="6.574cm" svg:viewBox="0 0 559 558" draw:points="280,0 0,558 559,558">
          <text:p/>
        </draw:polygon>
        <draw:polygon draw:style-name="gr3" draw:text-style-name="P3" draw:layer="layout" svg:width="0.558cm" svg:height="0.558cm" svg:x="4.429cm" svg:y="4.93cm" svg:viewBox="0 0 559 559" draw:points="279,0 0,559 559,559">
          <text:p/>
        </draw:polygon>
        <draw:polygon draw:style-name="gr3" draw:text-style-name="P3" draw:layer="layout" svg:width="0.558cm" svg:height="0.558cm" svg:x="6.565cm" svg:y="6.918cm" svg:viewBox="0 0 559 559" draw:points="279,0 0,559 559,559">
          <text:p/>
        </draw:polygon>
        <draw:polygon draw:style-name="gr3" draw:text-style-name="P3" draw:layer="layout" svg:width="0.557cm" svg:height="0.558cm" svg:x="5.221cm" svg:y="2.893cm" svg:viewBox="0 0 558 559" draw:points="279,0 0,559 558,559">
          <text:p/>
        </draw:polygon>
        <draw:polygon draw:style-name="gr3" draw:text-style-name="P3" draw:layer="layout" svg:width="0.558cm" svg:height="0.558cm" svg:x="4.321cm" svg:y="3.45cm" svg:viewBox="0 0 559 559" draw:points="279,0 0,559 559,559">
          <text:p/>
        </draw:polygon>
        <draw:polygon draw:style-name="gr3" draw:text-style-name="P3" draw:layer="layout" svg:width="0.558cm" svg:height="0.558cm" svg:x="5.567cm" svg:y="8.448cm" svg:viewBox="0 0 559 559" draw:points="279,0 0,559 559,559">
          <text:p/>
        </draw:polygon>
        <draw:polygon draw:style-name="gr3" draw:text-style-name="P3" draw:layer="layout" svg:width="0.557cm" svg:height="0.558cm" svg:x="6.619cm" svg:y="3.441cm" svg:viewBox="0 0 558 559" draw:points="279,0 0,559 558,559">
          <text:p/>
        </draw:polygon>
        <draw:polygon draw:style-name="gr3" draw:text-style-name="P3" draw:layer="layout" svg:width="0.558cm" svg:height="0.557cm" svg:x="4.809cm" svg:y="5.703cm" svg:viewBox="0 0 559 558" draw:points="279,0 0,558 559,558">
          <text:p/>
        </draw:polygon>
        <draw:polygon draw:style-name="gr3" draw:text-style-name="P3" draw:layer="layout" svg:width="0.558cm" svg:height="0.558cm" svg:x="6.724cm" svg:y="5.865cm" svg:viewBox="0 0 559 559" draw:points="280,0 0,559 559,559">
          <text:p/>
        </draw:polygon>
        <draw:polygon draw:style-name="gr3" draw:text-style-name="P3" draw:layer="layout" svg:width="0.558cm" svg:height="0.558cm" svg:x="6.14cm" svg:y="6.324cm" svg:viewBox="0 0 559 559" draw:points="280,0 0,559 559,559">
          <text:p/>
        </draw:polygon>
        <draw:polygon draw:style-name="gr3" draw:text-style-name="P3" draw:layer="layout" svg:width="0.558cm" svg:height="0.557cm" svg:x="3.479cm" svg:y="4.022cm" svg:viewBox="0 0 559 558" draw:points="280,0 0,558 559,558">
          <text:p/>
        </draw:polygon>
        <draw:polygon draw:style-name="gr3" draw:text-style-name="P3" draw:layer="layout" svg:width="0.558cm" svg:height="0.558cm" svg:x="6.486cm" svg:y="7.782cm" svg:viewBox="0 0 559 559" draw:points="279,0 0,559 559,559">
          <text:p/>
        </draw:polygon>
        <draw:polygon draw:style-name="gr3" draw:text-style-name="P3" draw:layer="layout" svg:width="0.557cm" svg:height="0.558cm" svg:x="3.666cm" svg:y="8.489cm" svg:viewBox="0 0 558 559" draw:points="278,0 0,559 558,559">
          <text:p/>
        </draw:polygon>
        <draw:polygon draw:style-name="gr3" draw:text-style-name="P3" draw:layer="layout" svg:width="0.558cm" svg:height="0.557cm" svg:x="3.03cm" svg:y="4.897cm" svg:viewBox="0 0 559 558" draw:points="280,0 0,558 559,558">
          <text:p/>
        </draw:polygon>
        <draw:polygon draw:style-name="gr5" draw:text-style-name="P5" draw:layer="layout" svg:width="6.098cm" svg:height="4.411cm" svg:x="2.513cm" svg:y="3.427cm" svg:viewBox="0 0 6099 4412" draw:points="249,0 0,2553 350,4412 2706,4244 6099,3661 5555,2235 3118,426">
          <text:p/>
        </draw:polygon>
        <draw:polygon draw:style-name="gr6" draw:text-style-name="P6" draw:layer="layout" svg:width="8.754cm" svg:height="11.409cm" svg:x="1.871cm" svg:y="3.172cm" svg:viewBox="0 0 8755 11410" draw:points="1887,1129 0,3409 500,5457 3551,9716 4677,10382 6499,11410 8484,10529 8755,9542 5028,548 3629,0 2730,557">
          <text:p/>
        </draw:polygon>
        <draw:polygon draw:style-name="gr8" draw:text-style-name="P8" draw:layer="layout" svg:width="0.529cm" svg:height="0.529cm" svg:x="6.773cm" svg:y="10.334cm" svg:viewBox="0 0 530 530" draw:points="176,530 352,530 352,352 530,352 530,176 352,176 352,0 176,0 176,176 0,176 0,352 176,352">
          <text:p/>
        </draw:polygon>
        <draw:polygon draw:style-name="gr1" draw:text-style-name="P1" draw:layer="layout" svg:width="11.982cm" svg:height="11.086cm" svg:x="14.636cm" svg:y="3.334cm" svg:viewBox="0 0 11983 11087" draw:points="0,11087 11983,11087 11983,0 0,0">
          <text:p/>
        </draw:polygon>
        <draw:path draw:style-name="gr3" draw:text-style-name="P3" draw:layer="layout" svg:width="0.557cm" svg:height="0.558cm" svg:x="23.751cm" svg:y="10.057cm" svg:viewBox="0 0 558 559" svg:d="M278 559c74 0 145-29 198-82 53-52 82-123 82-197 0-75-29-146-82-198s-124-82-198-82-144 30-197 82c-52 52-81 123-81 198 0 74 29 145 81 197 53 53 123 82 197 82z">
          <text:p/>
        </draw:path>
        <draw:path draw:style-name="gr3" draw:text-style-name="P3" draw:layer="layout" svg:width="0.558cm" svg:height="0.557cm" svg:x="21.402cm" svg:y="10.828cm" svg:viewBox="0 0 559 558" svg:d="M280 558c74 0 145-29 197-81 52-53 82-124 82-197 0-74-30-145-82-198s-123-82-197-82-145 29-197 82c-54 53-83 124-83 198 0 73 29 144 83 197 52 52 123 81 197 81z">
          <text:p/>
        </draw:path>
        <draw:path draw:style-name="gr3" draw:text-style-name="P3" draw:layer="layout" svg:width="0.558cm" svg:height="0.557cm" svg:x="25.34cm" svg:y="7.93cm" svg:viewBox="0 0 559 558" svg:d="M280 558c74 0 145-29 198-81 52-53 81-123 81-197s-29-146-81-199c-53-52-124-81-198-81s-145 29-197 81c-52 53-83 125-83 199s31 144 83 197c52 52 123 81 197 81z">
          <text:p/>
        </draw:path>
        <draw:path draw:style-name="gr3" draw:text-style-name="P3" draw:layer="layout" svg:width="0.558cm" svg:height="0.558cm" svg:x="21.509cm" svg:y="13.217cm" svg:viewBox="0 0 559 559" svg:d="M279 559c74 0 145-30 197-82 54-53 83-124 83-198s-29-145-83-197c-52-53-123-82-197-82s-145 29-197 82c-52 52-82 123-82 197s30 145 82 198c52 52 123 82 197 82z">
          <text:p/>
        </draw:path>
        <draw:path draw:style-name="gr4" draw:text-style-name="P4" draw:layer="layout" svg:width="0.558cm" svg:height="0.558cm" svg:x="21.017cm" svg:y="7.299cm" svg:viewBox="0 0 559 559" svg:d="M279 559c74 0 145-29 199-82 52-52 81-123 81-197 0-75-29-146-81-198-54-52-125-82-199-82s-145 30-197 82-82 123-82 198c0 74 30 145 82 197 52 53 123 82 197 82z">
          <text:p/>
        </draw:path>
        <draw:path draw:style-name="gr4" draw:text-style-name="P4" draw:layer="layout" svg:width="0.558cm" svg:height="0.558cm" svg:x="20.81cm" svg:y="6.615cm" svg:viewBox="0 0 559 559" svg:d="M280 559c74 0 145-29 197-81 52-53 82-124 82-199 0-74-30-145-82-197s-123-82-197-82-145 30-198 82-82 123-82 197c0 75 29 146 82 199 53 52 124 81 198 81z">
          <text:p/>
        </draw:path>
        <draw:path draw:style-name="gr4" draw:text-style-name="P4" draw:layer="layout" svg:width="0.558cm" svg:height="0.558cm" svg:x="17.589cm" svg:y="7.127cm" svg:viewBox="0 0 559 559" svg:d="M279 559c74 0 145-29 197-82 54-52 83-124 83-198s-29-145-83-197c-52-52-123-82-197-82s-145 30-197 82-82 123-82 197 30 146 82 198c52 53 123 82 197 82z">
          <text:p/>
        </draw:path>
        <draw:path draw:style-name="gr4" draw:text-style-name="P4" draw:layer="layout" svg:width="0.559cm" svg:height="0.558cm" svg:x="16.431cm" svg:y="8.012cm" svg:viewBox="0 0 560 559" svg:d="M280 559c74 0 145-29 198-82 52-52 82-123 82-197s-30-145-82-197c-53-53-124-83-198-83s-145 30-197 83c-52 52-83 123-83 197s31 145 83 197c52 53 123 82 197 82z">
          <text:p/>
        </draw:path>
        <draw:path draw:style-name="gr4" draw:text-style-name="P4" draw:layer="layout" svg:width="0.558cm" svg:height="0.558cm" svg:x="22.503cm" svg:y="5.127cm" svg:viewBox="0 0 559 559" svg:d="M280 559c74 0 145-30 197-82 53-52 82-123 82-197s-29-146-82-198c-52-53-123-82-197-82s-145 29-197 82c-53 52-83 124-83 198s30 145 83 197c52 52 123 82 197 82z">
          <text:p/>
        </draw:path>
        <draw:path draw:style-name="gr4" draw:text-style-name="P4" draw:layer="layout" svg:width="0.558cm" svg:height="0.558cm" svg:x="24.161cm" svg:y="7.057cm" svg:viewBox="0 0 559 559" svg:d="M280 559c74 0 145-29 197-82s82-124 82-198-30-145-82-197-123-82-197-82-145 30-197 82c-54 52-83 123-83 197s29 145 83 198c52 53 123 82 197 82z">
          <text:p/>
        </draw:path>
        <draw:path draw:style-name="gr4" draw:text-style-name="P4" draw:layer="layout" svg:width="0.558cm" svg:height="0.557cm" svg:x="18.896cm" svg:y="6.383cm" svg:viewBox="0 0 559 558" svg:d="M279 558c75 0 146-29 198-81 53-53 82-124 82-198s-29-144-82-197c-52-52-123-82-198-82-74 0-145 30-197 82-52 53-82 123-82 197s30 145 82 198c52 52 123 81 197 81z">
          <text:p/>
        </draw:path>
        <draw:path draw:style-name="gr4" draw:text-style-name="P4" draw:layer="layout" svg:width="0.557cm" svg:height="0.558cm" svg:x="21.596cm" svg:y="5.328cm" svg:viewBox="0 0 558 559" svg:d="M278 559c74 0 146-29 199-83 52-52 81-123 81-197s-29-145-81-197c-53-52-125-82-199-82s-144 30-197 82c-52 52-81 123-81 197s29 145 81 197c53 54 123 83 197 83z">
          <text:p/>
        </draw:path>
        <draw:path draw:style-name="gr4" draw:text-style-name="P4" draw:layer="layout" svg:width="0.557cm" svg:height="0.557cm" svg:x="15.943cm" svg:y="9.105cm" svg:viewBox="0 0 558 558" svg:d="M278 558c74 0 145-29 198-81 53-53 82-124 82-198s-29-144-82-198c-53-52-124-81-198-81s-144 29-197 81c-52 54-81 124-81 198s29 145 81 198c53 52 123 81 197 81z">
          <text:p/>
        </draw:path>
        <draw:path draw:style-name="gr4" draw:text-style-name="P4" draw:layer="layout" svg:width="0.558cm" svg:height="0.558cm" svg:x="17.183cm" svg:y="11.268cm" svg:viewBox="0 0 559 559" svg:d="M279 559c74 0 146-30 198-82s82-123 82-197-30-146-82-199c-52-52-124-81-198-81s-145 29-198 81c-52 53-81 125-81 199s29 145 81 197c53 52 124 82 198 82z">
          <text:p/>
        </draw:path>
        <draw:path draw:style-name="gr4" draw:text-style-name="P4" draw:layer="layout" svg:width="0.558cm" svg:height="0.558cm" svg:x="19.839cm" svg:y="5.951cm" svg:viewBox="0 0 559 559" svg:d="M279 559c74 0 145-30 197-82 54-53 83-124 83-198s-29-145-83-197c-52-53-123-82-197-82s-145 29-197 82c-52 52-82 123-82 197s30 145 82 198c52 52 123 82 197 82z">
          <text:p/>
        </draw:path>
        <draw:path draw:style-name="gr4" draw:text-style-name="P4" draw:layer="layout" svg:width="0.557cm" svg:height="0.558cm" svg:x="22.283cm" svg:y="3.979cm" svg:viewBox="0 0 558 559" svg:d="M280 559c74 0 144-30 197-82 52-52 81-123 81-197s-29-146-81-199c-53-52-123-81-197-81-75 0-146 29-199 81-52 53-81 125-81 199s29 145 81 197c53 52 124 82 199 82z">
          <text:p/>
        </draw:path>
        <draw:path draw:style-name="gr4" draw:text-style-name="P4" draw:layer="layout" svg:width="0.558cm" svg:height="0.558cm" svg:x="19.261cm" svg:y="6.567cm" svg:viewBox="0 0 559 559" svg:d="M279 559c74 0 145-29 197-82 54-52 83-124 83-198s-29-145-83-197c-52-53-123-82-197-82s-145 29-197 82c-52 52-82 123-82 197s30 146 82 198c52 53 123 82 197 82z">
          <text:p/>
        </draw:path>
        <draw:path draw:style-name="gr4" draw:text-style-name="P4" draw:layer="layout" svg:width="0.558cm" svg:height="0.558cm" svg:x="18.31cm" svg:y="12.394cm" svg:viewBox="0 0 559 559" svg:d="M279 559c75 0 146-29 198-81 52-53 82-124 82-198s-30-146-82-198-123-82-198-82c-74 0-145 30-197 82-53 52-82 124-82 198s29 145 82 198c52 52 123 81 197 81z">
          <text:p/>
        </draw:path>
        <draw:path draw:style-name="gr4" draw:text-style-name="P4" draw:layer="layout" svg:width="0.558cm" svg:height="0.558cm" svg:x="23.566cm" svg:y="4.989cm" svg:viewBox="0 0 559 559" svg:d="M280 559c74 0 145-29 197-82 53-52 82-123 82-198 0-74-29-145-82-197-52-52-123-82-197-82s-145 30-198 82c-52 52-82 123-82 197 0 75 30 146 82 198 53 53 124 82 198 82z">
          <text:p/>
        </draw:path>
        <draw:path draw:style-name="gr4" draw:text-style-name="P4" draw:layer="layout" svg:width="0.558cm" svg:height="0.557cm" svg:x="22.898cm" svg:y="11.847cm" svg:viewBox="0 0 559 558" svg:d="M280 558c74 0 145-29 197-81 52-53 82-124 82-198 0-73-30-144-82-198-52-52-123-81-197-81-75 0-146 29-199 81-52 54-81 125-81 198 0 74 29 145 81 198 53 52 124 81 199 81z">
          <text:p/>
        </draw:path>
        <draw:path draw:style-name="gr4" draw:text-style-name="P4" draw:layer="layout" svg:width="0.557cm" svg:height="0.557cm" svg:x="18.319cm" svg:y="11.668cm" svg:viewBox="0 0 558 558" svg:d="M278 558c75 0 146-29 199-81 52-53 81-123 81-198 0-74-29-145-81-198-53-52-124-81-199-81-73 0-144 29-197 81-52 53-81 124-81 198 0 75 29 145 81 198 53 52 124 81 197 81z">
          <text:p/>
        </draw:path>
        <draw:path draw:style-name="gr4" draw:text-style-name="P4" draw:layer="layout" svg:width="0.557cm" svg:height="0.558cm" svg:x="20.93cm" svg:y="6.106cm" svg:viewBox="0 0 558 559" svg:d="M279 559c73 0 144-29 197-82 53-52 82-123 82-198 0-74-29-145-82-197s-124-82-197-82c-74 0-145 30-198 82-52 52-81 123-81 197 0 75 29 146 81 198 53 53 124 82 198 82z">
          <text:p/>
        </draw:path>
        <draw:path draw:style-name="gr4" draw:text-style-name="P4" draw:layer="layout" svg:width="0.558cm" svg:height="0.558cm" svg:x="24.448cm" svg:y="7.342cm" svg:viewBox="0 0 559 559" svg:d="M279 559c75 0 146-30 198-82 53-52 82-123 82-197s-29-146-82-198c-52-53-123-82-198-82-74 0-145 29-197 82-52 52-82 124-82 198s30 145 82 197 123 82 197 82z">
          <text:p/>
        </draw:path>
        <draw:path draw:style-name="gr4" draw:text-style-name="P4" draw:layer="layout" svg:width="0.558cm" svg:height="0.557cm" svg:x="15.355cm" svg:y="7.689cm" svg:viewBox="0 0 559 558" svg:d="M279 558c74 0 145-29 197-81 54-53 83-125 83-199s-29-144-83-197c-52-52-123-81-197-81s-145 29-197 81c-52 53-82 123-82 197s30 146 82 199c52 52 123 81 197 81z">
          <text:p/>
        </draw:path>
        <draw:path draw:style-name="gr4" draw:text-style-name="P4" draw:layer="layout" svg:width="0.558cm" svg:height="0.557cm" svg:x="18.243cm" svg:y="11.865cm" svg:viewBox="0 0 559 558" svg:d="M279 558c74 0 146-29 198-81 52-53 82-123 82-197s-30-145-82-199c-52-52-124-81-198-81s-145 29-198 81c-52 54-81 125-81 199s29 144 81 197c53 52 124 81 198 81z">
          <text:p/>
        </draw:path>
        <draw:polygon draw:style-name="gr4" draw:text-style-name="P4" draw:layer="layout" svg:width="0.558cm" svg:height="0.557cm" svg:x="23.858cm" svg:y="9.36cm" svg:viewBox="0 0 559 558" draw:points="279,0 0,558 559,558">
          <text:p/>
        </draw:polygon>
        <draw:polygon draw:style-name="gr4" draw:text-style-name="P4" draw:layer="layout" svg:width="0.558cm" svg:height="0.558cm" svg:x="20.544cm" svg:y="8.142cm" svg:viewBox="0 0 559 559" draw:points="279,0 0,559 559,559">
          <text:p/>
        </draw:polygon>
        <draw:polygon draw:style-name="gr4" draw:text-style-name="P4" draw:layer="layout" svg:width="0.558cm" svg:height="0.558cm" svg:x="22.161cm" svg:y="8.616cm" svg:viewBox="0 0 559 559" draw:points="279,0 0,559 559,559">
          <text:p/>
        </draw:polygon>
        <draw:polygon draw:style-name="gr4" draw:text-style-name="P4" draw:layer="layout" svg:width="0.558cm" svg:height="0.558cm" svg:x="19.065cm" svg:y="12.538cm" svg:viewBox="0 0 559 559" draw:points="280,0 0,559 559,559">
          <text:p/>
        </draw:polygon>
        <draw:polygon draw:style-name="gr4" draw:text-style-name="P4" draw:layer="layout" svg:width="0.558cm" svg:height="0.557cm" svg:x="18.782cm" svg:y="10.395cm" svg:viewBox="0 0 559 558" draw:points="279,0 0,558 559,558">
          <text:p/>
        </draw:polygon>
        <draw:polygon draw:style-name="gr4" draw:text-style-name="P4" draw:layer="layout" svg:width="0.558cm" svg:height="0.558cm" svg:x="23.996cm" svg:y="10.185cm" svg:viewBox="0 0 559 559" draw:points="280,0 0,559 559,559">
          <text:p/>
        </draw:polygon>
        <draw:polygon draw:style-name="gr4" draw:text-style-name="P4" draw:layer="layout" svg:width="0.558cm" svg:height="0.558cm" svg:x="23.642cm" svg:y="6.305cm" svg:viewBox="0 0 559 559" draw:points="280,0 0,559 559,559">
          <text:p/>
        </draw:polygon>
        <draw:polygon draw:style-name="gr4" draw:text-style-name="P4" draw:layer="layout" svg:width="0.558cm" svg:height="0.558cm" svg:x="24.019cm" svg:y="8.516cm" svg:viewBox="0 0 559 559" draw:points="280,0 0,559 559,559">
          <text:p/>
        </draw:polygon>
        <draw:polygon draw:style-name="gr4" draw:text-style-name="P4" draw:layer="layout" svg:width="0.558cm" svg:height="0.557cm" svg:x="18.533cm" svg:y="9.624cm" svg:viewBox="0 0 559 558" draw:points="280,0 0,558 559,558">
          <text:p/>
        </draw:polygon>
        <draw:polygon draw:style-name="gr4" draw:text-style-name="P4" draw:layer="layout" svg:width="0.558cm" svg:height="0.558cm" svg:x="19.407cm" svg:y="9.611cm" svg:viewBox="0 0 559 559" draw:points="279,0 0,559 559,559">
          <text:p/>
        </draw:polygon>
        <draw:polygon draw:style-name="gr4" draw:text-style-name="P4" draw:layer="layout" svg:width="0.558cm" svg:height="0.557cm" svg:x="20.832cm" svg:y="10.169cm" svg:viewBox="0 0 559 558" draw:points="280,0 0,558 559,558">
          <text:p/>
        </draw:polygon>
        <draw:polygon draw:style-name="gr4" draw:text-style-name="P4" draw:layer="layout" svg:width="0.558cm" svg:height="0.558cm" svg:x="22.049cm" svg:y="7.097cm" svg:viewBox="0 0 559 559" draw:points="279,0 0,559 559,559">
          <text:p/>
        </draw:polygon>
        <draw:polygon draw:style-name="gr4" draw:text-style-name="P4" draw:layer="layout" svg:width="0.558cm" svg:height="0.558cm" svg:x="21.45cm" svg:y="12.557cm" svg:viewBox="0 0 559 559" draw:points="279,0 0,559 559,559">
          <text:p/>
        </draw:polygon>
        <draw:polygon draw:style-name="gr4" draw:text-style-name="P4" draw:layer="layout" svg:width="0.558cm" svg:height="0.558cm" svg:x="19.324cm" svg:y="8.894cm" svg:viewBox="0 0 559 559" draw:points="279,0 0,559 559,559">
          <text:p/>
        </draw:polygon>
        <draw:polygon draw:style-name="gr4" draw:text-style-name="P4" draw:layer="layout" svg:width="0.557cm" svg:height="0.557cm" svg:x="17.801cm" svg:y="7.389cm" svg:viewBox="0 0 558 558" draw:points="278,0 0,558 558,558">
          <text:p/>
        </draw:polygon>
        <draw:polygon draw:style-name="gr4" draw:text-style-name="P4" draw:layer="layout" svg:width="0.558cm" svg:height="0.558cm" svg:x="22.301cm" svg:y="8.879cm" svg:viewBox="0 0 559 559" draw:points="280,0 0,559 559,559">
          <text:p/>
        </draw:polygon>
        <draw:polygon draw:style-name="gr4" draw:text-style-name="P4" draw:layer="layout" svg:width="0.558cm" svg:height="0.558cm" svg:x="22.953cm" svg:y="9.669cm" svg:viewBox="0 0 559 559" draw:points="280,0 0,559 559,559">
          <text:p/>
        </draw:polygon>
        <draw:polygon draw:style-name="gr4" draw:text-style-name="P4" draw:layer="layout" svg:width="0.558cm" svg:height="0.558cm" svg:x="20.342cm" svg:y="7.992cm" svg:viewBox="0 0 559 559" draw:points="279,0 0,559 559,559">
          <text:p/>
        </draw:polygon>
        <draw:polygon draw:style-name="gr4" draw:text-style-name="P4" draw:layer="layout" svg:width="0.558cm" svg:height="0.558cm" svg:x="16.568cm" svg:y="10.414cm" svg:viewBox="0 0 559 559" draw:points="279,0 0,559 559,559">
          <text:p/>
        </draw:polygon>
        <draw:polygon draw:style-name="gr4" draw:text-style-name="P4" draw:layer="layout" svg:width="0.558cm" svg:height="0.558cm" svg:x="19.864cm" svg:y="13.104cm" svg:viewBox="0 0 559 559" draw:points="279,0 0,559 559,559">
          <text:p/>
        </draw:polygon>
        <draw:polygon draw:style-name="gr4" draw:text-style-name="P4" draw:layer="layout" svg:width="0.557cm" svg:height="0.558cm" svg:x="22.524cm" svg:y="7.674cm" svg:viewBox="0 0 558 559" draw:points="279,0 0,559 558,559">
          <text:p/>
        </draw:polygon>
        <draw:polygon draw:style-name="gr4" draw:text-style-name="P4" draw:layer="layout" svg:width="0.558cm" svg:height="0.558cm" svg:x="23.037cm" svg:y="13.142cm" svg:viewBox="0 0 559 559" draw:points="280,0 0,559 559,559">
          <text:p/>
        </draw:polygon>
        <draw:polygon draw:style-name="gr4" draw:text-style-name="P4" draw:layer="layout" svg:width="0.558cm" svg:height="0.558cm" svg:x="17.495cm" svg:y="8.906cm" svg:viewBox="0 0 559 559" draw:points="280,0 0,559 559,559">
          <text:p/>
        </draw:polygon>
        <draw:polygon draw:style-name="gr4" draw:text-style-name="P4" draw:layer="layout" svg:width="0.558cm" svg:height="0.557cm" svg:x="21.193cm" svg:y="5.7cm" svg:viewBox="0 0 559 558" draw:points="280,0 0,558 559,558">
          <text:p/>
        </draw:polygon>
        <draw:polygon draw:style-name="gr4" draw:text-style-name="P4" draw:layer="layout" svg:width="0.558cm" svg:height="0.557cm" svg:x="19.903cm" svg:y="10.809cm" svg:viewBox="0 0 559 558" draw:points="279,0 0,558 559,558">
          <text:p/>
        </draw:polygon>
        <draw:polygon draw:style-name="gr11" draw:text-style-name="P10" draw:layer="layout" svg:width="9.093cm" svg:height="9.163cm" svg:x="15.634cm" svg:y="4.258cm" svg:viewBox="0 0 9094 9164" draw:points="6928,0 0,3710 587,5126 1213,6436 1828,7290 2955,8416 4509,9126 7683,9164 8642,6207 9094,3364 8212,1011">
          <text:p/>
        </draw:polygon>
        <draw:path draw:style-name="gr7" draw:text-style-name="P7" draw:layer="layout" svg:width="0.303cm" svg:height="0.36cm" svg:x="19.94cm" svg:y="14.7cm" svg:viewBox="0 0 304 361" svg:d="M49 40v281h59c50 0 87-11 110-34s35-59 35-108c0-48-12-83-35-106-23-22-60-33-110-33zM0 0h100c71 0 122 15 155 43 33 29 49 75 49 136 0 64-17 109-49 138-33 29-84 44-155 44h-100z">
          <text:p/>
        </draw:path>
        <draw:path draw:style-name="gr7" draw:text-style-name="P7" draw:layer="layout" svg:width="0.045cm" svg:height="0.376cm" svg:x="20.318cm" svg:y="14.684cm" svg:viewBox="0 0 46 377" svg:d="M0 106h46v271h-46zM0 0h46v57h-46z">
          <text:p/>
        </draw:path>
        <draw:path draw:style-name="gr7" draw:text-style-name="P7" draw:layer="layout" svg:width="0.394cm" svg:height="0.277cm" svg:x="20.454cm" svg:y="14.783cm" svg:viewBox="0 0 395 278" svg:d="M212 58c11-19 25-34 41-44 15-9 33-14 55-14 27 0 49 10 64 30 16 20 23 48 23 84v164h-44v-163c0-25-5-45-14-58-9-12-23-18-42-18-23 0-41 8-55 23s-20 36-20 62v154h-45v-163c0-25-5-45-14-58-9-12-23-18-42-18-23 0-41 8-54 23-14 15-20 36-20 62v154h-45v-271h45v42c10-17 22-29 36-37s31-12 51-12c19 0 36 5 50 15 13 10 23 25 30 43z">
          <text:p/>
        </draw:path>
        <draw:polygon draw:style-name="gr7" draw:text-style-name="P7" draw:layer="layout" svg:width="0.214cm" svg:height="0.36cm" svg:x="21.102cm" svg:y="14.7cm" svg:viewBox="0 0 215 361" draw:points="7,320 86,320 86,44 0,61 0,17 86,0 135,0 135,320 215,320 215,361 7,361">
          <text:p/>
        </draw:polygon>
        <draw:path draw:style-name="gr7" draw:text-style-name="P7" draw:layer="layout" svg:width="0.36cm" svg:height="0.302cm" svg:x="13.909cm" svg:y="9.261cm" svg:viewBox="0 0 361 303" svg:d="M40 255h281v-60c0-50-12-86-35-109s-58-35-107-35c-48 0-83 12-106 35-22 23-33 59-33 109zM0 303v-101c0-69 14-121 43-153 29-33 75-49 136-49 63 0 108 16 138 49 29 33 44 84 44 153v101z">
          <text:p/>
        </draw:path>
        <draw:path draw:style-name="gr7" draw:text-style-name="P7" draw:layer="layout" svg:width="0.376cm" svg:height="0.044cm" svg:x="13.893cm" svg:y="9.141cm" svg:viewBox="0 0 377 45" svg:d="M105 45v-45h272v45zM0 45v-45h57v45z">
          <text:p/>
        </draw:path>
        <draw:path draw:style-name="gr7" draw:text-style-name="P7" draw:layer="layout" svg:width="0.277cm" svg:height="0.394cm" svg:x="13.992cm" svg:y="8.655cm" svg:viewBox="0 0 278 395" svg:d="M58 182c-19-10-34-24-44-39-9-15-14-34-14-55 0-28 10-49 30-65 19-15 48-23 84-23h164v45h-163c-26 0-45 5-58 13-12 10-18 24-18 42 0 24 7 42 23 55 15 14 36 20 62 20h154v45h-163c-26 0-45 5-58 14-12 10-18 24-18 43 0 22 7 41 23 54 15 13 36 20 62 20h154v44h-272v-44h42c-16-10-28-22-36-37-8-14-12-30-12-50s5-36 15-50c10-15 25-25 43-32z">
          <text:p/>
        </draw:path>
        <draw:path draw:style-name="gr7" draw:text-style-name="P7" draw:layer="layout" svg:width="0.367cm" svg:height="0.229cm" svg:x="13.902cm" svg:y="8.191cm" svg:viewBox="0 0 368 230" svg:d="M327 171v-171h41v230h-41c-19-18-45-43-77-75-33-33-53-53-64-62-17-16-32-26-44-32s-24-10-36-10c-19 0-35 7-47 21-11 13-18 30-18 52 0 16 3 33 8 49 5 17 13 35 24 55h-49c-8-20-14-38-18-55s-6-33-6-48c0-37 10-67 28-89 19-22 44-34 75-34 15 0 29 3 42 9 13 5 29 15 48 30 5 4 18 17 40 38 22 22 54 53 94 92z">
          <text:p/>
        </draw:path>
        <draw:path draw:style-name="gr9" draw:text-style-name="P7" draw:layer="layout" svg:width="1.201cm" svg:height="0.978cm" svg:x="19.746cm" svg:y="9.209cm" svg:viewBox="0 0 1202 979" svg:d="M184 39h325c88 0 154 17 197 51 44 32 66 82 66 147 0 61-19 113-57 157-37 43-86 70-147 79 52 12 91 34 117 67 26 34 39 78 39 133 0 94-35 169-105 224s-165 82-286 82h-333zM215 531l-66 344h204c77 0 136-18 177-53 42-35 62-85 62-149 0-50-13-86-41-108-27-23-71-34-132-34zM290 145l-55 283h189c67 0 120-15 158-44s57-70 57-122c0-41-13-70-38-89-26-19-67-28-123-28zM1086 0h116l-29 148h-115zM1033 275h116l-138 704h-116z">
          <text:p/>
        </draw:path>
        <draw:polygon draw:style-name="gr8" draw:text-style-name="P8" draw:layer="layout" svg:width="0.529cm" svg:height="0.529cm" svg:x="23.765cm" svg:y="10.072cm" svg:viewBox="0 0 530 530" draw:points="176,530 354,530 354,353 530,353 530,176 354,176 354,0 176,0 176,176 0,176 0,353 176,353">
          <text:p/>
        </draw:polygon>
        <draw:polygon draw:style-name="gr8" draw:text-style-name="P8" draw:layer="layout" svg:width="0.53cm" svg:height="0.529cm" svg:x="21.416cm" svg:y="10.842cm" svg:viewBox="0 0 531 530" draw:points="178,530 354,530 354,354 531,354 531,177 354,177 354,0 178,0 178,177 0,177 0,354 178,354">
          <text:p/>
        </draw:polygon>
        <draw:polygon draw:style-name="gr8" draw:text-style-name="P8" draw:layer="layout" svg:width="0.529cm" svg:height="0.529cm" svg:x="25.355cm" svg:y="7.944cm" svg:viewBox="0 0 530 530" draw:points="176,530 354,530 354,354 530,354 530,176 354,176 354,0 176,0 176,176 0,176 0,354 176,354">
          <text:p/>
        </draw:polygon>
        <draw:polygon draw:style-name="gr8" draw:text-style-name="P8" draw:layer="layout" svg:width="0.529cm" svg:height="0.53cm" svg:x="21.524cm" svg:y="13.231cm" svg:viewBox="0 0 530 531" draw:points="176,531 352,531 352,354 530,354 530,177 352,177 352,0 176,0 176,177 0,177 0,354 176,354">
          <text:p/>
        </draw:polygon>
        <draw:line draw:style-name="gr10" draw:text-style-name="P9" draw:layer="layout" svg:x1="14.636cm" svg:y1="14.42cm" svg:x2="14.636cm" svg:y2="3.334cm">
          <text:p/>
        </draw:line>
        <draw:line draw:style-name="gr10" draw:text-style-name="P9" draw:layer="layout" svg:x1="26.618cm" svg:y1="14.42cm" svg:x2="26.618cm" svg:y2="3.334cm">
          <text:p/>
        </draw:line>
        <draw:line draw:style-name="gr10" draw:text-style-name="P9" draw:layer="layout" svg:x1="14.636cm" svg:y1="14.42cm" svg:x2="26.618cm" svg:y2="14.42cm">
          <text:p/>
        </draw:line>
        <draw:line draw:style-name="gr10" draw:text-style-name="P9" draw:layer="layout" svg:x1="14.636cm" svg:y1="3.334cm" svg:x2="26.618cm" svg:y2="3.334cm">
          <text:p/>
        </draw:line>
        <draw:path draw:style-name="gr7" draw:text-style-name="P7" draw:layer="layout" svg:width="0.199cm" svg:height="0.308cm" svg:x="19.372cm" svg:y="2.814cm" svg:viewBox="0 0 200 309" svg:d="M42 34v117h53c19 0 34-5 45-15 10-10 16-26 16-44 0-19-6-33-16-43-11-10-26-15-45-15zM0 0h95c34 0 60 8 78 23 18 16 27 39 27 69 0 31-9 55-27 70-18 16-44 23-78 23h-53v124h-42z">
          <text:p/>
        </draw:path>
        <draw:path draw:style-name="gr7" draw:text-style-name="P7" draw:layer="layout" svg:width="0.135cm" svg:height="0.237cm" svg:x="19.617cm" svg:y="2.885cm" svg:viewBox="0 0 136 238" svg:d="M136 41c-4-2-9-4-14-5s-10-2-16-2c-22 0-38 7-50 21s-17 35-17 61v122h-39v-232h39v36c7-14 18-25 31-32 12-7 28-10 47-10 2 0 5 1 9 1 3 0 6 0 10 1z">
          <text:p/>
        </draw:path>
        <draw:path draw:style-name="gr7" draw:text-style-name="P7" draw:layer="layout" svg:width="0.214cm" svg:height="0.243cm" svg:x="19.767cm" svg:y="2.885cm" svg:viewBox="0 0 215 244" svg:d="M215 112v18h-175c2 28 10 48 24 62 14 13 34 20 59 20 14 0 29-2 42-5 14-4 28-9 41-17v36c-13 6-27 11-42 13-14 3-29 5-43 5-37 0-67-11-88-32-23-21-33-50-33-88s10-68 31-90c20-22 48-34 83-34 31 0 56 10 74 30s27 48 27 82zM177 101c0-21-6-37-17-50-12-12-27-19-45-19-22 0-39 7-51 18-13 12-21 29-22 51z">
          <text:p/>
        </draw:path>
        <draw:path draw:style-name="gr7" draw:text-style-name="P7" draw:layer="layout" svg:width="0.207cm" svg:height="0.328cm" svg:x="20.027cm" svg:y="2.8cm" svg:viewBox="0 0 208 329" svg:d="M170 126v-126h38v323h-38v-36c-8 14-19 26-32 32-12 6-26 10-43 10-28 0-51-11-69-34-18-22-26-52-26-88 0-37 8-66 26-88s41-34 69-34c17 0 31 3 43 10 13 7 24 17 32 31zM39 207c0 28 6 50 17 66 12 16 27 23 48 23 20 0 36-7 48-23s18-38 18-66-6-50-18-66-28-24-48-24c-21 0-36 8-48 24-11 16-17 38-17 66z">
          <text:p/>
        </draw:path>
        <draw:path draw:style-name="gr7" draw:text-style-name="P7" draw:layer="layout" svg:width="0.249cm" svg:height="0.32cm" svg:x="20.431cm" svg:y="2.808cm" svg:viewBox="0 0 250 321" svg:d="M250 29v44c-15-12-29-22-46-29-16-6-32-10-50-10-35 0-63 11-81 33-19 22-28 52-28 93s9 73 28 95c18 21 46 32 81 32 18 0 34-3 50-10 17-6 31-16 46-29v43c-15 11-31 18-47 22-16 5-33 8-51 8-47 0-84-14-111-43-28-28-41-68-41-118 0-49 13-88 41-117 27-29 64-43 111-43 18 0 36 3 52 7 16 5 31 13 46 22z">
          <text:p/>
        </draw:path>
        <draw:polygon draw:style-name="gr7" draw:text-style-name="P7" draw:layer="layout" svg:width="0.039cm" svg:height="0.322cm" svg:x="20.742cm" svg:y="2.8cm" svg:viewBox="0 0 40 323" draw:points="0,323 40,323 40,0 0,0">
          <text:p/>
        </draw:polygon>
        <draw:path draw:style-name="gr7" draw:text-style-name="P7" draw:layer="layout" svg:width="0.195cm" svg:height="0.243cm" svg:x="20.846cm" svg:y="2.885cm" svg:viewBox="0 0 196 244" svg:d="M121 121c-32 0-54 4-65 10-12 8-18 20-18 37 0 14 4 25 13 32 9 9 21 12 36 12 22 0 39-7 52-22s19-35 19-61v-8zM196 105v133h-38v-35c-9 14-20 25-32 31-14 6-30 10-49 10-24 0-43-7-57-20s-20-31-20-53c0-26 8-46 26-60 17-13 43-20 78-20h54v-4c0-17-6-31-17-40-12-10-29-15-49-15-14 0-27 2-39 5-13 4-25 8-36 14v-35c13-5 27-9 40-12 13-2 26-4 38-4 35 0 60 9 76 26 17 18 25 44 25 79z">
          <text:p/>
        </draw:path>
        <draw:path draw:style-name="gr7" draw:text-style-name="P7" draw:layer="layout" svg:width="0.177cm" svg:height="0.243cm" svg:x="21.103cm" svg:y="2.885cm" svg:viewBox="0 0 178 244" svg:d="M165 12v36c-11-5-22-9-33-12-12-2-24-4-37-4-19 0-34 3-43 9s-14 14-14 26c0 8 4 15 10 20 7 5 21 10 41 15l13 3c28 6 47 14 59 24 11 12 17 27 17 45 0 22-9 39-26 51-17 13-40 19-71 19-13 0-25-2-39-4s-28-5-42-10v-40c14 8 28 13 41 17 14 4 27 5 41 5 18 0 33-3 42-9 10-5 15-14 15-26 0-10-4-18-11-24-7-5-22-11-47-17l-13-3c-23-5-41-12-51-22-11-11-16-25-16-43 0-21 8-38 23-50s37-18 66-18c14 0 28 1 41 3 12 3 24 6 34 9z">
          <text:p/>
        </draw:path>
        <draw:path draw:style-name="gr7" draw:text-style-name="P7" draw:layer="layout" svg:width="0.177cm" svg:height="0.243cm" svg:x="21.323cm" svg:y="2.885cm" svg:viewBox="0 0 178 244" svg:d="M166 12v36c-11-5-22-9-34-12-11-2-23-4-36-4-19 0-33 3-43 9s-14 14-14 26c0 8 3 15 10 20s21 10 42 15l13 3c27 6 46 14 57 24 11 12 17 27 17 45 0 22-8 39-25 51-17 13-41 19-70 19-13 0-27-2-40-4-14-2-28-5-43-10v-40c14 8 28 13 42 17 13 4 28 5 41 5 18 0 32-3 42-9 9-5 14-14 14-26 0-10-4-18-10-24-7-5-22-11-46-17l-13-3c-25-5-42-12-52-22-11-11-16-25-16-43 0-21 8-38 23-50s38-18 67-18c14 0 27 1 40 3 12 3 23 6 34 9z">
          <text:p/>
        </draw:path>
        <draw:path draw:style-name="gr7" draw:text-style-name="P7" draw:layer="layout" svg:width="0.196cm" svg:height="0.314cm" svg:x="21.686cm" svg:y="2.808cm" svg:viewBox="0 0 197 315" svg:d="M51 280h146v35h-197v-35c16-16 38-38 65-66s45-46 52-54c13-15 23-28 28-38 5-11 8-21 8-31 0-16-6-30-18-40-11-10-26-16-44-16-14 0-27 3-42 7-14 5-30 11-46 21v-43c16-6 32-11 47-15 14-3 27-5 40-5 32 0 57 8 76 24 20 16 30 37 30 64 0 13-3 25-7 36-5 12-14 25-27 40-4 5-15 17-33 36-19 19-45 46-78 80z">
          <text:p/>
        </draw:path>
        <draw:polygon draw:style-name="gr1" draw:text-style-name="P1" draw:layer="layout" svg:width="9.102cm" svg:height="13.69cm" svg:x="30.454cm" svg:y="2.032cm" svg:viewBox="0 0 9103 13691" draw:points="0,13691 9103,13691 9103,0 0,0">
          <text:p/>
        </draw:polygon>
        <draw:path draw:style-name="gr3" draw:text-style-name="P3" draw:layer="layout" svg:width="0.557cm" svg:height="0.558cm" svg:x="36.149cm" svg:y="11.198cm" svg:viewBox="0 0 558 559" svg:d="M278 559c75 0 146-30 199-82 52-52 81-123 81-197 0-75-29-146-81-198-53-53-124-82-199-82-74 0-144 29-197 82-52 52-81 123-81 198 0 74 29 145 81 197 53 52 123 82 197 82z">
          <text:p/>
        </draw:path>
        <draw:path draw:style-name="gr3" draw:text-style-name="P3" draw:layer="layout" svg:width="0.558cm" svg:height="0.557cm" svg:x="36.981cm" svg:y="12.549cm" svg:viewBox="0 0 559 558" svg:d="M280 558c74 0 145-30 197-82 53-53 82-123 82-197s-29-145-82-198c-52-52-123-81-197-81s-145 29-197 81c-53 53-83 124-83 198s30 144 83 197c52 52 123 82 197 82z">
          <text:p/>
        </draw:path>
        <draw:path draw:style-name="gr3" draw:text-style-name="P3" draw:layer="layout" svg:width="0.558cm" svg:height="0.558cm" svg:x="37.045cm" svg:y="13.415cm" svg:viewBox="0 0 559 559" svg:d="M279 559c74 0 145-30 197-82 53-52 83-123 83-197 0-75-30-146-83-199-52-52-123-81-197-81s-145 29-197 81c-52 53-82 124-82 199 0 74 30 145 82 197s123 82 197 82z">
          <text:p/>
        </draw:path>
        <draw:path draw:style-name="gr3" draw:text-style-name="P3" draw:layer="layout" svg:width="0.558cm" svg:height="0.558cm" svg:x="35.671cm" svg:y="13.923cm" svg:viewBox="0 0 559 559" svg:d="M280 559c74 0 145-29 197-82 53-52 82-123 82-198 0-74-29-145-82-197-52-53-123-82-197-82-75 0-146 29-198 82-52 52-82 123-82 197 0 75 30 146 82 198 52 53 123 82 198 82z">
          <text:p/>
        </draw:path>
        <draw:path draw:style-name="gr3" draw:text-style-name="P3" draw:layer="layout" svg:width="0.558cm" svg:height="0.558cm" svg:x="38.519cm" svg:y="11.42cm" svg:viewBox="0 0 559 559" svg:d="M280 559c74 0 145-30 197-83 52-52 82-123 82-197s-30-145-82-197-123-82-197-82-146 30-198 82c-53 52-82 123-82 197s29 145 82 197c52 53 124 83 198 83z">
          <text:p/>
        </draw:path>
        <draw:path draw:style-name="gr3" draw:text-style-name="P3" draw:layer="layout" svg:width="0.558cm" svg:height="0.558cm" svg:x="36.414cm" svg:y="14.302cm" svg:viewBox="0 0 559 559" svg:d="M280 559c74 0 145-29 197-82 53-53 82-124 82-198s-29-145-82-197c-52-52-123-82-197-82s-145 30-197 82c-53 52-83 123-83 197s30 145 83 198c52 53 123 82 197 82z">
          <text:p/>
        </draw:path>
        <draw:path draw:style-name="gr3" draw:text-style-name="P3" draw:layer="layout" svg:width="0.557cm" svg:height="0.558cm" svg:x="37.021cm" svg:y="12.242cm" svg:viewBox="0 0 558 559" svg:d="M279 559c74 0 145-30 198-82 52-52 81-123 81-198 0-74-29-145-81-198-53-52-124-81-198-81s-144 29-197 81c-52 53-82 124-82 198 0 75 30 146 82 198 53 52 123 82 197 82z">
          <text:p/>
        </draw:path>
        <draw:path draw:style-name="gr3" draw:text-style-name="P3" draw:layer="layout" svg:width="0.558cm" svg:height="0.558cm" svg:x="37.596cm" svg:y="13.672cm" svg:viewBox="0 0 559 559" svg:d="M280 559c74 0 145-30 198-82 52-53 81-124 81-198s-29-145-81-197c-53-52-124-82-198-82s-145 30-197 82-83 123-83 197 31 145 83 198c52 52 123 82 197 82z">
          <text:p/>
        </draw:path>
        <draw:path draw:style-name="gr3" draw:text-style-name="P3" draw:layer="layout" svg:width="0.558cm" svg:height="0.558cm" svg:x="36.405cm" svg:y="12.73cm" svg:viewBox="0 0 559 559" svg:d="M280 559c74 0 145-29 197-82 53-52 82-124 82-198s-29-145-82-197c-52-53-123-82-197-82s-145 29-197 82c-53 52-83 123-83 197s30 146 83 198c52 53 123 82 197 82z">
          <text:p/>
        </draw:path>
        <draw:path draw:style-name="gr4" draw:text-style-name="P4" draw:layer="layout" svg:width="0.557cm" svg:height="0.558cm" svg:x="34.345cm" svg:y="11.693cm" svg:viewBox="0 0 558 559" svg:d="M278 559c74 0 145-30 199-82 52-52 81-123 81-198 0-74-29-145-81-197-54-53-125-82-199-82s-144 29-197 82c-52 52-81 123-81 197 0 75 29 146 81 198 53 52 123 82 197 82z">
          <text:p/>
        </draw:path>
        <draw:path draw:style-name="gr4" draw:text-style-name="P4" draw:layer="layout" svg:width="0.558cm" svg:height="0.558cm" svg:x="33.695cm" svg:y="11.635cm" svg:viewBox="0 0 559 559" svg:d="M280 559c74 0 145-29 197-82 52-52 82-123 82-198 0-74-30-145-82-197-52-53-123-82-197-82s-145 29-197 82c-53 52-83 123-83 197 0 75 30 146 83 198 52 53 123 82 197 82z">
          <text:p/>
        </draw:path>
        <draw:path draw:style-name="gr4" draw:text-style-name="P4" draw:layer="layout" svg:width="0.558cm" svg:height="0.558cm" svg:x="34.228cm" svg:y="11.427cm" svg:viewBox="0 0 559 559" svg:d="M280 559c74 0 145-30 197-83 53-52 82-123 82-197s-29-145-82-197c-52-52-123-82-197-82s-145 30-197 82-83 123-83 197 31 145 83 197c52 53 123 83 197 83z">
          <text:p/>
        </draw:path>
        <draw:polygon draw:style-name="gr2" draw:text-style-name="P2" draw:layer="layout" svg:width="0.558cm" svg:height="0.558cm" svg:x="35.811cm" svg:y="7.554cm" svg:viewBox="0 0 559 559" draw:points="280,0 0,559 559,559">
          <text:p/>
        </draw:polygon>
        <draw:polygon draw:style-name="gr2" draw:text-style-name="P2" draw:layer="layout" svg:width="0.557cm" svg:height="0.558cm" svg:x="32.007cm" svg:y="6.731cm" svg:viewBox="0 0 558 559" draw:points="279,0 0,559 558,559">
          <text:p/>
        </draw:polygon>
        <draw:polygon draw:style-name="gr2" draw:text-style-name="P2" draw:layer="layout" svg:width="0.558cm" svg:height="0.558cm" svg:x="34.648cm" svg:y="2.893cm" svg:viewBox="0 0 559 559" draw:points="280,0 0,559 559,559">
          <text:p/>
        </draw:polygon>
        <draw:polygon draw:style-name="gr2" draw:text-style-name="P2" draw:layer="layout" svg:width="0.558cm" svg:height="0.558cm" svg:x="30.934cm" svg:y="4.08cm" svg:viewBox="0 0 559 559" draw:points="279,0 0,559 559,559">
          <text:p/>
        </draw:polygon>
        <draw:polygon draw:style-name="gr2" draw:text-style-name="P2" draw:layer="layout" svg:width="0.558cm" svg:height="0.558cm" svg:x="34.283cm" svg:y="5.649cm" svg:viewBox="0 0 559 559" draw:points="279,0 0,559 559,559">
          <text:p/>
        </draw:polygon>
        <draw:polygon draw:style-name="gr2" draw:text-style-name="P2" draw:layer="layout" svg:width="0.557cm" svg:height="0.558cm" svg:x="34.472cm" svg:y="6.09cm" svg:viewBox="0 0 558 559" draw:points="279,0 0,559 558,559">
          <text:p/>
        </draw:polygon>
        <draw:polygon draw:style-name="gr2" draw:text-style-name="P2" draw:layer="layout" svg:width="0.558cm" svg:height="0.557cm" svg:x="32.922cm" svg:y="6.463cm" svg:viewBox="0 0 559 558" draw:points="280,0 0,558 559,558">
          <text:p/>
        </draw:polygon>
        <draw:polygon draw:style-name="gr2" draw:text-style-name="P2" draw:layer="layout" svg:width="0.558cm" svg:height="0.558cm" svg:x="34.934cm" svg:y="5.642cm" svg:viewBox="0 0 559 559" draw:points="279,0 0,559 559,559">
          <text:p/>
        </draw:polygon>
        <draw:polygon draw:style-name="gr2" draw:text-style-name="P2" draw:layer="layout" svg:width="0.558cm" svg:height="0.558cm" svg:x="36.596cm" svg:y="6.74cm" svg:viewBox="0 0 559 559" draw:points="279,0 0,559 559,559">
          <text:p/>
        </draw:polygon>
        <draw:polygon draw:style-name="gr2" draw:text-style-name="P2" draw:layer="layout" svg:width="0.558cm" svg:height="0.557cm" svg:x="32.461cm" svg:y="3.042cm" svg:viewBox="0 0 559 558" draw:points="280,0 0,558 559,558">
          <text:p/>
        </draw:polygon>
        <draw:polygon draw:style-name="gr2" draw:text-style-name="P2" draw:layer="layout" svg:width="0.558cm" svg:height="0.558cm" svg:x="33.485cm" svg:y="3.631cm" svg:viewBox="0 0 559 559" draw:points="280,0 0,559 559,559">
          <text:p/>
        </draw:polygon>
        <draw:polygon draw:style-name="gr2" draw:text-style-name="P2" draw:layer="layout" svg:width="0.558cm" svg:height="0.558cm" svg:x="32.641cm" svg:y="5.376cm" svg:viewBox="0 0 559 559" draw:points="279,0 0,559 559,559">
          <text:p/>
        </draw:polygon>
        <draw:polygon draw:style-name="gr5" draw:text-style-name="P5" draw:layer="layout" svg:width="5.662cm" svg:height="4.661cm" svg:x="31.213cm" svg:y="3.172cm" svg:viewBox="0 0 5663 4662" draw:points="5663,3848 3714,0 1527,149 0,1187 1072,3839 4877,4662">
          <text:p/>
        </draw:polygon>
        <draw:polygon draw:style-name="gr6" draw:text-style-name="P6" draw:layer="layout" svg:width="2.848cm" svg:height="3.104cm" svg:x="35.95cm" svg:y="11.477cm" svg:viewBox="0 0 2849 3105" draw:points="477,0 0,2726 743,3105 1925,2474 2849,222">
          <text:p/>
        </draw:polygon>
        <draw:path draw:style-name="gr7" draw:text-style-name="P7" draw:layer="layout" svg:width="0.303cm" svg:height="0.36cm" svg:x="34.319cm" svg:y="16.002cm" svg:viewBox="0 0 304 361" svg:d="M49 41v280h58c50 0 86-11 110-34 22-22 34-58 34-106 0-49-12-84-34-106-24-23-60-34-110-34zM0 0h100c70 0 121 15 154 44 33 30 50 75 50 137s-17 107-51 137c-32 29-84 43-153 43h-100z">
          <text:p/>
        </draw:path>
        <draw:path draw:style-name="gr7" draw:text-style-name="P7" draw:layer="layout" svg:width="0.045cm" svg:height="0.375cm" svg:x="34.697cm" svg:y="15.987cm" svg:viewBox="0 0 46 376" svg:d="M0 105h46v271h-46zM0 0h46v56h-46z">
          <text:p/>
        </draw:path>
        <draw:path draw:style-name="gr7" draw:text-style-name="P7" draw:layer="layout" svg:width="0.394cm" svg:height="0.277cm" svg:x="34.833cm" svg:y="16.085cm" svg:viewBox="0 0 395 278" svg:d="M213 59c11-20 24-34 39-44 16-10 34-15 55-15 28 0 50 10 65 30s23 49 23 85v163h-44v-161c0-26-5-45-14-59-10-13-23-19-42-19-23 0-42 8-55 24s-20 36-20 62v153h-44v-161c0-26-5-45-14-59-9-13-24-19-43-19-22 0-41 8-54 24s-20 36-20 62v153h-45v-271h45v42c10-16 23-29 37-37s31-12 50-12c20 0 36 5 50 15s24 25 31 44z">
          <text:p/>
        </draw:path>
        <draw:polygon draw:style-name="gr7" draw:text-style-name="P7" draw:layer="layout" svg:width="0.215cm" svg:height="0.36cm" svg:x="35.48cm" svg:y="16.002cm" svg:viewBox="0 0 216 361" draw:points="7,320 87,320 87,45 0,63 0,17 86,0 135,0 135,320 216,320 216,361 7,361">
          <text:p/>
        </draw:polygon>
        <draw:path draw:style-name="gr7" draw:text-style-name="P7" draw:layer="layout" svg:width="0.36cm" svg:height="0.302cm" svg:x="29.727cm" svg:y="9.261cm" svg:viewBox="0 0 361 303" svg:d="M40 255h280v-60c0-50-10-86-33-109s-58-35-107-35c-48 0-83 12-106 35-22 23-34 59-34 109zM0 303v-101c0-69 15-121 44-153 29-33 74-49 136-49s108 16 137 49c30 33 44 84 44 153v101z">
          <text:p/>
        </draw:path>
        <draw:path draw:style-name="gr7" draw:text-style-name="P7" draw:layer="layout" svg:width="0.375cm" svg:height="0.044cm" svg:x="29.712cm" svg:y="9.141cm" svg:viewBox="0 0 376 45" svg:d="M106 45v-45h270v45zM0 45v-45h56v45z">
          <text:p/>
        </draw:path>
        <draw:path draw:style-name="gr7" draw:text-style-name="P7" draw:layer="layout" svg:width="0.276cm" svg:height="0.394cm" svg:x="29.811cm" svg:y="8.655cm" svg:viewBox="0 0 277 395" svg:d="M58 182c-20-10-34-24-44-39-9-15-14-34-14-55 0-28 10-49 29-65 20-15 48-23 84-23h164v45h-162c-26 0-45 5-58 13-12 10-19 24-19 42 0 24 8 42 24 55 15 14 36 20 62 20h153v45h-162c-26 0-45 5-58 14-12 10-19 24-19 43 0 22 8 41 24 54 15 13 36 20 62 20h153v44h-271v-44h42c-16-10-28-22-36-37-8-14-12-30-12-50s5-36 15-50c10-15 24-25 43-32z">
          <text:p/>
        </draw:path>
        <draw:path draw:style-name="gr7" draw:text-style-name="P7" draw:layer="layout" svg:width="0.366cm" svg:height="0.229cm" svg:x="29.721cm" svg:y="8.191cm" svg:viewBox="0 0 367 230" svg:d="M326 171v-171h41v230h-41c-18-18-44-43-77-75-32-33-53-53-62-62-17-16-32-26-44-32s-25-10-37-10c-19 0-35 7-47 21-12 13-18 30-18 52 0 16 3 33 8 49 5 17 13 35 24 55h-49c-8-20-14-38-18-55s-6-33-6-48c0-37 9-67 28-89s44-34 75-34c15 0 30 3 43 9 13 5 29 15 47 30 4 4 18 17 40 38 22 22 53 53 93 92z">
          <text:p/>
        </draw:path>
        <draw:polygon draw:style-name="gr8" draw:text-style-name="P8" draw:layer="layout" svg:width="0.529cm" svg:height="0.529cm" svg:x="34.359cm" svg:y="11.707cm" svg:viewBox="0 0 530 530" draw:points="176,530 354,530 354,354 530,354 530,177 354,177 354,0 176,0 176,177 0,177 0,354 176,354">
          <text:p/>
        </draw:polygon>
        <draw:polygon draw:style-name="gr8" draw:text-style-name="P8" draw:layer="layout" svg:width="0.529cm" svg:height="0.53cm" svg:x="33.709cm" svg:y="11.649cm" svg:viewBox="0 0 530 531" draw:points="177,531 353,531 353,354 530,354 530,177 353,177 353,0 177,0 177,177 0,177 0,354 177,354">
          <text:p/>
        </draw:polygon>
        <draw:polygon draw:style-name="gr12" draw:text-style-name="P8" draw:layer="layout" svg:width="0.529cm" svg:height="0.529cm" svg:x="34.243cm" svg:y="11.442cm" svg:viewBox="0 0 530 530" draw:points="176,530 352,530 352,352 530,352 530,176 352,176 352,0 176,0 176,176 0,176 0,352 176,352">
          <text:p/>
        </draw:polygon>
        <draw:polygon draw:style-name="gr13" draw:text-style-name="P9" draw:layer="layout" svg:width="0.529cm" svg:height="0.529cm" svg:x="34.243cm" svg:y="11.442cm" svg:viewBox="0 0 530 530" draw:points="176,530 352,530 352,352 530,352 530,176 352,176 352,0 176,0 176,176 0,176 0,352 176,352">
          <text:p/>
        </draw:polygon>
        <draw:path draw:style-name="gr9" draw:text-style-name="P7" draw:layer="layout" svg:width="1.209cm" svg:height="0.699cm" svg:x="33.43cm" svg:y="5.103cm" svg:viewBox="0 0 1210 700" svg:d="M133 0h125l189 588 115-588h90l-133 686h-126l-188-592-115 592h-90zM916 700c-60 0-108-19-143-56s-52-88-52-152c0-38 6-76 18-114 12-39 28-72 47-98 30-41 64-71 101-91 37-19 80-29 127-29 59 0 106 18 142 55 36 36 54 83 54 142 0 41-6 81-18 122-12 40-27 74-47 100-29 41-63 72-100 91-39 20-81 30-129 30zM808 489c0 46 10 81 29 104 20 23 49 35 89 35 56 0 104-25 141-74 37-50 56-112 56-188 0-44-10-78-30-100-20-23-49-35-88-35-32 0-61 8-85 23-25 15-47 37-67 67-14 23-25 49-33 78s-12 59-12 90z">
          <text:p/>
        </draw:path>
        <draw:path draw:style-name="gr9" draw:text-style-name="P7" draw:layer="layout" svg:width="1.211cm" svg:height="0.642cm" svg:x="36.555cm" svg:y="12.861cm" svg:viewBox="0 0 1212 643" svg:d="M122 0h128l74 425 245-425h131l-123 631h-83l108-553-249 432h-83l-80-434-107 555h-83zM942 643c-55 0-99-17-131-51s-48-81-48-140c0-34 5-69 16-105 11-35 26-66 44-91 27-37 59-65 93-83s73-27 116-27c54 0 98 17 131 50 33 34 49 77 49 132 0 38-5 75-16 112s-26 68-43 93c-28 37-59 65-93 83s-74 27-118 27zM843 450c0 42 9 74 27 96 18 21 45 31 81 31 52 0 95-22 130-68 34-45 51-103 51-173 0-41-9-72-28-93-18-21-45-31-80-31-29 0-55 7-78 20-23 14-43 35-61 63-14 21-24 45-31 72s-11 54-11 83z">
          <text:p/>
        </draw:path>
        <draw:line draw:style-name="gr10" draw:text-style-name="P9" draw:layer="layout" svg:x1="30.454cm" svg:y1="15.722cm" svg:x2="30.454cm" svg:y2="2.032cm">
          <text:p/>
        </draw:line>
        <draw:line draw:style-name="gr10" draw:text-style-name="P9" draw:layer="layout" svg:x1="39.556cm" svg:y1="15.722cm" svg:x2="39.556cm" svg:y2="2.032cm">
          <text:p/>
        </draw:line>
        <draw:line draw:style-name="gr10" draw:text-style-name="P9" draw:layer="layout" svg:x1="30.454cm" svg:y1="15.722cm" svg:x2="39.556cm" svg:y2="15.722cm">
          <text:p/>
        </draw:line>
        <draw:line draw:style-name="gr10" draw:text-style-name="P9" draw:layer="layout" svg:x1="30.454cm" svg:y1="2.032cm" svg:x2="39.556cm" svg:y2="2.032cm">
          <text:p/>
        </draw:line>
        <draw:path draw:style-name="gr7" draw:text-style-name="P7" draw:layer="layout" svg:width="0.2cm" svg:height="0.309cm" svg:x="33.75cm" svg:y="1.511cm" svg:viewBox="0 0 201 310" svg:d="M42 35v116h53c19 0 34-5 44-15 11-10 17-25 17-43 0-19-6-33-17-43-10-10-25-15-44-15zM0 0h95c34 0 60 8 78 24 19 16 28 38 28 69 0 30-9 53-28 69-18 15-44 24-78 24h-53v124h-42z">
          <text:p/>
        </draw:path>
        <draw:path draw:style-name="gr7" draw:text-style-name="P7" draw:layer="layout" svg:width="0.136cm" svg:height="0.237cm" svg:x="33.995cm" svg:y="1.583cm" svg:viewBox="0 0 137 238" svg:d="M137 41c-4-3-9-4-14-6-5-1-11-1-17-1-22 0-39 7-50 21-12 14-18 34-18 60v123h-38v-233h38v36c8-14 19-24 31-31 13-7 30-10 48-10 3 0 6 0 9 0 3 1 7 1 11 2z">
          <text:p/>
        </draw:path>
        <draw:path draw:style-name="gr7" draw:text-style-name="P7" draw:layer="layout" svg:width="0.215cm" svg:height="0.242cm" svg:x="34.145cm" svg:y="1.583cm" svg:viewBox="0 0 216 243" svg:d="M216 112v18h-176c2 26 9 47 24 60 14 14 33 21 59 21 14 0 28-2 42-5 13-4 27-9 42-17v36c-15 6-29 12-43 14-14 3-29 4-44 4-37 0-66-10-88-32-21-22-32-51-32-88s10-67 31-90c20-22 48-33 83-33 31 0 56 10 74 30 19 20 28 47 28 82zM177 101c-1-21-7-38-18-50-11-13-26-19-45-19-21 0-38 6-51 18-12 12-20 29-22 51z">
          <text:p/>
        </draw:path>
        <draw:path draw:style-name="gr7" draw:text-style-name="P7" draw:layer="layout" svg:width="0.207cm" svg:height="0.327cm" svg:x="34.406cm" svg:y="1.498cm" svg:viewBox="0 0 208 328" svg:d="M169 125v-125h39v323h-39v-36c-8 15-18 25-30 32-12 6-27 9-44 9-28 0-51-11-69-34-18-22-26-51-26-88 0-36 8-65 26-88 18-22 41-33 69-33 17 0 32 3 44 10s22 17 30 30zM39 206c0 28 5 50 17 66s28 24 48 24c21 0 36-8 48-24s17-38 17-66-5-49-17-65-27-24-48-24c-20 0-36 8-48 24s-17 37-17 65z">
          <text:p/>
        </draw:path>
        <draw:path draw:style-name="gr7" draw:text-style-name="P7" draw:layer="layout" svg:width="0.249cm" svg:height="0.319cm" svg:x="34.809cm" svg:y="1.506cm" svg:viewBox="0 0 250 320" svg:d="M250 29v44c-14-13-29-22-45-29s-33-10-50-10c-36 0-63 11-82 33-18 21-28 52-28 93 0 40 10 72 28 94 19 22 46 32 82 32 17 0 34-2 50-9s31-16 45-30v44c-14 10-30 17-46 22s-34 7-52 7c-46 0-83-14-110-42-28-28-42-68-42-118s14-89 42-118c27-28 64-42 110-42 19 0 36 2 52 7s32 12 46 22z">
          <text:p/>
        </draw:path>
        <draw:polygon draw:style-name="gr7" draw:text-style-name="P7" draw:layer="layout" svg:width="0.038cm" svg:height="0.322cm" svg:x="35.121cm" svg:y="1.498cm" svg:viewBox="0 0 39 323" draw:points="0,323 39,323 39,0 0,0">
          <text:p/>
        </draw:polygon>
        <draw:path draw:style-name="gr7" draw:text-style-name="P7" draw:layer="layout" svg:width="0.196cm" svg:height="0.242cm" svg:x="35.224cm" svg:y="1.583cm" svg:viewBox="0 0 197 243" svg:d="M120 120c-31 0-52 4-64 11s-18 19-18 36c0 14 5 25 14 32 8 8 21 12 36 12 21 0 38-7 51-22 12-15 19-35 19-60v-9zM197 105v133h-39v-36c-9 14-20 24-33 32-12 6-29 9-47 9-24 0-43-6-57-20-14-13-21-31-21-53 0-26 9-46 27-59 17-13 43-20 77-20h54v-4c0-17-6-31-18-41-11-9-27-14-48-14-13 0-26 2-39 5-12 3-24 8-36 14v-35c14-5 27-9 40-12 14-3 26-4 39-4 33 0 58 9 76 26 16 17 25 44 25 79z">
          <text:p/>
        </draw:path>
        <draw:path draw:style-name="gr7" draw:text-style-name="P7" draw:layer="layout" svg:width="0.177cm" svg:height="0.242cm" svg:x="35.481cm" svg:y="1.583cm" svg:viewBox="0 0 178 243" svg:d="M166 12v36c-12-5-23-9-34-12-12-3-24-4-36-4-20 0-34 2-43 8-10 6-14 15-14 26 0 9 3 16 10 21s20 10 41 14l13 3c27 6 46 15 58 25 11 10 17 25 17 44 0 22-8 38-26 51-17 13-41 19-70 19-13 0-26-1-39-3-14-2-28-6-43-12v-39c14 8 28 13 42 17 13 3 27 5 40 5 18 0 32-3 42-9 9-6 14-15 14-26 0-10-4-18-10-24-7-5-22-11-46-16l-13-3c-24-5-41-13-51-23-11-10-16-24-16-42 0-22 8-39 23-50 15-12 37-18 66-18 14 0 27 1 40 3 12 2 23 5 35 9z">
          <text:p/>
        </draw:path>
        <draw:path draw:style-name="gr7" draw:text-style-name="P7" draw:layer="layout" svg:width="0.177cm" svg:height="0.242cm" svg:x="35.702cm" svg:y="1.583cm" svg:viewBox="0 0 178 243" svg:d="M166 12v36c-11-5-22-9-34-12s-25-4-37-4c-19 0-33 2-43 8-9 6-14 15-14 26 0 9 4 16 11 21 6 5 20 10 40 14l13 3c28 6 47 15 59 25 11 10 17 25 17 44 0 22-9 38-26 51s-41 19-71 19c-13 0-25-1-39-3-13-2-27-6-42-12v-39c14 8 28 13 41 17 14 3 27 5 41 5 18 0 32-3 42-9s15-15 15-26c0-10-4-18-11-24-7-5-23-11-46-16l-14-3c-23-5-41-13-51-23s-15-24-15-42c0-22 7-39 22-50 16-12 38-18 66-18 14 0 29 1 41 3 13 2 24 5 35 9z">
          <text:p/>
        </draw:path>
        <draw:path draw:style-name="gr7" draw:text-style-name="P7" draw:layer="layout" svg:width="0.204cm" svg:height="0.319cm" svg:x="36.066cm" svg:y="1.506cm" svg:viewBox="0 0 205 320" svg:d="M140 147c20 5 37 14 48 27 11 14 17 31 17 50 0 32-11 55-32 72-22 16-52 24-90 24-13 0-27-1-40-3-14-3-28-6-43-11v-41c12 7 24 12 38 16 14 3 28 5 44 5 26 0 46-5 59-16 14-10 21-26 21-46 0-18-6-32-19-42s-30-16-53-16h-36v-34h37c21 0 36-4 47-12 11-9 17-20 17-36s-6-28-17-36c-12-9-28-13-48-13-12 0-24 1-37 4-13 2-28 6-43 11v-37c15-4 30-8 44-10s27-3 39-3c32 0 57 7 75 21 20 15 29 34 29 59 0 17-5 31-14 43-10 12-25 20-43 24z">
          <text:p/>
        </draw:path>
        <draw:polygon draw:style-name="gr1" draw:text-style-name="P1" draw:layer="layout" svg:width="11.982cm" svg:height="12.182cm" svg:x="43.393cm" svg:y="2.786cm" svg:viewBox="0 0 11983 12183" draw:points="0,12183 11983,12183 11983,0 0,0">
          <text:p/>
        </draw:polygon>
        <draw:path draw:style-name="gr2" draw:text-style-name="P2" draw:layer="layout" svg:width="0.558cm" svg:height="0.557cm" svg:x="51.371cm" svg:y="13.031cm" svg:viewBox="0 0 559 558" svg:d="M280 558c74 0 145-29 197-81 53-53 82-124 82-198s-29-144-82-197c-52-53-123-82-197-82s-146 29-198 82-82 123-82 197 30 145 82 198c52 52 124 81 198 81z">
          <text:p/>
        </draw:path>
        <draw:path draw:style-name="gr2" draw:text-style-name="P2" draw:layer="layout" svg:width="0.558cm" svg:height="0.557cm" svg:x="48.835cm" svg:y="4.483cm" svg:viewBox="0 0 559 558" svg:d="M279 558c74 0 145-29 199-81 52-53 81-124 81-198 0-75-29-145-81-198-54-52-125-81-199-81s-145 29-197 81c-52 53-82 123-82 198 0 74 30 145 82 198 52 52 123 81 197 81z">
          <text:p/>
        </draw:path>
        <draw:path draw:style-name="gr2" draw:text-style-name="P2" draw:layer="layout" svg:width="0.558cm" svg:height="0.557cm" svg:x="50.761cm" svg:y="7.758cm" svg:viewBox="0 0 559 558" svg:d="M280 558c74 0 145-29 197-81 53-53 82-124 82-198s-29-145-82-198c-52-52-123-81-197-81s-146 29-198 81c-52 53-82 124-82 198s30 145 82 198c52 52 124 81 198 81z">
          <text:p/>
        </draw:path>
        <draw:path draw:style-name="gr2" draw:text-style-name="P2" draw:layer="layout" svg:width="0.558cm" svg:height="0.558cm" svg:x="48.074cm" svg:y="11.313cm" svg:viewBox="0 0 559 559" svg:d="M280 559c74 0 145-30 197-82s82-123 82-197-30-145-82-199c-52-52-123-81-197-81s-145 29-199 81c-52 54-81 125-81 199s29 145 81 197c54 52 125 82 199 82z">
          <text:p/>
        </draw:path>
        <draw:path draw:style-name="gr2" draw:text-style-name="P2" draw:layer="layout" svg:width="0.557cm" svg:height="0.558cm" svg:x="44.113cm" svg:y="8.449cm" svg:viewBox="0 0 558 559" svg:d="M279 559c74 0 145-29 198-82 52-52 81-123 81-197s-29-146-81-198c-53-52-124-82-198-82s-145 30-198 82c-52 52-81 124-81 198s29 145 81 197c53 53 124 82 198 82z">
          <text:p/>
        </draw:path>
        <draw:path draw:style-name="gr2" draw:text-style-name="P2" draw:layer="layout" svg:width="0.557cm" svg:height="0.557cm" svg:x="53.145cm" svg:y="6.522cm" svg:viewBox="0 0 558 558" svg:d="M280 558c74 0 144-29 197-81 52-54 81-125 81-199 0-73-29-144-81-197-53-52-123-81-197-81s-145 29-198 81c-53 53-82 124-82 197 0 74 29 145 82 199 53 52 124 81 198 81z">
          <text:p/>
        </draw:path>
        <draw:path draw:style-name="gr2" draw:text-style-name="P2" draw:layer="layout" svg:width="0.558cm" svg:height="0.558cm" svg:x="47.614cm" svg:y="7.53cm" svg:viewBox="0 0 559 559" svg:d="M280 559c74 0 145-30 197-83 53-52 82-123 82-197s-29-145-82-197c-52-52-123-82-197-82s-145 30-197 82-83 123-83 197 31 145 83 197c52 53 123 83 197 83z">
          <text:p/>
        </draw:path>
        <draw:path draw:style-name="gr2" draw:text-style-name="P2" draw:layer="layout" svg:width="0.558cm" svg:height="0.558cm" svg:x="45.445cm" svg:y="11.321cm" svg:viewBox="0 0 559 559" svg:d="M279 559c74 0 145-30 197-82 53-52 83-123 83-197s-30-145-83-198c-52-53-123-82-197-82s-145 29-197 82c-53 53-82 124-82 198s29 145 82 197c52 52 123 82 197 82z">
          <text:p/>
        </draw:path>
        <draw:path draw:style-name="gr2" draw:text-style-name="P2" draw:layer="layout" svg:width="0.558cm" svg:height="0.558cm" svg:x="51.984cm" svg:y="6.706cm" svg:viewBox="0 0 559 559" svg:d="M280 559c74 0 145-30 197-82 53-52 82-123 82-197 0-75-29-146-82-198-52-53-123-82-197-82s-145 29-198 82c-53 52-82 123-82 198 0 74 29 145 82 197s124 82 198 82z">
          <text:p/>
        </draw:path>
        <draw:path draw:style-name="gr2" draw:text-style-name="P2" draw:layer="layout" svg:width="0.558cm" svg:height="0.558cm" svg:x="48.424cm" svg:y="12.189cm" svg:viewBox="0 0 559 559" svg:d="M279 559c75 0 146-30 199-82 52-52 81-123 81-198 0-74-29-145-81-197-53-53-124-82-199-82-74 0-145 29-197 82-52 52-82 123-82 197 0 75 30 146 82 198s123 82 197 82z">
          <text:p/>
        </draw:path>
        <draw:path draw:style-name="gr2" draw:text-style-name="P2" draw:layer="layout" svg:width="0.558cm" svg:height="0.558cm" svg:x="47.826cm" svg:y="3.522cm" svg:viewBox="0 0 559 559" svg:d="M279 559c74 0 146-30 198-82 53-52 82-123 82-197s-29-145-82-198c-52-53-124-82-198-82s-145 29-197 82-82 124-82 198 30 145 82 197 123 82 197 82z">
          <text:p/>
        </draw:path>
        <draw:path draw:style-name="gr2" draw:text-style-name="P2" draw:layer="layout" svg:width="0.558cm" svg:height="0.558cm" svg:x="50.066cm" svg:y="11.151cm" svg:viewBox="0 0 559 559" svg:d="M279 559c75 0 146-29 198-82 52-52 82-123 82-197 0-75-30-146-82-198s-123-82-198-82c-74 0-145 30-197 82-53 52-82 123-82 198 0 74 29 145 82 197 52 53 123 82 197 82z">
          <text:p/>
        </draw:path>
        <draw:path draw:style-name="gr2" draw:text-style-name="P2" draw:layer="layout" svg:width="0.558cm" svg:height="0.557cm" svg:x="47.408cm" svg:y="6.692cm" svg:viewBox="0 0 559 558" svg:d="M280 558c74 0 145-29 197-81 53-52 82-123 82-197 0-75-29-146-82-199-52-52-123-81-197-81-75 0-146 29-198 81-52 53-82 124-82 199 0 74 30 145 82 197s123 81 198 81z">
          <text:p/>
        </draw:path>
        <draw:polygon draw:style-name="gr2" draw:text-style-name="P2" draw:layer="layout" svg:width="0.558cm" svg:height="0.558cm" svg:x="46.953cm" svg:y="13.674cm" svg:viewBox="0 0 559 559" draw:points="280,0 0,559 559,559">
          <text:p/>
        </draw:polygon>
        <draw:polygon draw:style-name="gr2" draw:text-style-name="P2" draw:layer="layout" svg:width="0.558cm" svg:height="0.558cm" svg:x="44.128cm" svg:y="9.025cm" svg:viewBox="0 0 559 559" draw:points="280,0 0,559 559,559">
          <text:p/>
        </draw:polygon>
        <draw:polygon draw:style-name="gr2" draw:text-style-name="P2" draw:layer="layout" svg:width="0.558cm" svg:height="0.558cm" svg:x="45.7cm" svg:y="6.031cm" svg:viewBox="0 0 559 559" draw:points="280,0 0,559 559,559">
          <text:p/>
        </draw:polygon>
        <draw:polygon draw:style-name="gr2" draw:text-style-name="P2" draw:layer="layout" svg:width="0.558cm" svg:height="0.558cm" svg:x="45.525cm" svg:y="8.474cm" svg:viewBox="0 0 559 559" draw:points="279,0 0,559 559,559">
          <text:p/>
        </draw:polygon>
        <draw:polygon draw:style-name="gr2" draw:text-style-name="P2" draw:layer="layout" svg:width="0.558cm" svg:height="0.558cm" svg:x="50.446cm" svg:y="11.756cm" svg:viewBox="0 0 559 559" draw:points="279,0 0,559 559,559">
          <text:p/>
        </draw:polygon>
        <draw:polygon draw:style-name="gr2" draw:text-style-name="P2" draw:layer="layout" svg:width="0.558cm" svg:height="0.558cm" svg:x="52.696cm" svg:y="6.275cm" svg:viewBox="0 0 559 559" draw:points="279,0 0,559 559,559">
          <text:p/>
        </draw:polygon>
        <draw:polygon draw:style-name="gr2" draw:text-style-name="P2" draw:layer="layout" svg:width="0.558cm" svg:height="0.558cm" svg:x="46.697cm" svg:y="6.991cm" svg:viewBox="0 0 559 559" draw:points="279,0 0,559 559,559">
          <text:p/>
        </draw:polygon>
        <draw:polygon draw:style-name="gr2" draw:text-style-name="P2" draw:layer="layout" svg:width="0.558cm" svg:height="0.558cm" svg:x="54.098cm" svg:y="7.948cm" svg:viewBox="0 0 559 559" draw:points="280,0 0,559 559,559">
          <text:p/>
        </draw:polygon>
        <draw:polygon draw:style-name="gr14" draw:text-style-name="P2" draw:layer="layout" svg:width="0.558cm" svg:height="0.557cm" svg:x="51.326cm" svg:y="6.528cm" svg:viewBox="0 0 559 558" draw:points="280,0 0,558 559,558">
          <text:p/>
        </draw:polygon>
        <draw:polygon draw:style-name="gr15" draw:text-style-name="P9" draw:layer="layout" svg:width="0.558cm" svg:height="0.557cm" svg:x="51.326cm" svg:y="6.528cm" svg:viewBox="0 0 559 558" draw:points="280,0 0,558 559,558">
          <text:p/>
        </draw:polygon>
        <draw:polygon draw:style-name="gr2" draw:text-style-name="P2" draw:layer="layout" svg:width="0.558cm" svg:height="0.558cm" svg:x="46.57cm" svg:y="10.162cm" svg:viewBox="0 0 559 559" draw:points="279,0 0,559 559,559">
          <text:p/>
        </draw:polygon>
        <draw:polygon draw:style-name="gr2" draw:text-style-name="P2" draw:layer="layout" svg:width="0.558cm" svg:height="0.558cm" svg:x="51.824cm" svg:y="12.542cm" svg:viewBox="0 0 559 559" draw:points="280,0 0,559 559,559">
          <text:p/>
        </draw:polygon>
        <draw:polygon draw:style-name="gr2" draw:text-style-name="P2" draw:layer="layout" svg:width="0.558cm" svg:height="0.557cm" svg:x="49.834cm" svg:y="7.146cm" svg:viewBox="0 0 559 558" draw:points="280,0 0,558 559,558">
          <text:p/>
        </draw:polygon>
        <draw:polygon draw:style-name="gr2" draw:text-style-name="P2" draw:layer="layout" svg:width="0.558cm" svg:height="0.558cm" svg:x="51.113cm" svg:y="7.491cm" svg:viewBox="0 0 559 559" draw:points="279,0 0,559 559,559">
          <text:p/>
        </draw:polygon>
        <draw:polygon draw:style-name="gr5" draw:text-style-name="P5" draw:layer="layout" svg:width="9.986cm" svg:height="10.152cm" svg:x="44.391cm" svg:y="3.801cm" svg:viewBox="0 0 9987 10153" draw:points="0,4928 16,5504 1334,7800 2842,10153 7260,9509 7713,9021 9987,4427 9034,3000 3715,0 1589,2510">
          <text:p/>
        </draw:polygon>
        <draw:path draw:style-name="gr7" draw:text-style-name="P7" draw:layer="layout" svg:width="0.303cm" svg:height="0.36cm" svg:x="48.697cm" svg:y="15.248cm" svg:viewBox="0 0 304 361" svg:d="M49 40v281h60c49 0 86-11 109-34s35-58 35-107c0-48-12-83-35-106s-60-34-109-34zM0 0h102c69 0 121 15 153 43 33 30 49 76 49 137 0 63-17 108-49 137-33 29-84 44-153 44h-102z">
          <text:p/>
        </draw:path>
        <draw:path draw:style-name="gr7" draw:text-style-name="P7" draw:layer="layout" svg:width="0.044cm" svg:height="0.376cm" svg:x="49.076cm" svg:y="15.232cm" svg:viewBox="0 0 45 377" svg:d="M0 106h45v271h-45zM0 0h45v57h-45z">
          <text:p/>
        </draw:path>
        <draw:path draw:style-name="gr7" draw:text-style-name="P7" draw:layer="layout" svg:width="0.394cm" svg:height="0.277cm" svg:x="49.212cm" svg:y="15.331cm" svg:viewBox="0 0 395 278" svg:d="M211 58c11-19 26-34 41-43 15-10 33-15 55-15 27 0 49 10 64 30 16 20 24 48 24 84v164h-45v-163c0-25-5-45-14-58-9-12-23-18-42-18-23 0-41 8-54 23-15 15-21 36-21 62v154h-45v-163c0-25-5-45-13-58-10-12-24-18-43-18-23 0-41 8-54 23-14 15-20 36-20 62v154h-44v-271h44v42c10-17 22-29 37-37 13-8 30-12 50-12s36 5 50 15 23 25 30 43z">
          <text:p/>
        </draw:path>
        <draw:polygon draw:style-name="gr7" draw:text-style-name="P7" draw:layer="layout" svg:width="0.214cm" svg:height="0.36cm" svg:x="49.859cm" svg:y="15.248cm" svg:viewBox="0 0 215 361" draw:points="7,320 86,320 86,44 0,62 0,17 86,0 136,0 136,320 215,320 215,361 7,361">
          <text:p/>
        </draw:polygon>
        <draw:path draw:style-name="gr7" draw:text-style-name="P7" draw:layer="layout" svg:width="0.36cm" svg:height="0.302cm" svg:x="42.666cm" svg:y="9.261cm" svg:viewBox="0 0 361 303" svg:d="M40 255h280v-60c0-50-11-86-34-109-22-23-58-35-106-35-49 0-84 12-107 35-22 23-33 59-33 109zM0 303v-101c0-69 15-121 43-153 29-33 75-49 137-49s107 16 136 49c30 33 45 84 45 153v101z">
          <text:p/>
        </draw:path>
        <draw:path draw:style-name="gr7" draw:text-style-name="P7" draw:layer="layout" svg:width="0.376cm" svg:height="0.044cm" svg:x="42.65cm" svg:y="9.141cm" svg:viewBox="0 0 377 45" svg:d="M106 45v-45h271v45zM0 45v-45h57v45z">
          <text:p/>
        </draw:path>
        <draw:path draw:style-name="gr7" draw:text-style-name="P7" draw:layer="layout" svg:width="0.277cm" svg:height="0.394cm" svg:x="42.749cm" svg:y="8.655cm" svg:viewBox="0 0 278 395" svg:d="M59 182c-20-10-35-24-44-39-10-15-15-34-15-55 0-28 10-49 30-65 20-15 48-23 84-23h164v45h-163c-25 0-45 5-57 13-13 10-19 24-19 42 0 24 8 42 23 55 15 14 36 20 62 20h154v45h-163c-25 0-45 5-57 14-13 10-19 24-19 43 0 22 8 41 23 54s36 20 62 20h154v44h-271v-44h42c-17-10-29-22-37-37-8-14-12-30-12-50s5-36 15-50c10-15 25-25 44-32z">
          <text:p/>
        </draw:path>
        <draw:path draw:style-name="gr7" draw:text-style-name="P7" draw:layer="layout" svg:width="0.367cm" svg:height="0.229cm" svg:x="42.659cm" svg:y="8.191cm" svg:viewBox="0 0 368 230" svg:d="M326 171v-171h42v230h-42c-19-18-45-43-77-75-32-33-53-53-62-62-18-16-33-26-45-32s-24-10-36-10c-19 0-35 7-46 21-12 13-19 30-19 52 0 16 3 33 8 49 6 17 14 35 24 55h-49c-8-20-14-38-18-55s-6-33-6-48c0-37 10-67 29-89 18-22 43-34 74-34 15 0 29 3 42 9 13 5 29 15 47 30 5 4 18 17 40 38 23 22 54 53 94 92z">
          <text:p/>
        </draw:path>
        <draw:path draw:style-name="gr9" draw:text-style-name="P7" draw:layer="layout" svg:width="1.21cm" svg:height="0.699cm" svg:x="48.147cm" svg:y="9.136cm" svg:viewBox="0 0 1211 700" svg:d="M134 0h124l190 588 114-588h91l-134 686h-125l-189-592-114 592h-91zM917 700c-60 0-109-19-144-56s-52-88-52-152c0-38 6-76 18-114 12-39 28-72 47-99 30-41 65-71 102-91 38-19 80-29 127-29 59 0 106 18 142 55 36 36 54 84 54 143 0 41-6 81-18 122-12 40-28 74-47 100-30 41-64 72-101 91-37 20-80 30-128 30zM809 489c0 46 10 81 30 104 19 23 49 35 88 35 57 0 104-25 141-74 37-50 55-112 55-188 0-44-10-78-29-101-20-23-49-35-88-35-32 0-60 8-85 23s-47 38-66 68c-15 23-26 49-34 78-9 29-12 59-12 90z">
          <text:p/>
        </draw:path>
        <draw:line draw:style-name="gr10" draw:text-style-name="P9" draw:layer="layout" svg:x1="43.393cm" svg:y1="14.968cm" svg:x2="43.393cm" svg:y2="2.786cm">
          <text:p/>
        </draw:line>
        <draw:line draw:style-name="gr10" draw:text-style-name="P9" draw:layer="layout" svg:x1="55.375cm" svg:y1="14.968cm" svg:x2="55.375cm" svg:y2="2.786cm">
          <text:p/>
        </draw:line>
        <draw:line draw:style-name="gr10" draw:text-style-name="P9" draw:layer="layout" svg:x1="43.393cm" svg:y1="14.968cm" svg:x2="55.375cm" svg:y2="14.968cm">
          <text:p/>
        </draw:line>
        <draw:line draw:style-name="gr10" draw:text-style-name="P9" draw:layer="layout" svg:x1="43.393cm" svg:y1="2.786cm" svg:x2="55.375cm" svg:y2="2.786cm">
          <text:p/>
        </draw:line>
        <draw:path draw:style-name="gr7" draw:text-style-name="P7" draw:layer="layout" svg:width="0.199cm" svg:height="0.308cm" svg:x="48.129cm" svg:y="2.266cm" svg:viewBox="0 0 200 309" svg:d="M42 34v117h52c20 0 34-5 46-15 11-10 16-25 16-43 0-19-5-33-16-43-12-11-26-16-46-16zM0 0h94c34 0 62 8 79 23 18 16 27 40 27 70s-9 54-27 69c-17 15-45 23-79 23h-52v124h-42z">
          <text:p/>
        </draw:path>
        <draw:path draw:style-name="gr7" draw:text-style-name="P7" draw:layer="layout" svg:width="0.135cm" svg:height="0.237cm" svg:x="48.374cm" svg:y="2.337cm" svg:viewBox="0 0 136 238" svg:d="M136 41c-4-2-9-4-14-5s-10-2-16-2c-22 0-38 7-50 21-11 14-17 34-17 60v123h-39v-232h39v36c8-14 18-25 31-32s28-10 47-10c2 0 5 0 9 0 3 1 6 1 10 2z">
          <text:p/>
        </draw:path>
        <draw:path draw:style-name="gr7" draw:text-style-name="P7" draw:layer="layout" svg:width="0.214cm" svg:height="0.243cm" svg:x="48.524cm" svg:y="2.337cm" svg:viewBox="0 0 215 244" svg:d="M215 112v18h-175c1 27 9 47 23 61s34 21 59 21c15 0 29-2 44-5 13-5 27-10 41-18v37c-14 6-28 11-42 13-16 3-31 5-45 5-37 0-66-11-88-32-22-22-32-51-32-88 0-38 10-68 30-90 21-22 49-34 83-34 32 0 57 10 75 30s27 48 27 82zM177 101c0-21-6-37-18-50-11-12-27-19-45-19-21 0-38 7-51 18-13 12-20 29-22 51z">
          <text:p/>
        </draw:path>
        <draw:path draw:style-name="gr7" draw:text-style-name="P7" draw:layer="layout" svg:width="0.207cm" svg:height="0.328cm" svg:x="48.784cm" svg:y="2.252cm" svg:viewBox="0 0 208 329" svg:d="M169 126v-126h39v323h-39v-35c-8 14-18 25-30 31-13 6-27 10-44 10-28 0-51-11-69-33-17-22-26-52-26-88 0-38 9-67 26-89 18-22 41-34 69-34 17 0 31 3 44 10 12 7 22 17 30 31zM40 208c0 28 5 50 16 66 12 16 28 23 48 23s36-7 48-23c11-16 17-38 17-66 0-29-6-51-17-67-12-16-28-24-48-24s-36 8-48 24c-11 16-16 38-16 67z">
          <text:p/>
        </draw:path>
        <draw:path draw:style-name="gr7" draw:text-style-name="P7" draw:layer="layout" svg:width="0.249cm" svg:height="0.32cm" svg:x="49.188cm" svg:y="2.26cm" svg:viewBox="0 0 250 321" svg:d="M250 29v44c-14-12-29-22-45-29-16-6-33-10-51-10-35 0-62 11-81 33s-28 52-28 94c0 41 9 72 28 94 19 21 46 32 81 32 18 0 35-3 51-10 16-6 31-16 45-29v43c-15 11-31 18-47 22-16 5-33 8-51 8-47 0-84-14-111-43-28-28-41-67-41-117s13-89 41-118c27-29 64-43 111-43 18 0 36 3 52 7 16 5 32 12 46 22z">
          <text:p/>
        </draw:path>
        <draw:polygon draw:style-name="gr7" draw:text-style-name="P7" draw:layer="layout" svg:width="0.038cm" svg:height="0.322cm" svg:x="49.5cm" svg:y="2.252cm" svg:viewBox="0 0 39 323" draw:points="0,323 39,323 39,0 0,0">
          <text:p/>
        </draw:polygon>
        <draw:path draw:style-name="gr7" draw:text-style-name="P7" draw:layer="layout" svg:width="0.195cm" svg:height="0.243cm" svg:x="49.603cm" svg:y="2.337cm" svg:viewBox="0 0 196 244" svg:d="M121 121c-31 0-52 4-64 10-12 8-18 19-18 36 0 14 4 25 13 32 9 10 21 13 37 13 21 0 38-7 50-23 13-15 19-35 19-60v-8zM196 105v133h-38v-36c-8 15-20 26-32 32-13 6-29 10-48 10-23 0-42-7-57-20-14-13-21-32-21-54 0-26 8-45 27-59 18-13 43-20 78-20h53v-4c0-17-6-31-17-40-11-10-27-15-48-15-14 0-26 2-39 5-13 4-25 8-37 14v-35c14-5 28-9 41-12 13-2 26-4 39-4 33 0 58 9 75 26 16 18 24 44 24 79z">
          <text:p/>
        </draw:path>
        <draw:path draw:style-name="gr7" draw:text-style-name="P7" draw:layer="layout" svg:width="0.177cm" svg:height="0.243cm" svg:x="49.86cm" svg:y="2.337cm" svg:viewBox="0 0 178 244" svg:d="M166 12v36c-11-5-22-9-34-12-12-2-24-4-36-4-19 0-33 3-43 9-9 6-14 14-14 26 0 8 4 15 11 20 6 5 20 10 40 15l13 3c27 6 46 14 58 24 11 11 17 26 17 44 0 22-9 40-26 52-17 13-40 19-70 19-13 0-25-2-39-4s-28-5-43-10v-41c14 8 28 13 42 18 14 4 27 5 41 5 18 0 32-3 41-10 10-6 15-14 15-26 0-10-4-18-11-24-6-5-22-11-45-16l-14-3c-23-5-42-12-52-22-10-11-15-25-15-43 0-21 7-38 22-50 17-12 39-18 67-18 14 0 28 1 40 3 13 3 24 6 35 9z">
          <text:p/>
        </draw:path>
        <draw:path draw:style-name="gr7" draw:text-style-name="P7" draw:layer="layout" svg:width="0.177cm" svg:height="0.243cm" svg:x="50.08cm" svg:y="2.337cm" svg:viewBox="0 0 178 244" svg:d="M165 12v36c-11-5-22-9-33-12-12-2-24-4-36-4-19 0-34 3-43 9s-14 14-14 26c0 8 3 15 10 20s20 10 41 15l13 3c27 6 46 14 57 24 12 11 18 26 18 44 0 22-8 40-26 52-17 13-41 19-70 19-13 0-26-2-39-4-14-2-28-5-43-10v-41c14 8 28 13 42 18 13 4 27 5 41 5 17 0 31-3 41-10 9-6 14-14 14-26 0-10-3-18-10-24-7-5-22-11-46-16l-13-3c-24-5-41-12-51-22-11-11-16-25-16-43 0-21 8-38 23-50s37-18 66-18c14 0 27 1 40 3 12 3 24 6 34 9z">
          <text:p/>
        </draw:path>
        <draw:path draw:style-name="gr7" draw:text-style-name="P7" draw:layer="layout" svg:width="0.225cm" svg:height="0.308cm" svg:x="50.433cm" svg:y="2.266cm" svg:viewBox="0 0 226 309" svg:d="M141 36l-107 166h107zM130 0h52v202h44v34h-44v73h-41v-73h-141v-40z">
          <text:p/>
        </draw:path>
        <draw:path draw:style-name="gr7" draw:text-style-name="P7" draw:layer="layout" svg:width="0.338cm" svg:height="0.237cm" svg:x="24.864cm" svg:y="0.338cm" svg:viewBox="0 0 339 238" svg:d="M181 51c10-17 21-29 34-38 13-8 30-13 48-13 24 0 43 9 56 27 13 17 20 41 20 72v139h-38v-138c0-22-5-39-12-50-8-10-20-16-36-16-21 0-37 7-48 20-12 13-17 31-17 54v130h-38v-138c0-22-5-39-12-50-8-10-20-16-37-16-19 0-35 7-46 20-12 13-17 31-17 54v130h-38v-232h38v37c8-14 19-26 31-32 12-7 27-11 43-11 17 0 31 5 43 13 12 10 21 22 26 38z">
          <text:p/>
        </draw:path>
        <draw:path draw:style-name="gr7" draw:text-style-name="P7" draw:layer="layout" svg:width="0.215cm" svg:height="0.243cm" svg:x="25.261cm" svg:y="0.338cm" svg:viewBox="0 0 216 244" svg:d="M216 113v19h-176c1 26 9 46 23 60 14 13 34 20 60 20 15 0 29-2 43-5 13-3 27-9 41-16v36c-14 5-28 10-42 13-15 2-29 4-44 4-38 0-67-11-89-32-21-21-32-50-32-87 0-38 10-68 30-90 21-23 49-35 84-35 32 0 56 11 74 31 18 21 28 48 28 82zM177 102c0-21-6-37-17-50-11-12-27-18-45-18-22 0-39 6-52 18s-20 29-22 50z">
          <text:p/>
        </draw:path>
        <draw:path draw:style-name="gr7" draw:text-style-name="P7" draw:layer="layout" svg:width="0.145cm" svg:height="0.297cm" svg:x="25.509cm" svg:y="0.278cm" svg:viewBox="0 0 146 298" svg:d="M67 0v66h79v29h-79v127c0 19 3 32 8 37s16 8 32 8h39v31h-39c-30 0-50-5-62-16-11-11-17-31-17-60v-127h-28v-29h28v-66z">
          <text:p/>
        </draw:path>
        <draw:path draw:style-name="gr7" draw:text-style-name="P7" draw:layer="layout" svg:width="0.194cm" svg:height="0.321cm" svg:x="25.702cm" svg:y="0.254cm" svg:viewBox="0 0 195 322" svg:d="M195 182v140h-38v-139c0-22-4-38-13-49-8-11-21-17-38-17-21 0-37 7-50 20-12 13-17 31-17 54v131h-39v-322h39v126c8-14 19-24 33-31 12-7 26-11 43-11 26 0 46 9 60 25 13 17 20 41 20 73z">
          <text:p/>
        </draw:path>
        <draw:path draw:style-name="gr7" draw:text-style-name="P7" draw:layer="layout" svg:width="0.212cm" svg:height="0.243cm" svg:x="25.956cm" svg:y="0.338cm" svg:viewBox="0 0 213 244" svg:d="M107 34c-20 0-37 8-48 24-12 16-18 37-18 65s5 49 17 65c12 17 28 24 49 24 20 0 36-7 48-24 12-16 18-37 18-65 0-27-6-49-18-65s-28-24-48-24zM107 0c33 0 59 11 78 34 18 21 28 51 28 89s-10 68-28 89c-19 21-45 32-78 32-34 0-60-11-78-32-20-21-29-51-29-89s9-68 29-89c18-23 44-34 78-34z">
          <text:p/>
        </draw:path>
        <draw:path draw:style-name="gr7" draw:text-style-name="P7" draw:layer="layout" svg:width="0.207cm" svg:height="0.327cm" svg:x="26.215cm" svg:y="0.254cm" svg:viewBox="0 0 208 328" svg:d="M169 125v-125h39v322h-39v-34c-8 14-19 24-31 30-12 7-27 10-43 10-28 0-51-11-69-33s-26-52-26-89 8-66 26-88 41-34 69-34c16 0 31 4 43 11 12 6 23 16 31 30zM39 206c0 28 6 51 17 67s27 24 47 24c21 0 36-8 48-24s18-39 18-67-6-50-18-66-27-24-48-24c-20 0-36 8-47 24s-17 38-17 66z">
          <text:p/>
        </draw:path>
        <draw:path draw:style-name="gr7" draw:text-style-name="P7" draw:layer="layout" svg:width="0.265cm" svg:height="0.12cm" svg:x="26.64cm" svg:y="0.383cm" svg:viewBox="0 0 266 121" svg:d="M0 0h266v36h-266zM0 85h266v36h-266z">
          <text:p/>
        </draw:path>
        <draw:path draw:style-name="gr7" draw:text-style-name="P7" draw:layer="layout" svg:width="0.194cm" svg:height="0.243cm" svg:x="27.12cm" svg:y="0.338cm" svg:viewBox="0 0 195 244" svg:d="M0 147v-141h38v140c0 22 5 38 13 49s21 16 39 16c20 0 36-6 48-19s18-31 18-54v-132h39v232h-39v-35c-9 14-20 24-32 31s-26 10-43 10c-26 0-46-8-60-25-14-16-21-40-21-72zM96 0z">
          <text:p/>
        </draw:path>
        <draw:path draw:style-name="gr7" draw:text-style-name="P7" draw:layer="layout" svg:width="0.338cm" svg:height="0.237cm" svg:x="27.391cm" svg:y="0.338cm" svg:viewBox="0 0 339 238" svg:d="M183 51c9-17 21-29 34-38 13-8 28-13 47-13 23 0 42 9 55 27 13 17 20 41 20 72v139h-38v-138c0-22-4-39-12-50-8-10-20-16-36-16-20 0-36 7-47 20s-17 31-17 54v130h-38v-138c0-22-4-39-12-50-8-10-20-16-36-16-20 0-36 7-48 20-11 13-17 31-17 54v130h-38v-232h38v37c9-14 19-26 32-32 12-7 27-11 44-11s31 5 43 13c11 10 20 22 26 38z">
          <text:p/>
        </draw:path>
        <draw:path draw:style-name="gr7" draw:text-style-name="P7" draw:layer="layout" svg:width="0.196cm" svg:height="0.243cm" svg:x="27.79cm" svg:y="0.338cm" svg:viewBox="0 0 197 244" svg:d="M120 122c-31 0-52 4-64 11s-18 19-18 36c0 13 5 24 14 32 8 8 21 12 36 12 21 0 38-8 51-23 12-15 19-35 19-60v-8zM197 106v132h-39v-35c-9 15-20 25-33 31-12 7-29 10-47 10-24 0-43-6-57-20-14-13-21-30-21-53 0-26 9-45 27-59 17-13 43-20 77-20h54v-3c0-18-6-31-18-41-11-9-27-14-48-14-13 0-26 1-39 5-12 3-24 8-36 14v-37c14-5 27-9 41-11 13-3 25-5 38-5 33 0 58 9 75 28 16 17 26 43 26 78z">
          <text:p/>
        </draw:path>
        <draw:path draw:style-name="gr7" draw:text-style-name="P7" draw:layer="layout" svg:width="0.207cm" svg:height="0.325cm" svg:x="28.063cm" svg:y="0.338cm" svg:viewBox="0 0 208 326" svg:d="M38 204v122h-38v-320h38v35c8-14 18-24 30-30 12-7 27-11 44-11 28 0 51 12 69 34s27 51 27 88-9 67-27 89-41 33-69 33c-17 0-32-3-44-10-12-6-22-16-30-30zM168 122c0-28-6-50-18-66s-27-24-47-24-36 8-48 24c-11 16-17 38-17 66 0 29 6 51 17 67 12 16 28 24 48 24s35-8 47-24 18-38 18-67z">
          <text:p/>
        </draw:path>
        <draw:path draw:style-name="gr7" draw:text-style-name="P7" draw:layer="layout" svg:width="0.095cm" svg:height="0.377cm" svg:x="28.464cm" svg:y="0.254cm" svg:viewBox="0 0 96 378" svg:d="M96 0c-19 32-33 64-42 95-9 30-13 62-13 93 0 33 4 64 13 95 9 32 23 63 42 95h-34c-21-33-36-64-46-96-11-32-16-63-16-94 0-30 5-61 16-92 10-32 25-63 46-96z">
          <text:p/>
        </draw:path>
        <draw:polygon draw:style-name="gr7" draw:text-style-name="P7" draw:layer="layout" svg:width="0.183cm" svg:height="0.308cm" svg:x="28.64cm" svg:y="0.267cm" svg:viewBox="0 0 184 309" draw:points="5,274 74,274 74,38 0,53 0,15 73,0 115,0 115,274 184,274 184,309 5,309">
          <text:p/>
        </draw:polygon>
        <draw:path draw:style-name="gr7" draw:text-style-name="P7" draw:layer="layout" svg:width="0.095cm" svg:height="0.377cm" svg:x="28.896cm" svg:y="0.254cm" svg:viewBox="0 0 96 378" svg:d="M0 0h34c20 33 36 64 46 96 10 31 16 62 16 92 0 31-6 62-16 94s-26 63-46 96h-34c19-32 33-63 42-95 9-31 14-62 14-95 0-31-5-63-14-93-9-31-23-63-42-95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5.629cm" fo:page-height="16.7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1T21:18:23.595395860</dc:date>
    <meta:editing-duration>PT5H2M22S</meta:editing-duration>
    <meta:editing-cycles>79</meta:editing-cycles>
    <meta:generator>LibreOffice/7.4.2.3$MacOSX_X86_64 LibreOffice_project/382eef1f22670f7f4118c8c2dd222ec7ad009daf</meta:generator>
    <meta:document-statistic meta:object-count="579"/>
  </office:meta>
</office:document-meta>
</file>